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3807in"/>
    </style:style>
    <style:style style:name="co3" style:family="table-column">
      <style:table-column-properties fo:break-before="auto" style:column-width="0.622in"/>
    </style:style>
    <style:style style:name="co4" style:family="table-column">
      <style:table-column-properties fo:break-before="auto" style:column-width="2.0756in"/>
    </style:style>
    <style:style style:name="co5" style:family="table-column">
      <style:table-column-properties fo:break-before="auto" style:column-width="1.2563in"/>
    </style:style>
    <style:style style:name="co6" style:family="table-column">
      <style:table-column-properties fo:break-before="auto" style:column-width="1.9984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2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782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>
        <table:iteration table:status="enable"/>
      </table:calculation-settings>
      <table:table table:name="main" table:style-name="ta1" table:print="false">
        <table:table-column table:style-name="co1" table:number-columns-repeated="4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style-name="Default" office:value-type="string">
            <text:p>板块名称</text:p>
          </table:table-cell>
          <table:table-cell table:style-name="Default"/>
          <table:table-cell table:style-name="Default" office:value-type="string">
            <text:p>股票代码</text:p>
          </table:table-cell>
          <table:table-cell table:style-name="Default" office:value-type="string">
            <text:p>股票简称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002051</text:p>
          </table:table-cell>
          <table:table-cell table:style-name="Default" office:value-type="string">
            <text:p>中工国际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002060</text:p>
          </table:table-cell>
          <table:table-cell table:style-name="Default" office:value-type="string">
            <text:p>粤水电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002131</text:p>
          </table:table-cell>
          <table:table-cell table:style-name="Default" office:value-type="string">
            <text:p>利欧股份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002205</text:p>
          </table:table-cell>
          <table:table-cell table:style-name="Default" office:value-type="string">
            <text:p>国统股份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002457</text:p>
          </table:table-cell>
          <table:table-cell table:style-name="Default" office:value-type="string">
            <text:p>青龙管业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002532</text:p>
          </table:table-cell>
          <table:table-cell table:style-name="Default" office:value-type="string">
            <text:p>新界泵业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002586</text:p>
          </table:table-cell>
          <table:table-cell table:style-name="Default" office:value-type="string">
            <text:p>围海股份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002619</text:p>
          </table:table-cell>
          <table:table-cell table:style-name="Default" office:value-type="string">
            <text:p>巨龙管业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002671</text:p>
          </table:table-cell>
          <table:table-cell table:style-name="Default" office:value-type="string">
            <text:p>龙泉股份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300021</text:p>
          </table:table-cell>
          <table:table-cell table:style-name="Default" office:value-type="string">
            <text:p>大禹节水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300137</text:p>
          </table:table-cell>
          <table:table-cell table:style-name="Default" office:value-type="string">
            <text:p>先河环保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600068</text:p>
          </table:table-cell>
          <table:table-cell table:style-name="Default" office:value-type="string">
            <text:p>葛洲坝</text:p>
          </table:table-cell>
          <table:table-cell table:number-columns-repeated="5"/>
        </table:table-row>
        <table:table-row table:style-name="ro2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600075</text:p>
          </table:table-cell>
          <table:table-cell table:style-name="Default" office:value-type="string">
            <text:p>*ST新业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600116</text:p>
          </table:table-cell>
          <table:table-cell table:style-name="Default" office:value-type="string">
            <text:p>三峡水利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600131</text:p>
          </table:table-cell>
          <table:table-cell table:style-name="Default" office:value-type="string">
            <text:p>岷江水电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600283</text:p>
          </table:table-cell>
          <table:table-cell table:style-name="Default" office:value-type="string">
            <text:p>钱江水利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600502</text:p>
          </table:table-cell>
          <table:table-cell table:style-name="Default" office:value-type="string">
            <text:p>安徽水利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601669</text:p>
          </table:table-cell>
          <table:table-cell table:style-name="Default" office:value-type="string">
            <text:p>中国电建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600208/">600208</text:a></text:p>
          </table:table-cell>
          <table:table-cell office:value-type="string">
            <text:p><text:a xlink:href="http://stockpage.10jqka.com.cn/600208/">新湖中宝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000031/">000031</text:a></text:p>
          </table:table-cell>
          <table:table-cell office:value-type="string">
            <text:p><text:a xlink:href="http://stockpage.10jqka.com.cn/000031/">中粮地产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000996/">000996</text:a></text:p>
          </table:table-cell>
          <table:table-cell office:value-type="string">
            <text:p><text:a xlink:href="http://stockpage.10jqka.com.cn/000996/">中国中期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600747/">600747</text:a></text:p>
          </table:table-cell>
          <table:table-cell office:value-type="string">
            <text:p><text:a xlink:href="http://stockpage.10jqka.com.cn/600747/">大连控股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600030/">600030</text:a></text:p>
          </table:table-cell>
          <table:table-cell office:value-type="string">
            <text:p><text:a xlink:href="http://stockpage.10jqka.com.cn/600030/">中信证券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000712/">000712</text:a></text:p>
          </table:table-cell>
          <table:table-cell office:value-type="string">
            <text:p><text:a xlink:href="http://stockpage.10jqka.com.cn/000712/">锦龙股份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600638/">600638</text:a></text:p>
          </table:table-cell>
          <table:table-cell office:value-type="string">
            <text:p><text:a xlink:href="http://stockpage.10jqka.com.cn/600638/">新黄浦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000573/">000573</text:a></text:p>
          </table:table-cell>
          <table:table-cell office:value-type="string">
            <text:p><text:a xlink:href="http://stockpage.10jqka.com.cn/000573/">粤宏远A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600107/">600107</text:a></text:p>
          </table:table-cell>
          <table:table-cell office:value-type="string">
            <text:p><text:a xlink:href="http://stockpage.10jqka.com.cn/600107/">美尔雅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600128/">600128</text:a></text:p>
          </table:table-cell>
          <table:table-cell office:value-type="string">
            <text:p><text:a xlink:href="http://stockpage.10jqka.com.cn/600128/">弘业股份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002021/">002021</text:a></text:p>
          </table:table-cell>
          <table:table-cell office:value-type="string">
            <text:p><text:a xlink:href="http://stockpage.10jqka.com.cn/002021/">中捷资源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600288/">600288</text:a></text:p>
          </table:table-cell>
          <table:table-cell office:value-type="string">
            <text:p><text:a xlink:href="http://stockpage.10jqka.com.cn/600288/">大恒科技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600369/">600369</text:a></text:p>
          </table:table-cell>
          <table:table-cell office:value-type="string">
            <text:p><text:a xlink:href="http://stockpage.10jqka.com.cn/600369/">西南证券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000900/">000900</text:a></text:p>
          </table:table-cell>
          <table:table-cell office:value-type="string">
            <text:p><text:a xlink:href="http://stockpage.10jqka.com.cn/000900/">现代投资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600704/">600704</text:a></text:p>
          </table:table-cell>
          <table:table-cell office:value-type="string">
            <text:p><text:a xlink:href="http://stockpage.10jqka.com.cn/600704/">物产中大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000897/">000897</text:a></text:p>
          </table:table-cell>
          <table:table-cell office:value-type="string">
            <text:p><text:a xlink:href="http://stockpage.10jqka.com.cn/000897/">津滨发展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600755/">600755</text:a></text:p>
          </table:table-cell>
          <table:table-cell office:value-type="string">
            <text:p><text:a xlink:href="http://stockpage.10jqka.com.cn/600755/">厦门国贸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600339/">600339</text:a></text:p>
          </table:table-cell>
          <table:table-cell office:value-type="string">
            <text:p><text:a xlink:href="http://stockpage.10jqka.com.cn/600339/">天利高新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300358/">300358</text:a></text:p>
          </table:table-cell>
          <table:table-cell office:value-type="string">
            <text:p><text:a xlink:href="http://stockpage.10jqka.com.cn/300358/">楚天科技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0977/">000977</text:a></text:p>
          </table:table-cell>
          <table:table-cell office:value-type="string">
            <text:p><text:a xlink:href="http://stockpage.10jqka.com.cn/000977/">浪潮信息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300196/">300196</text:a></text:p>
          </table:table-cell>
          <table:table-cell office:value-type="string">
            <text:p><text:a xlink:href="http://stockpage.10jqka.com.cn/300196/">长海股份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300294/">300294</text:a></text:p>
          </table:table-cell>
          <table:table-cell office:value-type="string">
            <text:p><text:a xlink:href="http://stockpage.10jqka.com.cn/300294/">博雅生物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300295/">300295</text:a></text:p>
          </table:table-cell>
          <table:table-cell office:value-type="string">
            <text:p><text:a xlink:href="http://stockpage.10jqka.com.cn/300295/">三六五网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300304/">300304</text:a></text:p>
          </table:table-cell>
          <table:table-cell office:value-type="string">
            <text:p><text:a xlink:href="http://stockpage.10jqka.com.cn/300304/">云意电气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300336/">300336</text:a></text:p>
          </table:table-cell>
          <table:table-cell office:value-type="string">
            <text:p><text:a xlink:href="http://stockpage.10jqka.com.cn/300336/">新文化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300347/">300347</text:a></text:p>
          </table:table-cell>
          <table:table-cell office:value-type="string">
            <text:p><text:a xlink:href="http://stockpage.10jqka.com.cn/300347/">泰格医药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300349/">300349</text:a></text:p>
          </table:table-cell>
          <table:table-cell office:value-type="string">
            <text:p><text:a xlink:href="http://stockpage.10jqka.com.cn/300349/">金卡股份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300382/">300382</text:a></text:p>
          </table:table-cell>
          <table:table-cell office:value-type="string">
            <text:p><text:a xlink:href="http://stockpage.10jqka.com.cn/300382/">斯莱克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300383/">300383</text:a></text:p>
          </table:table-cell>
          <table:table-cell office:value-type="string">
            <text:p><text:a xlink:href="http://stockpage.10jqka.com.cn/300383/">光环新网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600436/">600436</text:a></text:p>
          </table:table-cell>
          <table:table-cell office:value-type="string">
            <text:p><text:a xlink:href="http://stockpage.10jqka.com.cn/600436/">片仔癀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600486/">600486</text:a></text:p>
          </table:table-cell>
          <table:table-cell office:value-type="string">
            <text:p><text:a xlink:href="http://stockpage.10jqka.com.cn/600486/">扬农化工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600587/">600587</text:a></text:p>
          </table:table-cell>
          <table:table-cell office:value-type="string">
            <text:p><text:a xlink:href="http://stockpage.10jqka.com.cn/600587/">新华医疗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300171/">300171</text:a></text:p>
          </table:table-cell>
          <table:table-cell office:value-type="string">
            <text:p><text:a xlink:href="http://stockpage.10jqka.com.cn/300171/">东富龙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725/">002725</text:a></text:p>
          </table:table-cell>
          <table:table-cell office:value-type="string">
            <text:p><text:a xlink:href="http://stockpage.10jqka.com.cn/002725/">跃岭股份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695/">002695</text:a></text:p>
          </table:table-cell>
          <table:table-cell office:value-type="string">
            <text:p><text:a xlink:href="http://stockpage.10jqka.com.cn/002695/">煌上煌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391/">002391</text:a></text:p>
          </table:table-cell>
          <table:table-cell office:value-type="string">
            <text:p><text:a xlink:href="http://stockpage.10jqka.com.cn/002391/">长青股份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393/">002393</text:a></text:p>
          </table:table-cell>
          <table:table-cell office:value-type="string">
            <text:p><text:a xlink:href="http://stockpage.10jqka.com.cn/002393/">力生制药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441/">002441</text:a></text:p>
          </table:table-cell>
          <table:table-cell office:value-type="string">
            <text:p><text:a xlink:href="http://stockpage.10jqka.com.cn/002441/">众业达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550/">002550</text:a></text:p>
          </table:table-cell>
          <table:table-cell office:value-type="string">
            <text:p><text:a xlink:href="http://stockpage.10jqka.com.cn/002550/">千红制药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582/">002582</text:a></text:p>
          </table:table-cell>
          <table:table-cell office:value-type="string">
            <text:p><text:a xlink:href="http://stockpage.10jqka.com.cn/002582/">好想你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588/">002588</text:a></text:p>
          </table:table-cell>
          <table:table-cell office:value-type="string">
            <text:p><text:a xlink:href="http://stockpage.10jqka.com.cn/002588/">史丹利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589/">002589</text:a></text:p>
          </table:table-cell>
          <table:table-cell office:value-type="string">
            <text:p><text:a xlink:href="http://stockpage.10jqka.com.cn/002589/">瑞康医药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595/">002595</text:a></text:p>
          </table:table-cell>
          <table:table-cell office:value-type="string">
            <text:p><text:a xlink:href="http://stockpage.10jqka.com.cn/002595/">豪迈科技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612/">002612</text:a></text:p>
          </table:table-cell>
          <table:table-cell office:value-type="string">
            <text:p><text:a xlink:href="http://stockpage.10jqka.com.cn/002612/">朗姿股份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661/">002661</text:a></text:p>
          </table:table-cell>
          <table:table-cell office:value-type="string">
            <text:p><text:a xlink:href="http://stockpage.10jqka.com.cn/002661/">克明面业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664/">002664</text:a></text:p>
          </table:table-cell>
          <table:table-cell office:value-type="string">
            <text:p><text:a xlink:href="http://stockpage.10jqka.com.cn/002664/">信质电机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672/">002672</text:a></text:p>
          </table:table-cell>
          <table:table-cell office:value-type="string">
            <text:p><text:a xlink:href="http://stockpage.10jqka.com.cn/002672/">东江环保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601799/">601799</text:a></text:p>
          </table:table-cell>
          <table:table-cell office:value-type="string">
            <text:p><text:a xlink:href="http://stockpage.10jqka.com.cn/601799/">星宇股份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574/">002574</text:a></text:p>
          </table:table-cell>
          <table:table-cell office:value-type="string">
            <text:p><text:a xlink:href="http://stockpage.10jqka.com.cn/002574/">明牌珠宝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1">
            <text:p>1</text:p>
          </table:table-cell>
          <table:table-cell office:value-type="string">
            <text:p><text:a xlink:href="http://stockpage.10jqka.com.cn/000058/">000058</text:a></text:p>
          </table:table-cell>
          <table:table-cell office:value-type="string">
            <text:p><text:a xlink:href="http://stockpage.10jqka.com.cn/000058/">深赛格</text:a></text:p>
            <draw:frame table:end-cell-address="main.E69" table:end-x="0.0488in" table:end-y="0.0579in" draw:z-index="0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2">
            <text:p>2</text:p>
          </table:table-cell>
          <table:table-cell office:value-type="string">
            <text:p><text:a xlink:href="http://stockpage.10jqka.com.cn/300300/">300300</text:a></text:p>
          </table:table-cell>
          <table:table-cell office:value-type="string">
            <text:p><text:a xlink:href="http://stockpage.10jqka.com.cn/300300/">汉鼎股份</text:a></text:p>
            <draw:frame table:end-cell-address="main.E70" table:end-x="0.0488in" table:end-y="0.0579in" draw:z-index="1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3">
            <text:p>3</text:p>
          </table:table-cell>
          <table:table-cell office:value-type="string">
            <text:p><text:a xlink:href="http://stockpage.10jqka.com.cn/002044/">002044</text:a></text:p>
          </table:table-cell>
          <table:table-cell office:value-type="string">
            <text:p><text:a xlink:href="http://stockpage.10jqka.com.cn/002044/">江苏三友</text:a></text:p>
            <draw:frame table:end-cell-address="main.E71" table:end-x="0.0488in" table:end-y="0.0579in" draw:z-index="2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4">
            <text:p>4</text:p>
          </table:table-cell>
          <table:table-cell office:value-type="string">
            <text:p><text:a xlink:href="http://stockpage.10jqka.com.cn/002383/">002383</text:a></text:p>
          </table:table-cell>
          <table:table-cell office:value-type="string">
            <text:p><text:a xlink:href="http://stockpage.10jqka.com.cn/002383/">合众思壮</text:a></text:p>
            <draw:frame table:end-cell-address="main.E72" table:end-x="0.0488in" table:end-y="0.0579in" draw:z-index="3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5">
            <text:p>5</text:p>
          </table:table-cell>
          <table:table-cell office:value-type="string">
            <text:p><text:a xlink:href="http://stockpage.10jqka.com.cn/600879/">600879</text:a></text:p>
          </table:table-cell>
          <table:table-cell office:value-type="string">
            <text:p><text:a xlink:href="http://stockpage.10jqka.com.cn/600879/">航天电子</text:a></text:p>
            <draw:frame table:end-cell-address="main.E73" table:end-x="0.0488in" table:end-y="0.0579in" draw:z-index="4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6">
            <text:p>6</text:p>
          </table:table-cell>
          <table:table-cell office:value-type="string">
            <text:p><text:a xlink:href="http://stockpage.10jqka.com.cn/002465/">002465</text:a></text:p>
          </table:table-cell>
          <table:table-cell office:value-type="string">
            <text:p><text:a xlink:href="http://stockpage.10jqka.com.cn/002465/">海格通信</text:a></text:p>
            <draw:frame table:end-cell-address="main.E74" table:end-x="0.0488in" table:end-y="0.0579in" draw:z-index="5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7">
            <text:p>7</text:p>
          </table:table-cell>
          <table:table-cell office:value-type="string">
            <text:p><text:a xlink:href="http://stockpage.10jqka.com.cn/300018/">300018</text:a></text:p>
          </table:table-cell>
          <table:table-cell office:value-type="string">
            <text:p><text:a xlink:href="http://stockpage.10jqka.com.cn/300018/">中元华电</text:a></text:p>
            <draw:frame table:end-cell-address="main.E75" table:end-x="0.0488in" table:end-y="0.0579in" draw:z-index="6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8">
            <text:p>8</text:p>
          </table:table-cell>
          <table:table-cell office:value-type="string">
            <text:p><text:a xlink:href="http://stockpage.10jqka.com.cn/300101/">300101</text:a></text:p>
          </table:table-cell>
          <table:table-cell office:value-type="string">
            <text:p><text:a xlink:href="http://stockpage.10jqka.com.cn/300101/">振芯科技</text:a></text:p>
            <draw:frame table:end-cell-address="main.E76" table:end-x="0.0488in" table:end-y="0.0579in" draw:z-index="7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9">
            <text:p>9</text:p>
          </table:table-cell>
          <table:table-cell office:value-type="string">
            <text:p><text:a xlink:href="http://stockpage.10jqka.com.cn/600501/">600501</text:a></text:p>
          </table:table-cell>
          <table:table-cell office:value-type="string">
            <text:p><text:a xlink:href="http://stockpage.10jqka.com.cn/600501/">航天晨光</text:a></text:p>
            <draw:frame table:end-cell-address="main.E77" table:end-x="0.0488in" table:end-y="0.0579in" draw:z-index="8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10">
            <text:p>10</text:p>
          </table:table-cell>
          <table:table-cell office:value-type="string">
            <text:p><text:a xlink:href="http://stockpage.10jqka.com.cn/600118/">600118</text:a></text:p>
          </table:table-cell>
          <table:table-cell office:value-type="string">
            <text:p><text:a xlink:href="http://stockpage.10jqka.com.cn/600118/">中国卫星</text:a></text:p>
            <draw:frame table:end-cell-address="main.E78" table:end-x="0.0488in" table:end-y="0.0579in" draw:z-index="9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11">
            <text:p>11</text:p>
          </table:table-cell>
          <table:table-cell office:value-type="string">
            <text:p><text:a xlink:href="http://stockpage.10jqka.com.cn/002151/">002151</text:a></text:p>
          </table:table-cell>
          <table:table-cell office:value-type="string">
            <text:p><text:a xlink:href="http://stockpage.10jqka.com.cn/002151/">北斗星通</text:a></text:p>
            <draw:frame table:end-cell-address="main.E79" table:end-x="0.0488in" table:end-y="0.0579in" draw:z-index="10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12">
            <text:p>12</text:p>
          </table:table-cell>
          <table:table-cell office:value-type="string">
            <text:p><text:a xlink:href="http://stockpage.10jqka.com.cn/002025/">002025</text:a></text:p>
          </table:table-cell>
          <table:table-cell office:value-type="string">
            <text:p><text:a xlink:href="http://stockpage.10jqka.com.cn/002025/">航天电器</text:a></text:p>
            <draw:frame table:end-cell-address="main.E80" table:end-x="0.0488in" table:end-y="0.0579in" draw:z-index="11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13">
            <text:p>13</text:p>
          </table:table-cell>
          <table:table-cell office:value-type="string">
            <text:p><text:a xlink:href="http://stockpage.10jqka.com.cn/300075/">300075</text:a></text:p>
          </table:table-cell>
          <table:table-cell office:value-type="string">
            <text:p><text:a xlink:href="http://stockpage.10jqka.com.cn/300075/">数字政通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14">
            <text:p>14</text:p>
          </table:table-cell>
          <table:table-cell office:value-type="string">
            <text:p><text:a xlink:href="http://stockpage.10jqka.com.cn/002232/">002232</text:a></text:p>
          </table:table-cell>
          <table:table-cell office:value-type="string">
            <text:p><text:a xlink:href="http://stockpage.10jqka.com.cn/002232/">启明信息</text:a></text:p>
            <draw:frame table:end-cell-address="main.E82" table:end-x="0.0488in" table:end-y="0.0579in" draw:z-index="12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15">
            <text:p>15</text:p>
          </table:table-cell>
          <table:table-cell office:value-type="string">
            <text:p><text:a xlink:href="http://stockpage.10jqka.com.cn/300102/">300102</text:a></text:p>
          </table:table-cell>
          <table:table-cell office:value-type="string">
            <text:p><text:a xlink:href="http://stockpage.10jqka.com.cn/300102/">乾照光电</text:a></text:p>
            <draw:frame table:end-cell-address="main.E83" table:end-x="0.0488in" table:end-y="0.0579in" draw:z-index="13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16">
            <text:p>16</text:p>
          </table:table-cell>
          <table:table-cell office:value-type="string">
            <text:p><text:a xlink:href="http://stockpage.10jqka.com.cn/300045/">300045</text:a></text:p>
          </table:table-cell>
          <table:table-cell office:value-type="string">
            <text:p><text:a xlink:href="http://stockpage.10jqka.com.cn/300045/">华力创通</text:a></text:p>
            <draw:frame table:end-cell-address="main.E84" table:end-x="0.0488in" table:end-y="0.0579in" draw:z-index="14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17">
            <text:p>17</text:p>
          </table:table-cell>
          <table:table-cell office:value-type="string">
            <text:p><text:a xlink:href="http://stockpage.10jqka.com.cn/000561/">000561</text:a></text:p>
          </table:table-cell>
          <table:table-cell office:value-type="string">
            <text:p><text:a xlink:href="http://stockpage.10jqka.com.cn/000561/">烽火电子</text:a></text:p>
            <draw:frame table:end-cell-address="main.E85" table:end-x="0.0488in" table:end-y="0.0579in" draw:z-index="15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18">
            <text:p>18</text:p>
          </table:table-cell>
          <table:table-cell office:value-type="string">
            <text:p><text:a xlink:href="http://stockpage.10jqka.com.cn/300177/">300177</text:a></text:p>
          </table:table-cell>
          <table:table-cell office:value-type="string">
            <text:p><text:a xlink:href="http://stockpage.10jqka.com.cn/300177/">中海达</text:a></text:p>
            <draw:frame table:end-cell-address="main.E86" table:end-x="0.0488in" table:end-y="0.0579in" draw:z-index="16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19">
            <text:p>19</text:p>
          </table:table-cell>
          <table:table-cell office:value-type="string">
            <text:p><text:a xlink:href="http://stockpage.10jqka.com.cn/300053/">300053</text:a></text:p>
          </table:table-cell>
          <table:table-cell office:value-type="string">
            <text:p><text:a xlink:href="http://stockpage.10jqka.com.cn/300053/">欧比特</text:a></text:p>
            <draw:frame table:end-cell-address="main.E87" table:end-x="0.0488in" table:end-y="0.0579in" draw:z-index="17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20">
            <text:p>20</text:p>
          </table:table-cell>
          <table:table-cell office:value-type="string">
            <text:p><text:a xlink:href="http://stockpage.10jqka.com.cn/300036/">300036</text:a></text:p>
          </table:table-cell>
          <table:table-cell office:value-type="string">
            <text:p><text:a xlink:href="http://stockpage.10jqka.com.cn/300036/">超图软件</text:a></text:p>
            <draw:frame table:end-cell-address="main.E88" table:end-x="0.0488in" table:end-y="0.0579in" draw:z-index="18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21">
            <text:p>21</text:p>
          </table:table-cell>
          <table:table-cell office:value-type="string">
            <text:p><text:a xlink:href="http://stockpage.10jqka.com.cn/600990/">600990</text:a></text:p>
          </table:table-cell>
          <table:table-cell office:value-type="string">
            <text:p><text:a xlink:href="http://stockpage.10jqka.com.cn/600990/">四创电子</text:a></text:p>
            <draw:frame table:end-cell-address="main.E89" table:end-x="0.0488in" table:end-y="0.0579in" draw:z-index="19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22">
            <text:p>22</text:p>
          </table:table-cell>
          <table:table-cell office:value-type="string">
            <text:p><text:a xlink:href="http://stockpage.10jqka.com.cn/002052/">002052</text:a></text:p>
          </table:table-cell>
          <table:table-cell office:value-type="string">
            <text:p><text:a xlink:href="http://stockpage.10jqka.com.cn/002052/">同洲电子</text:a></text:p>
            <draw:frame table:end-cell-address="main.E90" table:end-x="0.0488in" table:end-y="0.0579in" draw:z-index="20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23">
            <text:p>23</text:p>
          </table:table-cell>
          <table:table-cell office:value-type="string">
            <text:p><text:a xlink:href="http://stockpage.10jqka.com.cn/002405/">002405</text:a></text:p>
          </table:table-cell>
          <table:table-cell office:value-type="string">
            <text:p><text:a xlink:href="http://stockpage.10jqka.com.cn/002405/">四维图新</text:a></text:p>
            <draw:frame table:end-cell-address="main.E91" table:end-x="0.0488in" table:end-y="0.0579in" draw:z-index="21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1">
            <text:p>1</text:p>
          </table:table-cell>
          <table:table-cell office:value-type="string">
            <text:p><text:a xlink:href="http://stockpage.10jqka.com.cn/000031/">000031</text:a></text:p>
          </table:table-cell>
          <table:table-cell office:value-type="string">
            <text:p><text:a xlink:href="http://stockpage.10jqka.com.cn/000031/">中粮地产</text:a></text:p>
            <draw:frame table:end-cell-address="main.E92" table:end-x="0.0488in" table:end-y="0.0579in" draw:z-index="22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2">
            <text:p>2</text:p>
          </table:table-cell>
          <table:table-cell office:value-type="string">
            <text:p><text:a xlink:href="http://stockpage.10jqka.com.cn/600747/">600747</text:a></text:p>
          </table:table-cell>
          <table:table-cell office:value-type="string">
            <text:p><text:a xlink:href="http://stockpage.10jqka.com.cn/600747/">大连控股</text:a></text:p>
            <draw:frame table:end-cell-address="main.E93" table:end-x="0.0488in" table:end-y="0.0579in" draw:z-index="23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3">
            <text:p>3</text:p>
          </table:table-cell>
          <table:table-cell office:value-type="string">
            <text:p><text:a xlink:href="http://stockpage.10jqka.com.cn/600030/">600030</text:a></text:p>
          </table:table-cell>
          <table:table-cell office:value-type="string">
            <text:p><text:a xlink:href="http://stockpage.10jqka.com.cn/600030/">中信证券</text:a></text:p>
            <draw:frame table:end-cell-address="main.E94" table:end-x="0.0488in" table:end-y="0.0579in" draw:z-index="24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4">
            <text:p>4</text:p>
          </table:table-cell>
          <table:table-cell office:value-type="string">
            <text:p><text:a xlink:href="http://stockpage.10jqka.com.cn/600208/">600208</text:a></text:p>
          </table:table-cell>
          <table:table-cell office:value-type="string">
            <text:p><text:a xlink:href="http://stockpage.10jqka.com.cn/600208/">新湖中宝</text:a></text:p>
            <draw:frame table:end-cell-address="main.E95" table:end-x="0.0488in" table:end-y="0.0579in" draw:z-index="25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5">
            <text:p>5</text:p>
          </table:table-cell>
          <table:table-cell office:value-type="string">
            <text:p><text:a xlink:href="http://stockpage.10jqka.com.cn/000900/">000900</text:a></text:p>
          </table:table-cell>
          <table:table-cell office:value-type="string">
            <text:p><text:a xlink:href="http://stockpage.10jqka.com.cn/000900/">现代投资</text:a></text:p>
            <draw:frame table:end-cell-address="main.E96" table:end-x="0.0488in" table:end-y="0.0579in" draw:z-index="26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6">
            <text:p>6</text:p>
          </table:table-cell>
          <table:table-cell office:value-type="string">
            <text:p><text:a xlink:href="http://stockpage.10jqka.com.cn/600288/">600288</text:a></text:p>
          </table:table-cell>
          <table:table-cell office:value-type="string">
            <text:p><text:a xlink:href="http://stockpage.10jqka.com.cn/600288/">大恒科技</text:a></text:p>
            <draw:frame table:end-cell-address="main.E97" table:end-x="0.0488in" table:end-y="0.0579in" draw:z-index="27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7">
            <text:p>7</text:p>
          </table:table-cell>
          <table:table-cell office:value-type="string">
            <text:p><text:a xlink:href="http://stockpage.10jqka.com.cn/600369/">600369</text:a></text:p>
          </table:table-cell>
          <table:table-cell office:value-type="string">
            <text:p><text:a xlink:href="http://stockpage.10jqka.com.cn/600369/">西南证券</text:a></text:p>
            <draw:frame table:end-cell-address="main.E98" table:end-x="0.0488in" table:end-y="0.0579in" draw:z-index="28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8">
            <text:p>8</text:p>
          </table:table-cell>
          <table:table-cell office:value-type="string">
            <text:p><text:a xlink:href="http://stockpage.10jqka.com.cn/002021/">002021</text:a></text:p>
          </table:table-cell>
          <table:table-cell office:value-type="string">
            <text:p><text:a xlink:href="http://stockpage.10jqka.com.cn/002021/">中捷资源</text:a></text:p>
            <draw:frame table:end-cell-address="main.E99" table:end-x="0.0488in" table:end-y="0.0579in" draw:z-index="29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9">
            <text:p>9</text:p>
          </table:table-cell>
          <table:table-cell office:value-type="string">
            <text:p><text:a xlink:href="http://stockpage.10jqka.com.cn/600704/">600704</text:a></text:p>
          </table:table-cell>
          <table:table-cell office:value-type="string">
            <text:p><text:a xlink:href="http://stockpage.10jqka.com.cn/600704/">物产中大</text:a></text:p>
            <draw:frame table:end-cell-address="main.E100" table:end-x="0.0488in" table:end-y="0.0579in" draw:z-index="30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10">
            <text:p>10</text:p>
          </table:table-cell>
          <table:table-cell office:value-type="string">
            <text:p><text:a xlink:href="http://stockpage.10jqka.com.cn/000996/">000996</text:a></text:p>
          </table:table-cell>
          <table:table-cell office:value-type="string">
            <text:p><text:a xlink:href="http://stockpage.10jqka.com.cn/000996/">中国中期</text:a></text:p>
            <draw:frame table:end-cell-address="main.E101" table:end-x="0.0488in" table:end-y="0.0579in" draw:z-index="31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11">
            <text:p>11</text:p>
          </table:table-cell>
          <table:table-cell office:value-type="string">
            <text:p><text:a xlink:href="http://stockpage.10jqka.com.cn/600638/">600638</text:a></text:p>
          </table:table-cell>
          <table:table-cell office:value-type="string">
            <text:p><text:a xlink:href="http://stockpage.10jqka.com.cn/600638/">新黄浦</text:a></text:p>
            <draw:frame table:end-cell-address="main.E102" table:end-x="0.0488in" table:end-y="0.0579in" draw:z-index="32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12">
            <text:p>12</text:p>
          </table:table-cell>
          <table:table-cell office:value-type="string">
            <text:p><text:a xlink:href="http://stockpage.10jqka.com.cn/600339/">600339</text:a></text:p>
          </table:table-cell>
          <table:table-cell office:value-type="string">
            <text:p><text:a xlink:href="http://stockpage.10jqka.com.cn/600339/">天利高新</text:a></text:p>
            <draw:frame table:end-cell-address="main.E103" table:end-x="0.0488in" table:end-y="0.0579in" draw:z-index="33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13">
            <text:p>13</text:p>
          </table:table-cell>
          <table:table-cell office:value-type="string">
            <text:p><text:a xlink:href="http://stockpage.10jqka.com.cn/000712/">000712</text:a></text:p>
          </table:table-cell>
          <table:table-cell office:value-type="string">
            <text:p><text:a xlink:href="http://stockpage.10jqka.com.cn/000712/">锦龙股份</text:a></text:p>
            <draw:frame table:end-cell-address="main.E104" table:end-x="0.0488in" table:end-y="0.0579in" draw:z-index="34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14">
            <text:p>14</text:p>
          </table:table-cell>
          <table:table-cell office:value-type="string">
            <text:p><text:a xlink:href="http://stockpage.10jqka.com.cn/600755/">600755</text:a></text:p>
          </table:table-cell>
          <table:table-cell office:value-type="string">
            <text:p><text:a xlink:href="http://stockpage.10jqka.com.cn/600755/">厦门国贸</text:a></text:p>
            <draw:frame table:end-cell-address="main.E105" table:end-x="0.0488in" table:end-y="0.0579in" draw:z-index="35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15">
            <text:p>15</text:p>
          </table:table-cell>
          <table:table-cell office:value-type="string">
            <text:p><text:a xlink:href="http://stockpage.10jqka.com.cn/000573/">000573</text:a></text:p>
          </table:table-cell>
          <table:table-cell office:value-type="string">
            <text:p><text:a xlink:href="http://stockpage.10jqka.com.cn/000573/">粤宏远A</text:a></text:p>
            <draw:frame table:end-cell-address="main.E106" table:end-x="0.0488in" table:end-y="0.0579in" draw:z-index="36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16">
            <text:p>16</text:p>
          </table:table-cell>
          <table:table-cell office:value-type="string">
            <text:p><text:a xlink:href="http://stockpage.10jqka.com.cn/000897/">000897</text:a></text:p>
          </table:table-cell>
          <table:table-cell office:value-type="string">
            <text:p><text:a xlink:href="http://stockpage.10jqka.com.cn/000897/">津滨发展</text:a></text:p>
            <draw:frame table:end-cell-address="main.E107" table:end-x="0.0488in" table:end-y="0.0579in" draw:z-index="37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17">
            <text:p>17</text:p>
          </table:table-cell>
          <table:table-cell office:value-type="string">
            <text:p><text:a xlink:href="http://stockpage.10jqka.com.cn/600107/">600107</text:a></text:p>
          </table:table-cell>
          <table:table-cell office:value-type="string">
            <text:p><text:a xlink:href="http://stockpage.10jqka.com.cn/600107/">美尔雅</text:a></text:p>
            <draw:frame table:end-cell-address="main.E108" table:end-x="0.0488in" table:end-y="0.0579in" draw:z-index="38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18">
            <text:p>18</text:p>
          </table:table-cell>
          <table:table-cell office:value-type="string">
            <text:p><text:a xlink:href="http://stockpage.10jqka.com.cn/600128/">600128</text:a></text:p>
          </table:table-cell>
          <table:table-cell office:value-type="string">
            <text:p><text:a xlink:href="http://stockpage.10jqka.com.cn/600128/">弘业股份</text:a></text:p>
            <draw:frame table:end-cell-address="main.E109" table:end-x="0.0488in" table:end-y="0.0579in" draw:z-index="39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1">
            <text:p>1</text:p>
          </table:table-cell>
          <table:table-cell office:value-type="string">
            <text:p><text:a xlink:href="http://stockpage.10jqka.com.cn/600783/">600783</text:a></text:p>
          </table:table-cell>
          <table:table-cell office:value-type="string">
            <text:p><text:a xlink:href="http://stockpage.10jqka.com.cn/600783/">鲁信创投</text:a></text:p>
          </table:table-cell>
          <table:table-cell table:style-name="ce1" office:value-type="float" office:value="23.32">
            <text:p>23.32</text:p>
          </table:table-cell>
          <table:table-cell table:style-name="ce2" office:value-type="percentage" office:value="0.0009">
            <text:p>0.09%</text:p>
          </table:table-cell>
          <table:table-cell table:style-name="ce2" office:value-type="percentage" office:value="0.0131">
            <text:p>1.31%</text:p>
          </table:table-cell>
          <table:table-cell table:style-name="ce1" office:value-type="float" office:value="7.44">
            <text:p>7.44</text:p>
          </table:table-cell>
          <table:table-cell table:style-name="ce1" office:value-type="string">
            <text:p>新三板概念公司主要从事创投业务年月公司完成向鲁信集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2">
            <text:p>2</text:p>
          </table:table-cell>
          <table:table-cell office:value-type="string">
            <text:p><text:a xlink:href="http://stockpage.10jqka.com.cn/000661/">000661</text:a></text:p>
          </table:table-cell>
          <table:table-cell office:value-type="string">
            <text:p><text:a xlink:href="http://stockpage.10jqka.com.cn/000661/">长春高新</text:a></text:p>
          </table:table-cell>
          <table:table-cell table:style-name="ce1" office:value-type="float" office:value="89.35">
            <text:p>89.35</text:p>
          </table:table-cell>
          <table:table-cell table:style-name="ce2" office:value-type="percentage" office:value="-0.0287">
            <text:p>-2.87%</text:p>
          </table:table-cell>
          <table:table-cell table:style-name="ce2" office:value-type="percentage" office:value="-0.0195">
            <text:p>-1.95%</text:p>
          </table:table-cell>
          <table:table-cell table:style-name="ce1" office:value-type="float" office:value="1.31">
            <text:p>1.31</text:p>
          </table:table-cell>
          <table:table-cell table:style-name="ce1" office:value-type="string">
            <text:p>新三板概念年月公司出资万元占设立吉林省国家生物产业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3">
            <text:p>3</text:p>
          </table:table-cell>
          <table:table-cell office:value-type="string">
            <text:p><text:a xlink:href="http://stockpage.10jqka.com.cn/000532/">000532</text:a></text:p>
          </table:table-cell>
          <table:table-cell office:value-type="string">
            <text:p><text:a xlink:href="http://stockpage.10jqka.com.cn/000532/">力合股份</text:a></text:p>
          </table:table-cell>
          <table:table-cell table:style-name="ce1" office:value-type="float" office:value="16.73">
            <text:p>16.73</text:p>
          </table:table-cell>
          <table:table-cell table:style-name="ce2" office:value-type="percentage" office:value="0.0718">
            <text:p>7.18%</text:p>
          </table:table-cell>
          <table:table-cell table:style-name="ce2" office:value-type="percentage" office:value="0.0069">
            <text:p>0.69%</text:p>
          </table:table-cell>
          <table:table-cell table:style-name="ce1" office:value-type="float" office:value="3.43">
            <text:p>3.43</text:p>
          </table:table-cell>
          <table:table-cell table:style-name="ce1" office:value-type="string">
            <text:p>新三板概念公司持有珠海清华科技园创业投资公司的股权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4">
            <text:p>4</text:p>
          </table:table-cell>
          <table:table-cell office:value-type="string">
            <text:p><text:a xlink:href="http://stockpage.10jqka.com.cn/600635/">600635</text:a></text:p>
          </table:table-cell>
          <table:table-cell office:value-type="string">
            <text:p><text:a xlink:href="http://stockpage.10jqka.com.cn/600635/">大众公用</text:a></text:p>
          </table:table-cell>
          <table:table-cell table:style-name="ce1" office:value-type="float" office:value="7.89">
            <text:p>7.89</text:p>
          </table:table-cell>
          <table:table-cell table:style-name="ce2" office:value-type="percentage" office:value="0.0492">
            <text:p>4.92%</text:p>
          </table:table-cell>
          <table:table-cell table:style-name="ce2" office:value-type="percentage" office:value="0.0546">
            <text:p>5.46%</text:p>
          </table:table-cell>
          <table:table-cell table:style-name="ce1" office:value-type="float" office:value="16.45">
            <text:p>16.45</text:p>
          </table:table-cell>
          <table:table-cell table:style-name="ce1" office:value-type="string">
            <text:p>新三板概念公司持股的深圳创新投资集团注册资本亿元是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5">
            <text:p>5</text:p>
          </table:table-cell>
          <table:table-cell office:value-type="string">
            <text:p><text:a xlink:href="http://stockpage.10jqka.com.cn/000836/">000836</text:a></text:p>
          </table:table-cell>
          <table:table-cell office:value-type="string">
            <text:p><text:a xlink:href="http://stockpage.10jqka.com.cn/000836/">鑫茂科技</text:a></text:p>
          </table:table-cell>
          <table:table-cell table:style-name="ce1" office:value-type="float" office:value="8.21">
            <text:p>8.21</text:p>
          </table:table-cell>
          <table:table-cell table:style-name="ce2" office:value-type="percentage" office:value="0.0406">
            <text:p>4.06%</text:p>
          </table:table-cell>
          <table:table-cell table:style-name="ce2" office:value-type="percentage" office:value="0.005">
            <text:p>0.50%</text:p>
          </table:table-cell>
          <table:table-cell table:style-name="ce1" office:value-type="float" office:value="2.92">
            <text:p>2.92</text:p>
          </table:table-cell>
          <table:table-cell table:style-name="ce1" office:value-type="string">
            <text:p>新三板概念环渤海区域已逐渐成为我国经济增长新的热点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6">
            <text:p>6</text:p>
          </table:table-cell>
          <table:table-cell office:value-type="string">
            <text:p><text:a xlink:href="http://stockpage.10jqka.com.cn/600872/">600872</text:a></text:p>
          </table:table-cell>
          <table:table-cell office:value-type="string">
            <text:p><text:a xlink:href="http://stockpage.10jqka.com.cn/600872/">中炬高新</text:a></text:p>
          </table:table-cell>
          <table:table-cell table:style-name="ce1" office:value-type="float" office:value="10.72">
            <text:p>10.72</text:p>
          </table:table-cell>
          <table:table-cell table:style-name="ce2" office:value-type="percentage" office:value="0.0358">
            <text:p>3.58%</text:p>
          </table:table-cell>
          <table:table-cell table:style-name="ce2" office:value-type="percentage" office:value="0.0078">
            <text:p>0.78%</text:p>
          </table:table-cell>
          <table:table-cell table:style-name="ce1" office:value-type="float" office:value="7.97">
            <text:p>7.97</text:p>
          </table:table-cell>
          <table:table-cell table:style-name="ce1" office:value-type="string">
            <text:p>新三板概念公司注册地址位于广东省中山市中山火炬高技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7">
            <text:p>7</text:p>
          </table:table-cell>
          <table:table-cell office:value-type="string">
            <text:p><text:a xlink:href="http://stockpage.10jqka.com.cn/600736/">600736</text:a></text:p>
          </table:table-cell>
          <table:table-cell office:value-type="string">
            <text:p><text:a xlink:href="http://stockpage.10jqka.com.cn/600736/">苏州高新</text:a></text:p>
          </table:table-cell>
          <table:table-cell table:style-name="ce1" office:value-type="float" office:value="5.61">
            <text:p>5.61</text:p>
          </table:table-cell>
          <table:table-cell table:style-name="ce2" office:value-type="percentage" office:value="0.0294">
            <text:p>2.94%</text:p>
          </table:table-cell>
          <table:table-cell table:style-name="ce2" office:value-type="percentage" office:value="0.0749">
            <text:p>7.49%</text:p>
          </table:table-cell>
          <table:table-cell table:style-name="ce1" office:value-type="float" office:value="10.58">
            <text:p>10.58</text:p>
          </table:table-cell>
          <table:table-cell table:style-name="ce1" office:value-type="string">
            <text:p>新三板概念公司聚焦苏州高新区房地产开发业务同时涉足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8">
            <text:p>8</text:p>
          </table:table-cell>
          <table:table-cell office:value-type="string">
            <text:p><text:a xlink:href="http://stockpage.10jqka.com.cn/000776/">000776</text:a></text:p>
          </table:table-cell>
          <table:table-cell office:value-type="string">
            <text:p><text:a xlink:href="http://stockpage.10jqka.com.cn/000776/">广发证券</text:a></text:p>
          </table:table-cell>
          <table:table-cell table:style-name="ce1" office:value-type="float" office:value="18.34">
            <text:p>18.34</text:p>
          </table:table-cell>
          <table:table-cell table:style-name="ce2" office:value-type="percentage" office:value="0.024">
            <text:p>2.40%</text:p>
          </table:table-cell>
          <table:table-cell table:style-name="ce2" office:value-type="percentage" office:value="0.1198">
            <text:p>11.98%</text:p>
          </table:table-cell>
          <table:table-cell table:style-name="ce1" office:value-type="float" office:value="59.19">
            <text:p>59.19</text:p>
          </table:table-cell>
          <table:table-cell table:style-name="ce1" office:value-type="string">
            <text:p>新三板概念公司在中小企业融资业务方面具有稳固的市场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9">
            <text:p>9</text:p>
          </table:table-cell>
          <table:table-cell office:value-type="string">
            <text:p><text:a xlink:href="http://stockpage.10jqka.com.cn/600884/">600884</text:a></text:p>
          </table:table-cell>
          <table:table-cell office:value-type="string">
            <text:p><text:a xlink:href="http://stockpage.10jqka.com.cn/600884/">杉杉股份</text:a></text:p>
          </table:table-cell>
          <table:table-cell table:style-name="ce1" office:value-type="float" office:value="17.95">
            <text:p>17.95</text:p>
          </table:table-cell>
          <table:table-cell table:style-name="ce2" office:value-type="percentage" office:value="0.0234">
            <text:p>2.34%</text:p>
          </table:table-cell>
          <table:table-cell table:style-name="ce2" office:value-type="percentage" office:value="0.0305">
            <text:p>3.05%</text:p>
          </table:table-cell>
          <table:table-cell table:style-name="ce1" office:value-type="float" office:value="4.11">
            <text:p>4.11</text:p>
          </table:table-cell>
          <table:table-cell table:style-name="ce1" office:value-type="string">
            <text:p>新三板概念杉杉创投以下属全资子公司上海杉杉创晖创业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10">
            <text:p>10</text:p>
          </table:table-cell>
          <table:table-cell office:value-type="string">
            <text:p><text:a xlink:href="http://stockpage.10jqka.com.cn/600658/">600658</text:a></text:p>
          </table:table-cell>
          <table:table-cell office:value-type="string">
            <text:p><text:a xlink:href="http://stockpage.10jqka.com.cn/600658/">电子城</text:a></text:p>
          </table:table-cell>
          <table:table-cell table:style-name="ce1" office:value-type="float" office:value="13.03">
            <text:p>13.03</text:p>
          </table:table-cell>
          <table:table-cell table:style-name="ce2" office:value-type="percentage" office:value="0.022">
            <text:p>2.20%</text:p>
          </table:table-cell>
          <table:table-cell table:style-name="ce2" office:value-type="percentage" office:value="-0.017">
            <text:p>-1.70%</text:p>
          </table:table-cell>
          <table:table-cell table:style-name="ce1" office:value-type="float" office:value="5.8">
            <text:p>5.8</text:p>
          </table:table-cell>
          <table:table-cell table:style-name="ce1" office:value-type="string">
            <text:p>新三板概念年月公司完成了置出全部资产及负债同时非公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11">
            <text:p>11</text:p>
          </table:table-cell>
          <table:table-cell office:value-type="string">
            <text:p><text:a xlink:href="http://stockpage.10jqka.com.cn/600133/">600133</text:a></text:p>
          </table:table-cell>
          <table:table-cell office:value-type="string">
            <text:p><text:a xlink:href="http://stockpage.10jqka.com.cn/600133/">东湖高新</text:a></text:p>
          </table:table-cell>
          <table:table-cell table:style-name="ce1" office:value-type="float" office:value="9.31">
            <text:p>9.31</text:p>
          </table:table-cell>
          <table:table-cell table:style-name="ce2" office:value-type="percentage" office:value="0.012">
            <text:p>1.20%</text:p>
          </table:table-cell>
          <table:table-cell table:style-name="ce2" office:value-type="percentage" office:value="-0.0021">
            <text:p>-0.21%</text:p>
          </table:table-cell>
          <table:table-cell table:style-name="ce1" office:value-type="float" office:value="4.27">
            <text:p>4.27</text:p>
          </table:table-cell>
          <table:table-cell table:style-name="ce1" office:value-type="string">
            <text:p>新三板武汉东湖高新区被列为第一批新三板扩容试点园区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12">
            <text:p>12</text:p>
          </table:table-cell>
          <table:table-cell office:value-type="string">
            <text:p><text:a xlink:href="http://stockpage.10jqka.com.cn/600210/">600210</text:a></text:p>
          </table:table-cell>
          <table:table-cell office:value-type="string">
            <text:p><text:a xlink:href="http://stockpage.10jqka.com.cn/600210/">紫江企业</text:a></text:p>
          </table:table-cell>
          <table:table-cell table:style-name="ce1" office:value-type="float" office:value="5.1">
            <text:p>5.1</text:p>
          </table:table-cell>
          <table:table-cell table:style-name="ce2" office:value-type="percentage" office:value="0.0059">
            <text:p>0.59%</text:p>
          </table:table-cell>
          <table:table-cell table:style-name="ce2" office:value-type="percentage" office:value="0.0157">
            <text:p>1.57%</text:p>
          </table:table-cell>
          <table:table-cell table:style-name="ce1" office:value-type="float" office:value="14.37">
            <text:p>14.37</text:p>
          </table:table-cell>
          <table:table-cell table:style-name="ce1" office:value-type="string">
            <text:p>新三板概念公司持有紫江创投的股权年月紫江创投受让紫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13">
            <text:p>13</text:p>
          </table:table-cell>
          <table:table-cell office:value-type="string">
            <text:p><text:a xlink:href="http://stockpage.10jqka.com.cn/000551/">000551</text:a></text:p>
          </table:table-cell>
          <table:table-cell office:value-type="string">
            <text:p><text:a xlink:href="http://stockpage.10jqka.com.cn/000551/">创元科技</text:a></text:p>
          </table:table-cell>
          <table:table-cell table:style-name="ce1" office:value-type="float" office:value="10.4">
            <text:p>10.4</text:p>
          </table:table-cell>
          <table:table-cell table:style-name="ce2" office:value-type="percentage" office:value="0.0058">
            <text:p>0.58%</text:p>
          </table:table-cell>
          <table:table-cell table:style-name="ce2" office:value-type="percentage" office:value="-0.0245">
            <text:p>-2.45%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新三板概念创元科技年月日公告公司控股子公司苏州轴承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14">
            <text:p>14</text:p>
          </table:table-cell>
          <table:table-cell office:value-type="string">
            <text:p><text:a xlink:href="http://stockpage.10jqka.com.cn/000686/">000686</text:a></text:p>
          </table:table-cell>
          <table:table-cell office:value-type="string">
            <text:p><text:a xlink:href="http://stockpage.10jqka.com.cn/000686/">东北证券</text:a></text:p>
          </table:table-cell>
          <table:table-cell table:style-name="ce1" office:value-type="float" office:value="14.58">
            <text:p>14.58</text:p>
          </table:table-cell>
          <table:table-cell table:style-name="ce2" office:value-type="percentage" office:value="0.0034">
            <text:p>0.34%</text:p>
          </table:table-cell>
          <table:table-cell table:style-name="ce2" office:value-type="percentage" office:value="0.0692">
            <text:p>6.92%</text:p>
          </table:table-cell>
          <table:table-cell table:style-name="ce1" office:value-type="float" office:value="16.89">
            <text:p>16.89</text:p>
          </table:table-cell>
          <table:table-cell table:style-name="ce1" office:value-type="string">
            <text:p>新三板概念公司已经开展全面证券及与证券相关业务形成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15">
            <text:p>15</text:p>
          </table:table-cell>
          <table:table-cell office:value-type="string">
            <text:p><text:a xlink:href="http://stockpage.10jqka.com.cn/000628/">000628</text:a></text:p>
          </table:table-cell>
          <table:table-cell office:value-type="string">
            <text:p><text:a xlink:href="http://stockpage.10jqka.com.cn/000628/">高新发展</text:a></text:p>
          </table:table-cell>
          <table:table-cell table:style-name="ce1" office:value-type="float" office:value="12.24">
            <text:p>12.24</text:p>
          </table:table-cell>
          <table:table-cell table:style-name="ce2" office:value-type="percentage" office:value="0.0033">
            <text:p>0.33%</text:p>
          </table:table-cell>
          <table:table-cell table:style-name="ce2" office:value-type="percentage" office:value="0.0433">
            <text:p>4.33%</text:p>
          </table:table-cell>
          <table:table-cell table:style-name="ce1" office:value-type="float" office:value="1.88">
            <text:p>1.88</text:p>
          </table:table-cell>
          <table:table-cell table:style-name="ce1" office:value-type="string">
            <text:p>新三板概念高新发展是一家主要经营高新技术产品的开发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16">
            <text:p>16</text:p>
          </table:table-cell>
          <table:table-cell office:value-type="string">
            <text:p><text:a xlink:href="http://stockpage.10jqka.com.cn/000783/">000783</text:a></text:p>
          </table:table-cell>
          <table:table-cell office:value-type="string">
            <text:p><text:a xlink:href="http://stockpage.10jqka.com.cn/000783/">长江证券</text:a></text:p>
          </table:table-cell>
          <table:table-cell table:style-name="ce1" office:value-type="float" office:value="9.84">
            <text:p>9.84</text:p>
          </table:table-cell>
          <table:table-cell table:style-name="ce2" office:value-type="percentage" office:value="-0.005">
            <text:p>-0.50%</text:p>
          </table:table-cell>
          <table:table-cell table:style-name="ce2" office:value-type="percentage" office:value="0.0825">
            <text:p>8.25%</text:p>
          </table:table-cell>
          <table:table-cell table:style-name="ce1" office:value-type="float" office:value="47.42">
            <text:p>47.42</text:p>
          </table:table-cell>
          <table:table-cell table:style-name="ce1" office:value-type="string">
            <text:p>新三板概念公司是总部设在武汉的全国性综合类上市证券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17">
            <text:p>17</text:p>
          </table:table-cell>
          <table:table-cell office:value-type="string">
            <text:p><text:a xlink:href="http://stockpage.10jqka.com.cn/600082/">600082</text:a></text:p>
          </table:table-cell>
          <table:table-cell office:value-type="string">
            <text:p><text:a xlink:href="http://stockpage.10jqka.com.cn/600082/">海泰发展</text:a></text:p>
          </table:table-cell>
          <table:table-cell table:style-name="ce1" office:value-type="float" office:value="7.1">
            <text:p>7.1</text:p>
          </table:table-cell>
          <table:table-cell table:style-name="ce2" office:value-type="percentage" office:value="-0.007">
            <text:p>-0.70%</text:p>
          </table:table-cell>
          <table:table-cell table:style-name="ce2" office:value-type="percentage" office:value="0.0547">
            <text:p>5.47%</text:p>
          </table:table-cell>
          <table:table-cell table:style-name="ce1" office:value-type="float" office:value="6.3">
            <text:p>6.3</text:p>
          </table:table-cell>
          <table:table-cell table:style-name="ce1" office:value-type="string">
            <text:p>新三板公司已形成了独具特色的工业地产运营模式海泰模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18">
            <text:p>18</text:p>
          </table:table-cell>
          <table:table-cell office:value-type="string">
            <text:p><text:a xlink:href="http://stockpage.10jqka.com.cn/601377/">601377</text:a></text:p>
          </table:table-cell>
          <table:table-cell office:value-type="string">
            <text:p><text:a xlink:href="http://stockpage.10jqka.com.cn/601377/">兴业证券</text:a></text:p>
          </table:table-cell>
          <table:table-cell table:style-name="ce1" office:value-type="float" office:value="11.31">
            <text:p>11.31</text:p>
          </table:table-cell>
          <table:table-cell table:style-name="ce2" office:value-type="percentage" office:value="-0.007">
            <text:p>-0.70%</text:p>
          </table:table-cell>
          <table:table-cell table:style-name="ce2" office:value-type="percentage" office:value="0.0534">
            <text:p>5.34%</text:p>
          </table:table-cell>
          <table:table-cell table:style-name="ce1" office:value-type="float" office:value="49.59">
            <text:p>49.59</text:p>
          </table:table-cell>
          <table:table-cell table:style-name="ce1" office:value-type="string">
            <text:p>新三板概念在中国证监会进行的证券公司分类监管评级中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19">
            <text:p>19</text:p>
          </table:table-cell>
          <table:table-cell office:value-type="string">
            <text:p><text:a xlink:href="http://stockpage.10jqka.com.cn/600862/">600862</text:a></text:p>
          </table:table-cell>
          <table:table-cell office:value-type="string">
            <text:p><text:a xlink:href="http://stockpage.10jqka.com.cn/600862/">南通科技</text:a></text:p>
          </table:table-cell>
          <table:table-cell table:style-name="ce1" office:value-type="float" office:value="11.08">
            <text:p>11.08</text:p>
          </table:table-cell>
          <table:table-cell table:style-name="ce2" office:value-type="percentage" office:value="-0.0072">
            <text:p>-0.72%</text:p>
          </table:table-cell>
          <table:table-cell table:style-name="ce2" office:value-type="percentage" office:value="-0.0469">
            <text:p>-4.69%</text:p>
          </table:table-cell>
          <table:table-cell table:style-name="ce1" office:value-type="float" office:value="6.38">
            <text:p>6.38</text:p>
          </table:table-cell>
          <table:table-cell table:style-name="ce1" office:value-type="string">
            <text:p>新三板公司参股的三家创投公司中成都新兴创业参股投资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20">
            <text:p>20</text:p>
          </table:table-cell>
          <table:table-cell office:value-type="string">
            <text:p><text:a xlink:href="http://stockpage.10jqka.com.cn/002673/">002673</text:a></text:p>
          </table:table-cell>
          <table:table-cell office:value-type="string">
            <text:p><text:a xlink:href="http://stockpage.10jqka.com.cn/002673/">西部证券</text:a></text:p>
          </table:table-cell>
          <table:table-cell table:style-name="ce1" office:value-type="float" office:value="20.78">
            <text:p>20.78</text:p>
          </table:table-cell>
          <table:table-cell table:style-name="ce2" office:value-type="percentage" office:value="-0.0076">
            <text:p>-0.76%</text:p>
          </table:table-cell>
          <table:table-cell table:style-name="ce2" office:value-type="percentage" office:value="0.0615">
            <text:p>6.15%</text:p>
          </table:table-cell>
          <table:table-cell table:style-name="ce1" office:value-type="float" office:value="6.88">
            <text:p>6.88</text:p>
          </table:table-cell>
          <table:table-cell table:style-name="ce1" office:value-type="string">
            <text:p>新三板概念公司新三板储备项目丰富公司的新三板业务在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21">
            <text:p>21</text:p>
          </table:table-cell>
          <table:table-cell office:value-type="string">
            <text:p><text:a xlink:href="http://stockpage.10jqka.com.cn/600624/">600624</text:a></text:p>
          </table:table-cell>
          <table:table-cell office:value-type="string">
            <text:p><text:a xlink:href="http://stockpage.10jqka.com.cn/600624/">复旦复华</text:a></text:p>
          </table:table-cell>
          <table:table-cell table:style-name="ce1" office:value-type="float" office:value="15.56">
            <text:p>15.56</text:p>
          </table:table-cell>
          <table:table-cell table:style-name="ce2" office:value-type="percentage" office:value="-0.0083">
            <text:p>-0.83%</text:p>
          </table:table-cell>
          <table:table-cell table:style-name="ce2" office:value-type="percentage" office:value="0.0231">
            <text:p>2.31%</text:p>
          </table:table-cell>
          <table:table-cell table:style-name="ce1" office:value-type="float" office:value="3.45">
            <text:p>3.45</text:p>
          </table:table-cell>
          <table:table-cell table:style-name="ce1" office:value-type="string">
            <text:p>新三板概念年复华园区以嘉定科技城周年庆为契机在政府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22">
            <text:p>22</text:p>
          </table:table-cell>
          <table:table-cell office:value-type="string">
            <text:p><text:a xlink:href="http://stockpage.10jqka.com.cn/000917/">000917</text:a></text:p>
          </table:table-cell>
          <table:table-cell office:value-type="string">
            <text:p><text:a xlink:href="http://stockpage.10jqka.com.cn/000917/">电广传媒</text:a></text:p>
          </table:table-cell>
          <table:table-cell table:style-name="ce1" office:value-type="float" office:value="17.89">
            <text:p>17.89</text:p>
          </table:table-cell>
          <table:table-cell table:style-name="ce2" office:value-type="percentage" office:value="-0.0132">
            <text:p>-1.32%</text:p>
          </table:table-cell>
          <table:table-cell table:style-name="ce2" office:value-type="percentage" office:value="-0.0044">
            <text:p>-0.44%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新三板概念全资子公司达晨创投注册资本亿元年年报披露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23">
            <text:p>23</text:p>
          </table:table-cell>
          <table:table-cell office:value-type="string">
            <text:p><text:a xlink:href="http://stockpage.10jqka.com.cn/000998/">000998</text:a></text:p>
          </table:table-cell>
          <table:table-cell office:value-type="string">
            <text:p><text:a xlink:href="http://stockpage.10jqka.com.cn/000998/">隆平高科</text:a></text:p>
          </table:table-cell>
          <table:table-cell table:style-name="ce1" office:value-type="float" office:value="19.23">
            <text:p>19.23</text:p>
          </table:table-cell>
          <table:table-cell table:style-name="ce2" office:value-type="percentage" office:value="-0.0143">
            <text:p>-1.43%</text:p>
          </table:table-cell>
          <table:table-cell table:style-name="ce2" office:value-type="percentage" office:value="0.0165">
            <text:p>1.65%</text:p>
          </table:table-cell>
          <table:table-cell table:style-name="ce1" office:value-type="float" office:value="8.31">
            <text:p>8.31</text:p>
          </table:table-cell>
          <table:table-cell table:style-name="ce1" office:value-type="string">
            <text:p>新三板概念全资子公司世兴科技创投公司注册资本为万元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24">
            <text:p>24</text:p>
          </table:table-cell>
          <table:table-cell office:value-type="string">
            <text:p><text:a xlink:href="http://stockpage.10jqka.com.cn/600064/">600064</text:a></text:p>
          </table:table-cell>
          <table:table-cell office:value-type="string">
            <text:p><text:a xlink:href="http://stockpage.10jqka.com.cn/600064/">南京高科</text:a></text:p>
          </table:table-cell>
          <table:table-cell table:style-name="ce1" office:value-type="float" office:value="17.04">
            <text:p>17.04</text:p>
          </table:table-cell>
          <table:table-cell table:style-name="ce2" office:value-type="percentage" office:value="-0.0162">
            <text:p>-1.62%</text:p>
          </table:table-cell>
          <table:table-cell table:style-name="ce2" office:value-type="percentage" office:value="0.0425">
            <text:p>4.25%</text:p>
          </table:table-cell>
          <table:table-cell table:style-name="ce1" office:value-type="float" office:value="5.16">
            <text:p>5.16</text:p>
          </table:table-cell>
          <table:table-cell table:style-name="ce1" office:value-type="string">
            <text:p>新三板公司主营高新技术产业投资开发市政基础设施建设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25">
            <text:p>25</text:p>
          </table:table-cell>
          <table:table-cell office:value-type="string">
            <text:p><text:a xlink:href="http://stockpage.10jqka.com.cn/000728/">000728</text:a></text:p>
          </table:table-cell>
          <table:table-cell office:value-type="string">
            <text:p><text:a xlink:href="http://stockpage.10jqka.com.cn/000728/">国元证券</text:a></text:p>
          </table:table-cell>
          <table:table-cell table:style-name="ce1" office:value-type="float" office:value="21.46">
            <text:p>21.46</text:p>
          </table:table-cell>
          <table:table-cell table:style-name="ce2" office:value-type="percentage" office:value="-0.021">
            <text:p>-2.10%</text:p>
          </table:table-cell>
          <table:table-cell table:style-name="ce2" office:value-type="percentage" office:value="0.0259">
            <text:p>2.59%</text:p>
          </table:table-cell>
          <table:table-cell table:style-name="ce1" office:value-type="float" office:value="19.64">
            <text:p>19.64</text:p>
          </table:table-cell>
          <table:table-cell table:style-name="ce1" office:value-type="string">
            <text:p>新三板概念年月年证券公司创新发展研讨会闭幕不久国元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26">
            <text:p>26</text:p>
          </table:table-cell>
          <table:table-cell office:value-type="string">
            <text:p><text:a xlink:href="http://stockpage.10jqka.com.cn/600895/">600895</text:a></text:p>
          </table:table-cell>
          <table:table-cell office:value-type="string">
            <text:p><text:a xlink:href="http://stockpage.10jqka.com.cn/600895/">张江高科</text:a></text:p>
          </table:table-cell>
          <table:table-cell table:style-name="ce1" office:value-type="float" office:value="10.7">
            <text:p>10.7</text:p>
          </table:table-cell>
          <table:table-cell table:style-name="ce2" office:value-type="percentage" office:value="-0.0237">
            <text:p>-2.37%</text:p>
          </table:table-cell>
          <table:table-cell table:style-name="ce2" office:value-type="percentage" office:value="0.0462">
            <text:p>4.62%</text:p>
          </table:table-cell>
          <table:table-cell table:style-name="ce1" office:value-type="float" office:value="15.49">
            <text:p>15.49</text:p>
          </table:table-cell>
          <table:table-cell table:style-name="ce1" office:value-type="string">
            <text:p>新三板概念公司为国家自主创新示范区年国务院正式批复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27">
            <text:p>27</text:p>
          </table:table-cell>
          <table:table-cell office:value-type="string">
            <text:p><text:a xlink:href="http://stockpage.10jqka.com.cn/000786/">000786</text:a></text:p>
          </table:table-cell>
          <table:table-cell office:value-type="string">
            <text:p><text:a xlink:href="http://stockpage.10jqka.com.cn/000786/">北新建材</text:a></text:p>
          </table:table-cell>
          <table:table-cell table:style-name="ce1" office:value-type="float" office:value="21.28">
            <text:p>21.28</text:p>
          </table:table-cell>
          <table:table-cell table:style-name="ce2" office:value-type="percentage" office:value="-0.0243">
            <text:p>-2.43%</text:p>
          </table:table-cell>
          <table:table-cell table:style-name="ce2" office:value-type="percentage" office:value="-0.0314">
            <text:p>-3.14%</text:p>
          </table:table-cell>
          <table:table-cell table:style-name="ce1" office:value-type="float" office:value="5.75">
            <text:p>5.75</text:p>
          </table:table-cell>
          <table:table-cell table:style-name="ce1" office:value-type="string">
            <text:p>新三板概念投资新三板绿创设备年年报披露公司投资新三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28">
            <text:p>28</text:p>
          </table:table-cell>
          <table:table-cell office:value-type="string">
            <text:p><text:a xlink:href="http://stockpage.10jqka.com.cn/000938/">000938</text:a></text:p>
          </table:table-cell>
          <table:table-cell office:value-type="string">
            <text:p><text:a xlink:href="http://stockpage.10jqka.com.cn/000938/">紫光股份</text:a></text:p>
          </table:table-cell>
          <table:table-cell table:style-name="ce1" office:value-type="float" office:value="28.47">
            <text:p>28.47</text:p>
          </table:table-cell>
          <table:table-cell table:style-name="ce2" office:value-type="percentage" office:value="-0.0296">
            <text:p>-2.96%</text:p>
          </table:table-cell>
          <table:table-cell table:style-name="ce2" office:value-type="percentage" office:value="-0.0343">
            <text:p>-3.43%</text:p>
          </table:table-cell>
          <table:table-cell table:style-name="ce1" office:value-type="float" office:value="2.06">
            <text:p>2.06</text:p>
          </table:table-cell>
          <table:table-cell table:style-name="ce1" office:value-type="string">
            <text:p>新三板概念年年报披露持有三板上市公司股权情况初始投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29">
            <text:p>29</text:p>
          </table:table-cell>
          <table:table-cell office:value-type="string">
            <text:p><text:a xlink:href="http://stockpage.10jqka.com.cn/600128/">600128</text:a></text:p>
          </table:table-cell>
          <table:table-cell office:value-type="string">
            <text:p><text:a xlink:href="http://stockpage.10jqka.com.cn/600128/">弘业股份</text:a></text:p>
          </table:table-cell>
          <table:table-cell table:style-name="ce1" office:value-type="float" office:value="13.9">
            <text:p>13.9</text:p>
          </table:table-cell>
          <table:table-cell table:style-name="ce2" office:value-type="percentage" office:value="-0.03">
            <text:p>-3.00%</text:p>
          </table:table-cell>
          <table:table-cell table:style-name="ce2" office:value-type="percentage" office:value="0.0657">
            <text:p>6.57%</text:p>
          </table:table-cell>
          <table:table-cell table:style-name="ce1" office:value-type="float" office:value="2.47">
            <text:p>2.47</text:p>
          </table:table-cell>
          <table:table-cell table:style-name="ce1" office:value-type="string">
            <text:p>新三板概念公司投资万元持有江苏弘瑞科技投资公司股份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30">
            <text:p>30</text:p>
          </table:table-cell>
          <table:table-cell office:value-type="string">
            <text:p><text:a xlink:href="http://stockpage.10jqka.com.cn/600851/">600851</text:a></text:p>
          </table:table-cell>
          <table:table-cell office:value-type="string">
            <text:p><text:a xlink:href="http://stockpage.10jqka.com.cn/600851/">海欣股份</text:a></text:p>
          </table:table-cell>
          <table:table-cell table:style-name="ce1" office:value-type="float" office:value="8.47">
            <text:p>8.47</text:p>
          </table:table-cell>
          <table:table-cell table:style-name="ce2" office:value-type="percentage" office:value="-0.0309">
            <text:p>-3.09%</text:p>
          </table:table-cell>
          <table:table-cell table:style-name="ce2" office:value-type="percentage" office:value="0.0141">
            <text:p>1.41%</text:p>
          </table:table-cell>
          <table:table-cell table:style-name="ce1" office:value-type="float" office:value="7.38">
            <text:p>7.38</text:p>
          </table:table-cell>
          <table:table-cell table:style-name="ce1" office:value-type="string">
            <text:p>新三板概念年月日公告公司控股子公司海欣医药收到全国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31">
            <text:p>31</text:p>
          </table:table-cell>
          <table:table-cell office:value-type="string">
            <text:p><text:a xlink:href="http://stockpage.10jqka.com.cn/600266/">600266</text:a></text:p>
          </table:table-cell>
          <table:table-cell office:value-type="string">
            <text:p><text:a xlink:href="http://stockpage.10jqka.com.cn/600266/">北京城建</text:a></text:p>
          </table:table-cell>
          <table:table-cell table:style-name="ce1" office:value-type="float" office:value="13.54">
            <text:p>13.54</text:p>
          </table:table-cell>
          <table:table-cell table:style-name="ce2" office:value-type="percentage" office:value="-0.0336">
            <text:p>-3.36%</text:p>
          </table:table-cell>
          <table:table-cell table:style-name="ce2" office:value-type="percentage" office:value="0.0575">
            <text:p>5.75%</text:p>
          </table:table-cell>
          <table:table-cell table:style-name="ce1" office:value-type="float" office:value="10.67">
            <text:p>10.67</text:p>
          </table:table-cell>
          <table:table-cell table:style-name="ce1" office:value-type="string">
            <text:p>新三板概念出资万参股国信创业投资公司持股比例为出资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32">
            <text:p>32</text:p>
          </table:table-cell>
          <table:table-cell office:value-type="string">
            <text:p><text:a xlink:href="http://stockpage.10jqka.com.cn/000931/">000931</text:a></text:p>
          </table:table-cell>
          <table:table-cell office:value-type="string">
            <text:p><text:a xlink:href="http://stockpage.10jqka.com.cn/000931/">中关村</text:a></text:p>
          </table:table-cell>
          <table:table-cell table:style-name="ce1" office:value-type="float" office:value="7.95">
            <text:p>7.95</text:p>
          </table:table-cell>
          <table:table-cell table:style-name="ce2" office:value-type="percentage" office:value="-0.034">
            <text:p>-3.40%</text:p>
          </table:table-cell>
          <table:table-cell table:style-name="ce2" office:value-type="percentage" office:value="-0.0205">
            <text:p>-2.05%</text:p>
          </table:table-cell>
          <table:table-cell table:style-name="ce1" office:value-type="float" office:value="5.07">
            <text:p>5.07</text:p>
          </table:table-cell>
          <table:table-cell table:style-name="ce1" office:value-type="string">
            <text:p>新三板概念新三板已在中关村科技园区试点多年年月国务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33">
            <text:p>33</text:p>
          </table:table-cell>
          <table:table-cell office:value-type="string">
            <text:p><text:a xlink:href="http://stockpage.10jqka.com.cn/600283/">600283</text:a></text:p>
          </table:table-cell>
          <table:table-cell office:value-type="string">
            <text:p><text:a xlink:href="http://stockpage.10jqka.com.cn/600283/">钱江水利</text:a></text:p>
          </table:table-cell>
          <table:table-cell table:style-name="ce1" office:value-type="float" office:value="14.69">
            <text:p>14.69</text:p>
          </table:table-cell>
          <table:table-cell table:style-name="ce2" office:value-type="percentage" office:value="-0.0467">
            <text:p>-4.67%</text:p>
          </table:table-cell>
          <table:table-cell table:style-name="ce2" office:value-type="percentage" office:value="-0.0273">
            <text:p>-2.73%</text:p>
          </table:table-cell>
          <table:table-cell table:style-name="ce1" office:value-type="float" office:value="2.85">
            <text:p>2.85</text:p>
          </table:table-cell>
          <table:table-cell table:style-name="ce1" office:value-type="string">
            <text:p>新三板概念公司参股浙江天堂硅谷股权投资管理集团有限</text:p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1">
            <text:p>1</text:p>
          </table:table-cell>
          <table:table-cell office:value-type="string">
            <text:p><text:a xlink:href="http://stockpage.10jqka.com.cn/600340/">600340</text:a></text:p>
          </table:table-cell>
          <table:table-cell office:value-type="string">
            <text:p><text:a xlink:href="http://stockpage.10jqka.com.cn/600340/">华夏幸福</text:a></text:p>
          </table:table-cell>
          <table:table-cell table:style-name="ce1" office:value-type="float" office:value="36.62">
            <text:p>36.62</text:p>
          </table:table-cell>
          <table:table-cell table:style-name="ce1" office:value-type="float" office:value="1.17">
            <text:p>1.17</text:p>
          </table:table-cell>
          <table:table-cell table:style-name="ce2" office:value-type="percentage" office:value="0.033">
            <text:p>3.30%</text:p>
          </table:table-cell>
          <table:table-cell table:style-name="ce1" office:value-type="float" office:value="35.45">
            <text:p>35.45</text:p>
          </table:table-cell>
          <table:table-cell table:style-name="ce1" office:value-type="float" office:value="35.5">
            <text:p>35.5</text:p>
            <draw:frame table:end-cell-address="main.J143" table:end-x="0.0488in" table:end-y="0.0579in" draw:z-index="40" draw:name="http://i.thsi.cn/images/quote/transparent.gif" draw:style-name="gr1" draw:text-style-name="P1" svg:width="0.0661in" svg:height="0.0579in" svg:x="5.3429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2">
            <text:p>2</text:p>
          </table:table-cell>
          <table:table-cell office:value-type="string">
            <text:p><text:a xlink:href="http://stockpage.10jqka.com.cn/000571/">000571</text:a></text:p>
          </table:table-cell>
          <table:table-cell office:value-type="string">
            <text:p><text:a xlink:href="http://stockpage.10jqka.com.cn/000571/">新大洲A</text:a>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0.04">
            <text:p>0.04</text:p>
          </table:table-cell>
          <table:table-cell table:style-name="ce2" office:value-type="percentage" office:value="0.0073">
            <text:p>0.73%</text:p>
          </table:table-cell>
          <table:table-cell table:style-name="ce1" office:value-type="float" office:value="5.46">
            <text:p>5.46</text:p>
          </table:table-cell>
          <table:table-cell table:style-name="ce1" office:value-type="float" office:value="5.47">
            <text:p>5.47</text:p>
            <draw:frame table:end-cell-address="main.J144" table:end-x="0.0488in" table:end-y="0.0579in" draw:z-index="41" draw:name="http://i.thsi.cn/images/quote/transparent.gif" draw:style-name="gr1" draw:text-style-name="P1" svg:width="0.0661in" svg:height="0.0579in" svg:x="5.3429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3">
            <text:p>3</text:p>
          </table:table-cell>
          <table:table-cell office:value-type="string">
            <text:p><text:a xlink:href="http://stockpage.10jqka.com.cn/600862/">600862</text:a></text:p>
          </table:table-cell>
          <table:table-cell office:value-type="string">
            <text:p><text:a xlink:href="http://stockpage.10jqka.com.cn/600862/">南通科技</text:a></text:p>
          </table:table-cell>
          <table:table-cell table:style-name="ce1" office:value-type="float" office:value="11.08">
            <text:p>11.08</text:p>
          </table:table-cell>
          <table:table-cell table:style-name="ce1" office:value-type="float" office:value="-0.08">
            <text:p>-0.08</text:p>
          </table:table-cell>
          <table:table-cell table:style-name="ce2" office:value-type="percentage" office:value="-0.0072">
            <text:p>-0.72%</text:p>
          </table:table-cell>
          <table:table-cell table:style-name="ce1" office:value-type="float" office:value="11.16">
            <text:p>11.16</text:p>
          </table:table-cell>
          <table:table-cell table:style-name="ce1" office:value-type="float" office:value="11.16">
            <text:p>11.16</text:p>
            <draw:frame table:end-cell-address="main.J145" table:end-x="0.0488in" table:end-y="0.0579in" draw:z-index="42" draw:name="http://i.thsi.cn/images/quote/transparent.gif" draw:style-name="gr1" draw:text-style-name="P1" svg:width="0.0661in" svg:height="0.0579in" svg:x="5.3429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4">
            <text:p>4</text:p>
          </table:table-cell>
          <table:table-cell office:value-type="string">
            <text:p><text:a xlink:href="http://stockpage.10jqka.com.cn/600038/">600038</text:a></text:p>
          </table:table-cell>
          <table:table-cell office:value-type="string">
            <text:p><text:a xlink:href="http://stockpage.10jqka.com.cn/600038/">哈飞股份</text:a></text:p>
          </table:table-cell>
          <table:table-cell table:style-name="ce1" office:value-type="float" office:value="36.11">
            <text:p>36.11</text:p>
          </table:table-cell>
          <table:table-cell table:style-name="ce1" office:value-type="float" office:value="-0.63">
            <text:p>-0.63</text:p>
          </table:table-cell>
          <table:table-cell table:style-name="ce2" office:value-type="percentage" office:value="-0.0172">
            <text:p>-1.72%</text:p>
          </table:table-cell>
          <table:table-cell table:style-name="ce1" office:value-type="float" office:value="36.74">
            <text:p>36.74</text:p>
          </table:table-cell>
          <table:table-cell table:style-name="ce1" office:value-type="float" office:value="36.3">
            <text:p>36.3</text:p>
            <draw:frame table:end-cell-address="main.J146" table:end-x="0.0488in" table:end-y="0.0579in" draw:z-index="43" draw:name="http://i.thsi.cn/images/quote/transparent.gif" draw:style-name="gr1" draw:text-style-name="P1" svg:width="0.0661in" svg:height="0.0579in" svg:x="5.3429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5">
            <text:p>5</text:p>
          </table:table-cell>
          <table:table-cell office:value-type="string">
            <text:p><text:a xlink:href="http://stockpage.10jqka.com.cn/600316/">600316</text:a></text:p>
          </table:table-cell>
          <table:table-cell office:value-type="string">
            <text:p><text:a xlink:href="http://stockpage.10jqka.com.cn/600316/">洪都航空</text:a></text:p>
          </table:table-cell>
          <table:table-cell table:style-name="ce1" office:value-type="float" office:value="26.34">
            <text:p>26.34</text:p>
          </table:table-cell>
          <table:table-cell table:style-name="ce1" office:value-type="float" office:value="-0.5">
            <text:p>-0.5</text:p>
          </table:table-cell>
          <table:table-cell table:style-name="ce2" office:value-type="percentage" office:value="-0.0186">
            <text:p>-1.86%</text:p>
          </table:table-cell>
          <table:table-cell table:style-name="ce1" office:value-type="float" office:value="26.84">
            <text:p>26.84</text:p>
          </table:table-cell>
          <table:table-cell table:style-name="ce1" office:value-type="float" office:value="26.79">
            <text:p>26.79</text:p>
            <draw:frame table:end-cell-address="main.J147" table:end-x="0.0488in" table:end-y="0.0579in" draw:z-index="44" draw:name="http://i.thsi.cn/images/quote/transparent.gif" draw:style-name="gr1" draw:text-style-name="P1" svg:width="0.0661in" svg:height="0.0579in" svg:x="5.3429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6">
            <text:p>6</text:p>
          </table:table-cell>
          <table:table-cell office:value-type="string">
            <text:p><text:a xlink:href="http://stockpage.10jqka.com.cn/300185/">300185</text:a></text:p>
          </table:table-cell>
          <table:table-cell office:value-type="string">
            <text:p><text:a xlink:href="http://stockpage.10jqka.com.cn/300185/">通裕重工</text:a></text:p>
          </table:table-cell>
          <table:table-cell table:style-name="ce1" office:value-type="float" office:value="6.33">
            <text:p>6.33</text:p>
          </table:table-cell>
          <table:table-cell table:style-name="ce1" office:value-type="float" office:value="-0.13">
            <text:p>-0.13</text:p>
          </table:table-cell>
          <table:table-cell table:style-name="ce2" office:value-type="percentage" office:value="-0.0201">
            <text:p>-2.01%</text:p>
          </table:table-cell>
          <table:table-cell table:style-name="ce1" office:value-type="float" office:value="6.46">
            <text:p>6.46</text:p>
          </table:table-cell>
          <table:table-cell table:style-name="ce1" office:value-type="float" office:value="6.45">
            <text:p>6.45</text:p>
            <draw:frame table:end-cell-address="main.J148" table:end-x="0.0488in" table:end-y="0.0579in" draw:z-index="45" draw:name="http://i.thsi.cn/images/quote/transparent.gif" draw:style-name="gr1" draw:text-style-name="P1" svg:width="0.0661in" svg:height="0.0579in" svg:x="5.3429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7">
            <text:p>7</text:p>
          </table:table-cell>
          <table:table-cell office:value-type="string">
            <text:p><text:a xlink:href="http://stockpage.10jqka.com.cn/002260/">002260</text:a></text:p>
          </table:table-cell>
          <table:table-cell office:value-type="string">
            <text:p><text:a xlink:href="http://stockpage.10jqka.com.cn/002260/">伊立浦</text:a></text:p>
          </table:table-cell>
          <table:table-cell table:style-name="ce1" office:value-type="float" office:value="26.32">
            <text:p>26.32</text:p>
          </table:table-cell>
          <table:table-cell table:style-name="ce1" office:value-type="float" office:value="-0.69">
            <text:p>-0.69</text:p>
          </table:table-cell>
          <table:table-cell table:style-name="ce2" office:value-type="percentage" office:value="-0.0256">
            <text:p>-2.56%</text:p>
          </table:table-cell>
          <table:table-cell table:style-name="ce1" office:value-type="float" office:value="27.01">
            <text:p>27.01</text:p>
          </table:table-cell>
          <table:table-cell table:style-name="ce1" office:value-type="float" office:value="26.93">
            <text:p>26.93</text:p>
            <draw:frame table:end-cell-address="main.J149" table:end-x="0.0488in" table:end-y="0.0579in" draw:z-index="46" draw:name="http://i.thsi.cn/images/quote/transparent.gif" draw:style-name="gr1" draw:text-style-name="P1" svg:width="0.0661in" svg:height="0.0579in" svg:x="5.3429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8">
            <text:p>8</text:p>
          </table:table-cell>
          <table:table-cell office:value-type="string">
            <text:p><text:a xlink:href="http://stockpage.10jqka.com.cn/002111/">002111</text:a></text:p>
          </table:table-cell>
          <table:table-cell office:value-type="string">
            <text:p><text:a xlink:href="http://stockpage.10jqka.com.cn/002111/">威海广泰</text:a></text:p>
          </table:table-cell>
          <table:table-cell table:style-name="ce1" office:value-type="float" office:value="18.25">
            <text:p>18.25</text:p>
          </table:table-cell>
          <table:table-cell table:style-name="ce1" office:value-type="float" office:value="-0.55">
            <text:p>-0.55</text:p>
          </table:table-cell>
          <table:table-cell table:style-name="ce2" office:value-type="percentage" office:value="-0.0292">
            <text:p>-2.92%</text:p>
          </table:table-cell>
          <table:table-cell table:style-name="ce1" office:value-type="float" office:value="18.8">
            <text:p>18.8</text:p>
          </table:table-cell>
          <table:table-cell table:style-name="ce1" office:value-type="float" office:value="18.8">
            <text:p>18.8</text:p>
            <draw:frame table:end-cell-address="main.J150" table:end-x="0.0488in" table:end-y="0.0579in" draw:z-index="47" draw:name="http://i.thsi.cn/images/quote/transparent.gif" draw:style-name="gr1" draw:text-style-name="P1" svg:width="0.0661in" svg:height="0.0579in" svg:x="5.3429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9">
            <text:p>9</text:p>
          </table:table-cell>
          <table:table-cell office:value-type="string">
            <text:p><text:a xlink:href="http://stockpage.10jqka.com.cn/000099/">000099</text:a></text:p>
          </table:table-cell>
          <table:table-cell office:value-type="string">
            <text:p><text:a xlink:href="http://stockpage.10jqka.com.cn/000099/">中信海直</text:a></text:p>
          </table:table-cell>
          <table:table-cell table:style-name="ce1" office:value-type="float" office:value="14.74">
            <text:p>14.74</text:p>
          </table:table-cell>
          <table:table-cell table:style-name="ce1" office:value-type="float" office:value="-0.53">
            <text:p>-0.53</text:p>
          </table:table-cell>
          <table:table-cell table:style-name="ce2" office:value-type="percentage" office:value="-0.0347">
            <text:p>-3.47%</text:p>
          </table:table-cell>
          <table:table-cell table:style-name="ce1" office:value-type="float" office:value="15.27">
            <text:p>15.27</text:p>
          </table:table-cell>
          <table:table-cell table:style-name="ce1" office:value-type="float" office:value="15.37">
            <text:p>15.37</text:p>
            <draw:frame table:end-cell-address="main.J151" table:end-x="0.0488in" table:end-y="0.0579in" draw:z-index="48" draw:name="http://i.thsi.cn/images/quote/transparent.gif" draw:style-name="gr1" draw:text-style-name="P1" svg:width="0.0661in" svg:height="0.0579in" svg:x="5.3429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10">
            <text:p>10</text:p>
          </table:table-cell>
          <table:table-cell office:value-type="string">
            <text:p><text:a xlink:href="http://stockpage.10jqka.com.cn/600523/">600523</text:a></text:p>
          </table:table-cell>
          <table:table-cell office:value-type="string">
            <text:p><text:a xlink:href="http://stockpage.10jqka.com.cn/600523/">贵航股份</text:a></text:p>
          </table:table-cell>
          <table:table-cell table:style-name="ce1" office:value-type="float" office:value="16.68">
            <text:p>16.68</text:p>
          </table:table-cell>
          <table:table-cell table:style-name="ce1" office:value-type="float" office:value="-0.67">
            <text:p>-0.67</text:p>
          </table:table-cell>
          <table:table-cell table:style-name="ce2" office:value-type="percentage" office:value="-0.0386">
            <text:p>-3.86%</text:p>
          </table:table-cell>
          <table:table-cell table:style-name="ce1" office:value-type="float" office:value="17.35">
            <text:p>17.35</text:p>
          </table:table-cell>
          <table:table-cell table:style-name="ce1" office:value-type="float" office:value="17.28">
            <text:p>17.28</text:p>
            <draw:frame table:end-cell-address="main.J152" table:end-x="0.0488in" table:end-y="0.0579in" draw:z-index="49" draw:name="http://i.thsi.cn/images/quote/transparent.gif" draw:style-name="gr1" draw:text-style-name="P1" svg:width="0.0661in" svg:height="0.0579in" svg:x="5.3429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11">
            <text:p>11</text:p>
          </table:table-cell>
          <table:table-cell office:value-type="string">
            <text:p><text:a xlink:href="http://stockpage.10jqka.com.cn/600990/">600990</text:a></text:p>
          </table:table-cell>
          <table:table-cell office:value-type="string">
            <text:p><text:a xlink:href="http://stockpage.10jqka.com.cn/600990/">四创电子</text:a></text:p>
          </table:table-cell>
          <table:table-cell table:style-name="ce1" office:value-type="float" office:value="46.28">
            <text:p>46.28</text:p>
          </table:table-cell>
          <table:table-cell table:style-name="ce1" office:value-type="float" office:value="-2.69">
            <text:p>-2.69</text:p>
          </table:table-cell>
          <table:table-cell table:style-name="ce2" office:value-type="percentage" office:value="-0.0549">
            <text:p>-5.49%</text:p>
          </table:table-cell>
          <table:table-cell table:number-columns-repeated="2" table:style-name="ce1" office:value-type="float" office:value="48.97">
            <text:p>48.97</text:p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12">
            <text:p>12</text:p>
          </table:table-cell>
          <table:table-cell office:value-type="string">
            <text:p><text:a xlink:href="http://stockpage.10jqka.com.cn/002253/">002253</text:a></text:p>
          </table:table-cell>
          <table:table-cell office:value-type="string">
            <text:p><text:a xlink:href="http://stockpage.10jqka.com.cn/002253/">川大智胜</text:a></text:p>
          </table:table-cell>
          <table:table-cell table:style-name="ce1" office:value-type="float" office:value="29.62">
            <text:p>29.62</text:p>
          </table:table-cell>
          <table:table-cell table:style-name="ce1" office:value-type="float" office:value="-1.89">
            <text:p>-1.89</text:p>
          </table:table-cell>
          <table:table-cell table:style-name="ce2" office:value-type="percentage" office:value="-0.06">
            <text:p>-6.00%</text:p>
          </table:table-cell>
          <table:table-cell table:style-name="ce1" office:value-type="float" office:value="31.51">
            <text:p>31.51</text:p>
          </table:table-cell>
          <table:table-cell table:style-name="ce1" office:value-type="float" office:value="31.51">
            <text:p>31.51</text:p>
            <draw:frame table:end-cell-address="main.J154" table:end-x="0.0488in" table:end-y="0.0579in" draw:z-index="50" draw:name="http://i.thsi.cn/images/quote/transparent.gif" draw:style-name="gr1" draw:text-style-name="P1" svg:width="0.0661in" svg:height="0.0579in" svg:x="5.3429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13">
            <text:p>13</text:p>
          </table:table-cell>
          <table:table-cell office:value-type="string">
            <text:p><text:a xlink:href="http://stockpage.10jqka.com.cn/002023/">002023</text:a></text:p>
          </table:table-cell>
          <table:table-cell office:value-type="string">
            <text:p><text:a xlink:href="http://stockpage.10jqka.com.cn/002023/">海特高新</text:a></text:p>
          </table:table-cell>
          <table:table-cell table:style-name="ce1" office:value-type="float" office:value="23.97">
            <text:p>23.97</text:p>
          </table:table-cell>
          <table:table-cell table:style-name="ce1" office:value-type="float" office:value="-1.69">
            <text:p>-1.69</text:p>
          </table:table-cell>
          <table:table-cell table:style-name="ce2" office:value-type="percentage" office:value="-0.0659">
            <text:p>-6.59%</text:p>
          </table:table-cell>
          <table:table-cell table:style-name="ce1" office:value-type="float" office:value="25.66">
            <text:p>25.66</text:p>
          </table:table-cell>
          <table:table-cell table:style-name="ce1" office:value-type="float" office:value="25.5">
            <text:p>25.5</text:p>
            <draw:frame table:end-cell-address="main.J155" table:end-x="0.0488in" table:end-y="0.0579in" draw:z-index="51" draw:name="http://i.thsi.cn/images/quote/transparent.gif" draw:style-name="gr1" draw:text-style-name="P1" svg:width="0.0661in" svg:height="0.0579in" svg:x="5.3429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</table:table>
      <table:table table:name="工作表3" table:style-name="ta1" table:print="false">
        <table:table-column table:style-name="co3" table:default-cell-style-name="Default"/>
        <table:table-column table:style-name="co1" table:number-columns-repeated="33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代码</text:p>
          </table:table-cell>
          <table:table-cell office:value-type="string">
            <text:p>股票名字</text:p>
          </table:table-cell>
          <table:table-cell office:value-type="string">
            <text:p>开盘价</text:p>
          </table:table-cell>
          <table:table-cell office:value-type="string">
            <text:p>昨收盘</text:p>
          </table:table-cell>
          <table:table-cell office:value-type="string">
            <text:p>当前价</text:p>
          </table:table-cell>
          <table:table-cell office:value-type="string">
            <text:p>最高价</text:p>
          </table:table-cell>
          <table:table-cell office:value-type="string">
            <text:p>最低价</text:p>
          </table:table-cell>
          <table:table-cell office:value-type="string">
            <text:p>买一价</text:p>
          </table:table-cell>
          <table:table-cell office:value-type="string">
            <text:p>成交量</text:p>
          </table:table-cell>
          <table:table-cell office:value-type="string">
            <text:p>成交额</text:p>
          </table:table-cell>
          <table:table-cell office:value-type="string">
            <text:p>买一量</text:p>
          </table:table-cell>
          <table:table-cell office:value-type="string">
            <text:p>买一价2</text:p>
          </table:table-cell>
          <table:table-cell office:value-type="string">
            <text:p>买二量</text:p>
          </table:table-cell>
          <table:table-cell office:value-type="string">
            <text:p>买二价</text:p>
          </table:table-cell>
          <table:table-cell office:value-type="string">
            <text:p>买三量</text:p>
          </table:table-cell>
          <table:table-cell office:value-type="string">
            <text:p>买三价</text:p>
          </table:table-cell>
          <table:table-cell office:value-type="string">
            <text:p>买四量</text:p>
          </table:table-cell>
          <table:table-cell office:value-type="string">
            <text:p>买四价</text:p>
          </table:table-cell>
          <table:table-cell office:value-type="string">
            <text:p>买五量</text:p>
          </table:table-cell>
          <table:table-cell office:value-type="string">
            <text:p>买五价</text:p>
          </table:table-cell>
          <table:table-cell office:value-type="string">
            <text:p>卖一量</text:p>
          </table:table-cell>
          <table:table-cell office:value-type="string">
            <text:p>卖一价</text:p>
          </table:table-cell>
          <table:table-cell office:value-type="string">
            <text:p>卖二量</text:p>
          </table:table-cell>
          <table:table-cell office:value-type="string">
            <text:p>卖二价</text:p>
          </table:table-cell>
          <table:table-cell office:value-type="string">
            <text:p>卖三量</text:p>
          </table:table-cell>
          <table:table-cell office:value-type="string">
            <text:p>卖三价</text:p>
          </table:table-cell>
          <table:table-cell office:value-type="string">
            <text:p>卖四量</text:p>
          </table:table-cell>
          <table:table-cell office:value-type="string">
            <text:p>卖四价</text:p>
          </table:table-cell>
          <table:table-cell office:value-type="string">
            <text:p>卖五量</text:p>
          </table:table-cell>
          <table:table-cell office:value-type="string">
            <text:p>卖五价</text:p>
          </table:table-cell>
          <table:table-cell office:value-type="string">
            <text:p>日期</text:p>
          </table:table-cell>
          <table:table-cell office:value-type="string">
            <text:p>时间</text:p>
          </table:table-cell>
          <table:table-cell office:value-type="string">
            <text:p>PageUrl</text:p>
          </table:table-cell>
        </table:table-row>
      </table:table>
      <table:table table:name="temp" table:style-name="ta1" table:print="false">
        <table:table-column table:style-name="co1" table:number-columns-repeated="15" table:default-cell-style-name="Default"/>
        <table:table-row table:style-name="ro2">
          <table:table-cell office:value-type="string">
            <text:p>序号</text:p>
          </table:table-cell>
          <table:table-cell office:value-type="string">
            <text:p>股票代码</text:p>
          </table:table-cell>
          <table:table-cell office:value-type="string">
            <text:p>股票简称</text:p>
          </table:table-cell>
          <table:table-cell office:value-type="string">
            <text:p>最新价</text:p>
          </table:table-cell>
          <table:table-cell office:value-type="string">
            <text:p>涨跌额</text:p>
          </table:table-cell>
          <table:table-cell office:value-type="string">
            <text:p>涨跌幅↓</text:p>
          </table:table-cell>
          <table:table-cell office:value-type="string">
            <text:p>昨收</text:p>
          </table:table-cell>
          <table:table-cell office:value-type="string">
            <text:p>今开</text:p>
          </table:table-cell>
          <table:table-cell office:value-type="string">
            <text:p>最高</text:p>
          </table:table-cell>
          <table:table-cell office:value-type="string">
            <text:p>最低</text:p>
          </table:table-cell>
          <table:table-cell office:value-type="string">
            <text:p>资金净流入/万</text:p>
          </table:table-cell>
          <table:table-cell office:value-type="string">
            <text:p>成交量/手</text:p>
          </table:table-cell>
          <table:table-cell office:value-type="string">
            <text:p>成交额/万</text:p>
          </table:table-cell>
          <table:table-cell office:value-type="string">
            <text:p>换手率</text:p>
          </table:table-cell>
          <table:table-cell office:value-type="string">
            <text:p>加自选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国药一致</text:p>
          </table:table-cell>
          <table:table-cell office:value-type="float" office:value="45.75">
            <text:p>45.75</text:p>
          </table:table-cell>
          <table:table-cell office:value-type="float" office:value="0.06">
            <text:p>0.06</text:p>
          </table:table-cell>
          <table:table-cell office:value-type="string">
            <text:p>0.13%</text:p>
          </table:table-cell>
          <table:table-cell office:value-type="float" office:value="45.69">
            <text:p>45.69</text:p>
          </table:table-cell>
          <table:table-cell office:value-type="float" office:value="45.87">
            <text:p>45.87</text:p>
          </table:table-cell>
          <table:table-cell office:value-type="float" office:value="45.88">
            <text:p>45.88</text:p>
          </table:table-cell>
          <table:table-cell office:value-type="float" office:value="45">
            <text:p>45</text:p>
          </table:table-cell>
          <table:table-cell office:value-type="float" office:value="-414.13">
            <text:p>-414.13</text:p>
          </table:table-cell>
          <table:table-cell office:value-type="float" office:value="19957">
            <text:p>19957</text:p>
          </table:table-cell>
          <table:table-cell office:value-type="float" office:value="9058.1">
            <text:p>9058.1</text:p>
          </table:table-cell>
          <table:table-cell office:value-type="string">
            <text:p>0.86%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8">
            <text:p>78</text:p>
          </table:table-cell>
          <table:table-cell office:value-type="string">
            <text:p>海王生物</text:p>
          </table:table-cell>
          <table:table-cell office:value-type="float" office:value="10.33">
            <text:p>10.33</text:p>
          </table:table-cell>
          <table:table-cell office:value-type="float" office:value="0.23">
            <text:p>0.23</text:p>
          </table:table-cell>
          <table:table-cell office:value-type="string">
            <text:p>2.28%</text:p>
          </table:table-cell>
          <table:table-cell office:value-type="float" office:value="10.1">
            <text:p>10.1</text:p>
          </table:table-cell>
          <table:table-cell office:value-type="float" office:value="10.12">
            <text:p>10.12</text:p>
          </table:table-cell>
          <table:table-cell office:value-type="float" office:value="10.34">
            <text:p>10.34</text:p>
          </table:table-cell>
          <table:table-cell office:value-type="float" office:value="10.03">
            <text:p>10.03</text:p>
          </table:table-cell>
          <table:table-cell office:value-type="float" office:value="6372.36">
            <text:p>6372.36</text:p>
          </table:table-cell>
          <table:table-cell office:value-type="float" office:value="312073">
            <text:p>312073</text:p>
          </table:table-cell>
          <table:table-cell office:value-type="float" office:value="31781.19">
            <text:p>31781.19</text:p>
          </table:table-cell>
          <table:table-cell office:value-type="string">
            <text:p>4.27%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23">
            <text:p>423</text:p>
          </table:table-cell>
          <table:table-cell office:value-type="string">
            <text:p>东阿阿胶</text:p>
          </table:table-cell>
          <table:table-cell office:value-type="float" office:value="34.99">
            <text:p>34.99</text:p>
          </table:table-cell>
          <table:table-cell office:value-type="float" office:value="0.17">
            <text:p>0.17</text:p>
          </table:table-cell>
          <table:table-cell office:value-type="string">
            <text:p>0.49%</text:p>
          </table:table-cell>
          <table:table-cell office:value-type="float" office:value="34.82">
            <text:p>34.82</text:p>
          </table:table-cell>
          <table:table-cell office:value-type="float" office:value="34.83">
            <text:p>34.83</text:p>
          </table:table-cell>
          <table:table-cell office:value-type="float" office:value="35.03">
            <text:p>35.03</text:p>
          </table:table-cell>
          <table:table-cell office:value-type="float" office:value="34.59">
            <text:p>34.59</text:p>
          </table:table-cell>
          <table:table-cell office:value-type="float" office:value="1909.64">
            <text:p>1909.64</text:p>
          </table:table-cell>
          <table:table-cell office:value-type="float" office:value="109109">
            <text:p>109109</text:p>
          </table:table-cell>
          <table:table-cell office:value-type="float" office:value="38010.35">
            <text:p>38010.35</text:p>
          </table:table-cell>
          <table:table-cell office:value-type="string">
            <text:p>1.67%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38">
            <text:p>538</text:p>
          </table:table-cell>
          <table:table-cell office:value-type="string">
            <text:p>云南白药</text:p>
          </table:table-cell>
          <table:table-cell office:value-type="float" office:value="55.85">
            <text:p>55.85</text:p>
          </table:table-cell>
          <table:table-cell office:value-type="float" office:value="1.21">
            <text:p>1.21</text:p>
          </table:table-cell>
          <table:table-cell office:value-type="string">
            <text:p>2.21%</text:p>
          </table:table-cell>
          <table:table-cell office:value-type="float" office:value="54.64">
            <text:p>54.64</text:p>
          </table:table-cell>
          <table:table-cell office:value-type="float" office:value="54.69">
            <text:p>54.69</text:p>
          </table:table-cell>
          <table:table-cell office:value-type="float" office:value="55.85">
            <text:p>55.85</text:p>
          </table:table-cell>
          <table:table-cell office:value-type="float" office:value="54.19">
            <text:p>54.19</text:p>
          </table:table-cell>
          <table:table-cell office:value-type="float" office:value="12149.59">
            <text:p>12149.59</text:p>
          </table:table-cell>
          <table:table-cell office:value-type="float" office:value="211378">
            <text:p>211378</text:p>
          </table:table-cell>
          <table:table-cell office:value-type="float" office:value="116409.37">
            <text:p>116409.37</text:p>
          </table:table-cell>
          <table:table-cell office:value-type="string">
            <text:p>2.03%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97">
            <text:p>597</text:p>
          </table:table-cell>
          <table:table-cell office:value-type="string">
            <text:p>东北制药</text:p>
          </table:table-cell>
          <table:table-cell office:value-type="float" office:value="12.01">
            <text:p>12.01</text:p>
          </table:table-cell>
          <table:table-cell office:value-type="float" office:value="0.32">
            <text:p>0.32</text:p>
          </table:table-cell>
          <table:table-cell office:value-type="string">
            <text:p>2.74%</text:p>
          </table:table-cell>
          <table:table-cell office:value-type="float" office:value="11.69">
            <text:p>11.69</text:p>
          </table:table-cell>
          <table:table-cell office:value-type="float" office:value="11.63">
            <text:p>11.63</text:p>
          </table:table-cell>
          <table:table-cell office:value-type="float" office:value="12.05">
            <text:p>12.05</text:p>
          </table:table-cell>
          <table:table-cell office:value-type="float" office:value="11.56">
            <text:p>11.56</text:p>
          </table:table-cell>
          <table:table-cell office:value-type="float" office:value="1076.42">
            <text:p>1076.42</text:p>
          </table:table-cell>
          <table:table-cell office:value-type="float" office:value="96984">
            <text:p>96984</text:p>
          </table:table-cell>
          <table:table-cell office:value-type="float" office:value="11434.18">
            <text:p>11434.18</text:p>
          </table:table-cell>
          <table:table-cell office:value-type="string">
            <text:p>2.93%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23">
            <text:p>623</text:p>
          </table:table-cell>
          <table:table-cell office:value-type="string">
            <text:p>吉林敖东</text:p>
          </table:table-cell>
          <table:table-cell office:value-type="float" office:value="27.18">
            <text:p>27.18</text:p>
          </table:table-cell>
          <table:table-cell office:value-type="float" office:value="0.34">
            <text:p>0.34</text:p>
          </table:table-cell>
          <table:table-cell office:value-type="string">
            <text:p>1.27%</text:p>
          </table:table-cell>
          <table:table-cell office:value-type="float" office:value="26.84">
            <text:p>26.84</text:p>
          </table:table-cell>
          <table:table-cell office:value-type="float" office:value="27.01">
            <text:p>27.01</text:p>
          </table:table-cell>
          <table:table-cell office:value-type="float" office:value="27.85">
            <text:p>27.85</text:p>
          </table:table-cell>
          <table:table-cell office:value-type="float" office:value="26.8">
            <text:p>26.8</text:p>
          </table:table-cell>
          <table:table-cell office:value-type="float" office:value="10675.11">
            <text:p>10675.11</text:p>
          </table:table-cell>
          <table:table-cell office:value-type="float" office:value="430478">
            <text:p>430478</text:p>
          </table:table-cell>
          <table:table-cell office:value-type="float" office:value="117563.29">
            <text:p>117563.29</text:p>
          </table:table-cell>
          <table:table-cell office:value-type="string">
            <text:p>5.46%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56">
            <text:p>756</text:p>
          </table:table-cell>
          <table:table-cell office:value-type="string">
            <text:p>新华制药</text:p>
          </table:table-cell>
          <table:table-cell office:value-type="float" office:value="8.36">
            <text:p>8.36</text:p>
          </table:table-cell>
          <table:table-cell office:value-type="float" office:value="-0.06">
            <text:p>-0.06</text:p>
          </table:table-cell>
          <table:table-cell office:value-type="string">
            <text:p>-0.71%</text:p>
          </table:table-cell>
          <table:table-cell office:value-type="float" office:value="8.42">
            <text:p>8.42</text:p>
          </table:table-cell>
          <table:table-cell table:number-columns-repeated="2" office:value-type="float" office:value="8.44">
            <text:p>8.44</text:p>
          </table:table-cell>
          <table:table-cell office:value-type="float" office:value="8.28">
            <text:p>8.28</text:p>
          </table:table-cell>
          <table:table-cell office:value-type="float" office:value="-924.81">
            <text:p>-924.81</text:p>
          </table:table-cell>
          <table:table-cell office:value-type="float" office:value="67049">
            <text:p>67049</text:p>
          </table:table-cell>
          <table:table-cell office:value-type="float" office:value="5583.34">
            <text:p>5583.34</text:p>
          </table:table-cell>
          <table:table-cell office:value-type="string">
            <text:p>2.18%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66">
            <text:p>766</text:p>
          </table:table-cell>
          <table:table-cell office:value-type="string">
            <text:p>通化金马</text:p>
          </table:table-cell>
          <table:table-cell office:value-type="float" office:value="7.79">
            <text:p>7.79</text:p>
          </table:table-cell>
          <table:table-cell office:value-type="float" office:value="0.02">
            <text:p>0.02</text:p>
          </table:table-cell>
          <table:table-cell office:value-type="string">
            <text:p>0.26%</text:p>
          </table:table-cell>
          <table:table-cell table:number-columns-repeated="2" office:value-type="float" office:value="7.77">
            <text:p>7.77</text:p>
          </table:table-cell>
          <table:table-cell office:value-type="float" office:value="7.85">
            <text:p>7.85</text:p>
          </table:table-cell>
          <table:table-cell office:value-type="float" office:value="7.7">
            <text:p>7.7</text:p>
          </table:table-cell>
          <table:table-cell office:value-type="float" office:value="72.63">
            <text:p>72.63</text:p>
          </table:table-cell>
          <table:table-cell office:value-type="float" office:value="74754">
            <text:p>74754</text:p>
          </table:table-cell>
          <table:table-cell office:value-type="float" office:value="5816.29">
            <text:p>5816.29</text:p>
          </table:table-cell>
          <table:table-cell office:value-type="string">
            <text:p>1.66%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88">
            <text:p>788</text:p>
          </table:table-cell>
          <table:table-cell office:value-type="string">
            <text:p>北大医药</text:p>
          </table:table-cell>
          <table:table-cell office:value-type="float" office:value="17.81">
            <text:p>17.81</text:p>
          </table:table-cell>
          <table:table-cell office:value-type="float" office:value="0.47">
            <text:p>0.47</text:p>
          </table:table-cell>
          <table:table-cell office:value-type="string">
            <text:p>2.71%</text:p>
          </table:table-cell>
          <table:table-cell table:number-columns-repeated="2" office:value-type="float" office:value="17.34">
            <text:p>17.34</text:p>
          </table:table-cell>
          <table:table-cell office:value-type="float" office:value="17.88">
            <text:p>17.88</text:p>
          </table:table-cell>
          <table:table-cell office:value-type="float" office:value="17.19">
            <text:p>17.19</text:p>
          </table:table-cell>
          <table:table-cell office:value-type="float" office:value="3387.22">
            <text:p>3387.22</text:p>
          </table:table-cell>
          <table:table-cell office:value-type="float" office:value="286618">
            <text:p>286618</text:p>
          </table:table-cell>
          <table:table-cell office:value-type="float" office:value="50443.37">
            <text:p>50443.37</text:p>
          </table:table-cell>
          <table:table-cell office:value-type="string">
            <text:p>5.13%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19">
            <text:p>919</text:p>
          </table:table-cell>
          <table:table-cell office:value-type="string">
            <text:p>金陵药业</text:p>
          </table:table-cell>
          <table:table-cell office:value-type="float" office:value="14.69">
            <text:p>14.69</text:p>
          </table:table-cell>
          <table:table-cell office:value-type="float" office:value="0.12">
            <text:p>0.12</text:p>
          </table:table-cell>
          <table:table-cell office:value-type="string">
            <text:p>0.82%</text:p>
          </table:table-cell>
          <table:table-cell table:number-columns-repeated="2" office:value-type="float" office:value="14.57">
            <text:p>14.57</text:p>
          </table:table-cell>
          <table:table-cell office:value-type="float" office:value="14.69">
            <text:p>14.69</text:p>
          </table:table-cell>
          <table:table-cell office:value-type="float" office:value="14.28">
            <text:p>14.28</text:p>
          </table:table-cell>
          <table:table-cell office:value-type="float" office:value="-1270.9">
            <text:p>-1270.9</text:p>
          </table:table-cell>
          <table:table-cell office:value-type="float" office:value="88433">
            <text:p>88433</text:p>
          </table:table-cell>
          <table:table-cell office:value-type="float" office:value="12781.09">
            <text:p>12781.09</text:p>
          </table:table-cell>
          <table:table-cell office:value-type="string">
            <text:p>3.21%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52">
            <text:p>952</text:p>
          </table:table-cell>
          <table:table-cell office:value-type="string">
            <text:p>广济药业</text:p>
          </table:table-cell>
          <table:table-cell office:value-type="float" office:value="12.3">
            <text:p>12.3</text:p>
          </table:table-cell>
          <table:table-cell office:value-type="float" office:value="-0.1">
            <text:p>-0.1</text:p>
          </table:table-cell>
          <table:table-cell office:value-type="string">
            <text:p>-0.81%</text:p>
          </table:table-cell>
          <table:table-cell office:value-type="float" office:value="12.4">
            <text:p>12.4</text:p>
          </table:table-cell>
          <table:table-cell office:value-type="float" office:value="12.28">
            <text:p>12.28</text:p>
          </table:table-cell>
          <table:table-cell office:value-type="float" office:value="12.44">
            <text:p>12.44</text:p>
          </table:table-cell>
          <table:table-cell office:value-type="float" office:value="12.1">
            <text:p>12.1</text:p>
          </table:table-cell>
          <table:table-cell office:value-type="float" office:value="-1591.48">
            <text:p>-1591.48</text:p>
          </table:table-cell>
          <table:table-cell office:value-type="float" office:value="90009">
            <text:p>90009</text:p>
          </table:table-cell>
          <table:table-cell office:value-type="float" office:value="10999.1">
            <text:p>10999.1</text:p>
          </table:table-cell>
          <table:table-cell office:value-type="string">
            <text:p>3.58%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963">
            <text:p>963</text:p>
          </table:table-cell>
          <table:table-cell office:value-type="string">
            <text:p>华东医药</text:p>
          </table:table-cell>
          <table:table-cell office:value-type="float" office:value="53">
            <text:p>53</text:p>
          </table:table-cell>
          <table:table-cell office:value-type="float" office:value="-1.18">
            <text:p>-1.18</text:p>
          </table:table-cell>
          <table:table-cell office:value-type="string">
            <text:p>-2.18%</text:p>
          </table:table-cell>
          <table:table-cell office:value-type="float" office:value="54.18">
            <text:p>54.18</text:p>
          </table:table-cell>
          <table:table-cell table:number-columns-repeated="2" office:value-type="float" office:value="53.88">
            <text:p>53.88</text:p>
          </table:table-cell>
          <table:table-cell office:value-type="float" office:value="52.55">
            <text:p>52.55</text:p>
          </table:table-cell>
          <table:table-cell office:value-type="float" office:value="-1673.15">
            <text:p>-1673.15</text:p>
          </table:table-cell>
          <table:table-cell office:value-type="float" office:value="33707">
            <text:p>33707</text:p>
          </table:table-cell>
          <table:table-cell office:value-type="float" office:value="17823.55">
            <text:p>17823.55</text:p>
          </table:table-cell>
          <table:table-cell office:value-type="string">
            <text:p>0.78%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99">
            <text:p>999</text:p>
          </table:table-cell>
          <table:table-cell office:value-type="string">
            <text:p>华润三九</text:p>
          </table:table-cell>
          <table:table-cell office:value-type="float" office:value="21.45">
            <text:p>21.45</text:p>
          </table:table-cell>
          <table:table-cell office:value-type="float" office:value="0.03">
            <text:p>0.03</text:p>
          </table:table-cell>
          <table:table-cell office:value-type="string">
            <text:p>0.14%</text:p>
          </table:table-cell>
          <table:table-cell office:value-type="float" office:value="21.42">
            <text:p>21.42</text:p>
          </table:table-cell>
          <table:table-cell office:value-type="float" office:value="21.5">
            <text:p>21.5</text:p>
          </table:table-cell>
          <table:table-cell office:value-type="float" office:value="21.56">
            <text:p>21.56</text:p>
          </table:table-cell>
          <table:table-cell office:value-type="float" office:value="21.18">
            <text:p>21.18</text:p>
          </table:table-cell>
          <table:table-cell office:value-type="float" office:value="-2591.48">
            <text:p>-2591.48</text:p>
          </table:table-cell>
          <table:table-cell office:value-type="float" office:value="85823">
            <text:p>85823</text:p>
          </table:table-cell>
          <table:table-cell office:value-type="float" office:value="18340.9">
            <text:p>18340.9</text:p>
          </table:table-cell>
          <table:table-cell office:value-type="string">
            <text:p>0.88%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004">
            <text:p>2004</text:p>
          </table:table-cell>
          <table:table-cell office:value-type="string">
            <text:p>华邦颖泰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0%</text:p>
          </table:table-cell>
          <table:table-cell office:value-type="float" office:value="18.48">
            <text:p>18.48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0%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020">
            <text:p>2020</text:p>
          </table:table-cell>
          <table:table-cell office:value-type="string">
            <text:p>京新药业</text:p>
          </table:table-cell>
          <table:table-cell office:value-type="float" office:value="19.92">
            <text:p>19.92</text:p>
          </table:table-cell>
          <table:table-cell office:value-type="float" office:value="-0.29">
            <text:p>-0.29</text:p>
          </table:table-cell>
          <table:table-cell office:value-type="string">
            <text:p>-1.43%</text:p>
          </table:table-cell>
          <table:table-cell office:value-type="float" office:value="20.21">
            <text:p>20.21</text:p>
          </table:table-cell>
          <table:table-cell office:value-type="float" office:value="20.26">
            <text:p>20.26</text:p>
          </table:table-cell>
          <table:table-cell office:value-type="float" office:value="20.3">
            <text:p>20.3</text:p>
          </table:table-cell>
          <table:table-cell office:value-type="float" office:value="19.65">
            <text:p>19.65</text:p>
          </table:table-cell>
          <table:table-cell office:value-type="float" office:value="-3227.18">
            <text:p>-3227.18</text:p>
          </table:table-cell>
          <table:table-cell office:value-type="float" office:value="62940">
            <text:p>62940</text:p>
          </table:table-cell>
          <table:table-cell office:value-type="float" office:value="12504.66">
            <text:p>12504.66</text:p>
          </table:table-cell>
          <table:table-cell office:value-type="string">
            <text:p>3.09%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99">
            <text:p>2099</text:p>
          </table:table-cell>
          <table:table-cell office:value-type="string">
            <text:p>海翔药业</text:p>
          </table:table-cell>
          <table:table-cell office:value-type="float" office:value="9.81">
            <text:p>9.81</text:p>
          </table:table-cell>
          <table:table-cell office:value-type="float" office:value="-0.03">
            <text:p>-0.03</text:p>
          </table:table-cell>
          <table:table-cell office:value-type="string">
            <text:p>-0.31%</text:p>
          </table:table-cell>
          <table:table-cell office:value-type="float" office:value="9.84">
            <text:p>9.84</text:p>
          </table:table-cell>
          <table:table-cell office:value-type="float" office:value="9.9">
            <text:p>9.9</text:p>
          </table:table-cell>
          <table:table-cell office:value-type="float" office:value="9.91">
            <text:p>9.91</text:p>
          </table:table-cell>
          <table:table-cell office:value-type="float" office:value="9.78">
            <text:p>9.78</text:p>
          </table:table-cell>
          <table:table-cell office:value-type="float" office:value="-1431.01">
            <text:p>-1431.01</text:p>
          </table:table-cell>
          <table:table-cell office:value-type="float" office:value="49167">
            <text:p>49167</text:p>
          </table:table-cell>
          <table:table-cell office:value-type="float" office:value="4829.52">
            <text:p>4829.52</text:p>
          </table:table-cell>
          <table:table-cell office:value-type="string">
            <text:p>1.90%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07">
            <text:p>2107</text:p>
          </table:table-cell>
          <table:table-cell office:value-type="string">
            <text:p>沃华医药</text:p>
          </table:table-cell>
          <table:table-cell office:value-type="float" office:value="23.57">
            <text:p>23.57</text:p>
          </table:table-cell>
          <table:table-cell office:value-type="float" office:value="0.52">
            <text:p>0.52</text:p>
          </table:table-cell>
          <table:table-cell office:value-type="string">
            <text:p>2.26%</text:p>
          </table:table-cell>
          <table:table-cell office:value-type="float" office:value="23.05">
            <text:p>23.05</text:p>
          </table:table-cell>
          <table:table-cell office:value-type="float" office:value="23.1">
            <text:p>23.1</text:p>
          </table:table-cell>
          <table:table-cell office:value-type="float" office:value="23.75">
            <text:p>23.75</text:p>
          </table:table-cell>
          <table:table-cell office:value-type="float" office:value="22.98">
            <text:p>22.98</text:p>
          </table:table-cell>
          <table:table-cell office:value-type="float" office:value="1064.5">
            <text:p>1064.5</text:p>
          </table:table-cell>
          <table:table-cell office:value-type="float" office:value="21602">
            <text:p>21602</text:p>
          </table:table-cell>
          <table:table-cell office:value-type="float" office:value="5074.24">
            <text:p>5074.24</text:p>
          </table:table-cell>
          <table:table-cell office:value-type="string">
            <text:p>2.88%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118">
            <text:p>2118</text:p>
          </table:table-cell>
          <table:table-cell office:value-type="string">
            <text:p>紫鑫药业</text:p>
          </table:table-cell>
          <table:table-cell office:value-type="float" office:value="15.42">
            <text:p>15.42</text:p>
          </table:table-cell>
          <table:table-cell office:value-type="float" office:value="0.19">
            <text:p>0.19</text:p>
          </table:table-cell>
          <table:table-cell office:value-type="string">
            <text:p>1.25%</text:p>
          </table:table-cell>
          <table:table-cell office:value-type="float" office:value="15.23">
            <text:p>15.23</text:p>
          </table:table-cell>
          <table:table-cell office:value-type="float" office:value="15.19">
            <text:p>15.19</text:p>
          </table:table-cell>
          <table:table-cell office:value-type="float" office:value="15.43">
            <text:p>15.43</text:p>
          </table:table-cell>
          <table:table-cell office:value-type="float" office:value="15.04">
            <text:p>15.04</text:p>
          </table:table-cell>
          <table:table-cell office:value-type="float" office:value="-116.13">
            <text:p>-116.13</text:p>
          </table:table-cell>
          <table:table-cell office:value-type="float" office:value="114487">
            <text:p>114487</text:p>
          </table:table-cell>
          <table:table-cell office:value-type="float" office:value="17415.05">
            <text:p>17415.05</text:p>
          </table:table-cell>
          <table:table-cell office:value-type="string">
            <text:p>2.23%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223">
            <text:p>2223</text:p>
          </table:table-cell>
          <table:table-cell office:value-type="string">
            <text:p>鱼跃医疗</text:p>
          </table:table-cell>
          <table:table-cell office:value-type="float" office:value="26.61">
            <text:p>26.61</text:p>
          </table:table-cell>
          <table:table-cell office:value-type="float" office:value="-0.29">
            <text:p>-0.29</text:p>
          </table:table-cell>
          <table:table-cell office:value-type="string">
            <text:p>-1.08%</text:p>
          </table:table-cell>
          <table:table-cell office:value-type="float" office:value="26.9">
            <text:p>26.9</text:p>
          </table:table-cell>
          <table:table-cell office:value-type="float" office:value="26.91">
            <text:p>26.91</text:p>
          </table:table-cell>
          <table:table-cell office:value-type="float" office:value="26.99">
            <text:p>26.99</text:p>
          </table:table-cell>
          <table:table-cell office:value-type="float" office:value="26.3">
            <text:p>26.3</text:p>
          </table:table-cell>
          <table:table-cell office:value-type="float" office:value="-3958.6">
            <text:p>-3958.6</text:p>
          </table:table-cell>
          <table:table-cell office:value-type="float" office:value="51119">
            <text:p>51119</text:p>
          </table:table-cell>
          <table:table-cell office:value-type="float" office:value="13583.97">
            <text:p>13583.97</text:p>
          </table:table-cell>
          <table:table-cell office:value-type="string">
            <text:p>1.15%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275">
            <text:p>2275</text:p>
          </table:table-cell>
          <table:table-cell office:value-type="string">
            <text:p>桂林三金</text:p>
          </table:table-cell>
          <table:table-cell office:value-type="float" office:value="20.05">
            <text:p>20.05</text:p>
          </table:table-cell>
          <table:table-cell office:value-type="float" office:value="-0.44">
            <text:p>-0.44</text:p>
          </table:table-cell>
          <table:table-cell office:value-type="string">
            <text:p>-2.15%</text:p>
          </table:table-cell>
          <table:table-cell office:value-type="float" office:value="20.49">
            <text:p>20.49</text:p>
          </table:table-cell>
          <table:table-cell office:value-type="float" office:value="20.55">
            <text:p>20.55</text:p>
          </table:table-cell>
          <table:table-cell office:value-type="float" office:value="20.97">
            <text:p>20.97</text:p>
          </table:table-cell>
          <table:table-cell office:value-type="float" office:value="19.91">
            <text:p>19.91</text:p>
          </table:table-cell>
          <table:table-cell office:value-type="float" office:value="1347.14">
            <text:p>1347.14</text:p>
          </table:table-cell>
          <table:table-cell office:value-type="float" office:value="93283">
            <text:p>93283</text:p>
          </table:table-cell>
          <table:table-cell office:value-type="float" office:value="19089.69">
            <text:p>19089.69</text:p>
          </table:table-cell>
          <table:table-cell office:value-type="string">
            <text:p>1.78%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0006">
            <text:p>300006</text:p>
          </table:table-cell>
          <table:table-cell office:value-type="string">
            <text:p>莱美药业</text:p>
          </table:table-cell>
          <table:table-cell office:value-type="float" office:value="33.3">
            <text:p>33.3</text:p>
          </table:table-cell>
          <table:table-cell office:value-type="float" office:value="0.62">
            <text:p>0.62</text:p>
          </table:table-cell>
          <table:table-cell office:value-type="string">
            <text:p>1.90%</text:p>
          </table:table-cell>
          <table:table-cell table:number-columns-repeated="2" office:value-type="float" office:value="32.68">
            <text:p>32.68</text:p>
          </table:table-cell>
          <table:table-cell office:value-type="float" office:value="33.99">
            <text:p>33.99</text:p>
          </table:table-cell>
          <table:table-cell office:value-type="float" office:value="32.5">
            <text:p>32.5</text:p>
          </table:table-cell>
          <table:table-cell office:value-type="float" office:value="4950.49">
            <text:p>4950.49</text:p>
          </table:table-cell>
          <table:table-cell office:value-type="float" office:value="65961">
            <text:p>65961</text:p>
          </table:table-cell>
          <table:table-cell office:value-type="float" office:value="21841.84">
            <text:p>21841.84</text:p>
          </table:table-cell>
          <table:table-cell office:value-type="string">
            <text:p>4.89%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00015">
            <text:p>300015</text:p>
          </table:table-cell>
          <table:table-cell office:value-type="string">
            <text:p>爱尔眼科</text:p>
          </table:table-cell>
          <table:table-cell office:value-type="float" office:value="25.65">
            <text:p>25.65</text:p>
          </table:table-cell>
          <table:table-cell office:value-type="float" office:value="-0.22">
            <text:p>-0.22</text:p>
          </table:table-cell>
          <table:table-cell office:value-type="string">
            <text:p>-0.85%</text:p>
          </table:table-cell>
          <table:table-cell office:value-type="float" office:value="25.87">
            <text:p>25.87</text:p>
          </table:table-cell>
          <table:table-cell office:value-type="float" office:value="25.82">
            <text:p>25.82</text:p>
          </table:table-cell>
          <table:table-cell office:value-type="float" office:value="25.87">
            <text:p>25.87</text:p>
          </table:table-cell>
          <table:table-cell office:value-type="float" office:value="25.36">
            <text:p>25.36</text:p>
          </table:table-cell>
          <table:table-cell office:value-type="float" office:value="-4086.32">
            <text:p>-4086.32</text:p>
          </table:table-cell>
          <table:table-cell office:value-type="float" office:value="48640">
            <text:p>48640</text:p>
          </table:table-cell>
          <table:table-cell office:value-type="float" office:value="12431.11">
            <text:p>12431.11</text:p>
          </table:table-cell>
          <table:table-cell office:value-type="string">
            <text:p>0.93%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00055">
            <text:p>600055</text:p>
          </table:table-cell>
          <table:table-cell office:value-type="string">
            <text:p>华润万东</text:p>
          </table:table-cell>
          <table:table-cell office:value-type="float" office:value="24.88">
            <text:p>24.88</text:p>
          </table:table-cell>
          <table:table-cell office:value-type="float" office:value="-0.15">
            <text:p>-0.15</text:p>
          </table:table-cell>
          <table:table-cell office:value-type="string">
            <text:p>-0.60%</text:p>
          </table:table-cell>
          <table:table-cell office:value-type="float" office:value="25.03">
            <text:p>25.03</text:p>
          </table:table-cell>
          <table:table-cell office:value-type="float" office:value="24.8">
            <text:p>24.8</text:p>
          </table:table-cell>
          <table:table-cell office:value-type="float" office:value="25">
            <text:p>25</text:p>
          </table:table-cell>
          <table:table-cell office:value-type="float" office:value="24.05">
            <text:p>24.05</text:p>
          </table:table-cell>
          <table:table-cell office:value-type="float" office:value="782.16">
            <text:p>782.16</text:p>
          </table:table-cell>
          <table:table-cell office:value-type="float" office:value="40672">
            <text:p>40672</text:p>
          </table:table-cell>
          <table:table-cell office:value-type="float" office:value="9940.47">
            <text:p>9940.47</text:p>
          </table:table-cell>
          <table:table-cell office:value-type="string">
            <text:p>1.88%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00062">
            <text:p>600062</text:p>
          </table:table-cell>
          <table:table-cell office:value-type="string">
            <text:p>华润双鹤</text:p>
          </table:table-cell>
          <table:table-cell office:value-type="float" office:value="21.1">
            <text:p>21.1</text:p>
          </table:table-cell>
          <table:table-cell office:value-type="float" office:value="0.36">
            <text:p>0.36</text:p>
          </table:table-cell>
          <table:table-cell office:value-type="string">
            <text:p>1.74%</text:p>
          </table:table-cell>
          <table:table-cell office:value-type="float" office:value="20.74">
            <text:p>20.74</text:p>
          </table:table-cell>
          <table:table-cell office:value-type="float" office:value="20.8">
            <text:p>20.8</text:p>
          </table:table-cell>
          <table:table-cell office:value-type="float" office:value="21.21">
            <text:p>21.21</text:p>
          </table:table-cell>
          <table:table-cell office:value-type="float" office:value="20.75">
            <text:p>20.75</text:p>
          </table:table-cell>
          <table:table-cell office:value-type="float" office:value="1890.44">
            <text:p>1890.44</text:p>
          </table:table-cell>
          <table:table-cell office:value-type="float" office:value="113540">
            <text:p>113540</text:p>
          </table:table-cell>
          <table:table-cell office:value-type="float" office:value="23866.35">
            <text:p>23866.35</text:p>
          </table:table-cell>
          <table:table-cell office:value-type="string">
            <text:p>1.99%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00079">
            <text:p>600079</text:p>
          </table:table-cell>
          <table:table-cell office:value-type="string">
            <text:p>人福医药</text:p>
          </table:table-cell>
          <table:table-cell office:value-type="float" office:value="26.1">
            <text:p>26.1</text:p>
          </table:table-cell>
          <table:table-cell office:value-type="float" office:value="0.21">
            <text:p>0.21</text:p>
          </table:table-cell>
          <table:table-cell office:value-type="string">
            <text:p>0.81%</text:p>
          </table:table-cell>
          <table:table-cell office:value-type="float" office:value="25.89">
            <text:p>25.89</text:p>
          </table:table-cell>
          <table:table-cell office:value-type="float" office:value="25.95">
            <text:p>25.95</text:p>
          </table:table-cell>
          <table:table-cell office:value-type="float" office:value="26.43">
            <text:p>26.43</text:p>
          </table:table-cell>
          <table:table-cell office:value-type="float" office:value="25.75">
            <text:p>25.75</text:p>
          </table:table-cell>
          <table:table-cell office:value-type="float" office:value="-661.2">
            <text:p>-661.2</text:p>
          </table:table-cell>
          <table:table-cell office:value-type="float" office:value="96008">
            <text:p>96008</text:p>
          </table:table-cell>
          <table:table-cell office:value-type="float" office:value="25095.06">
            <text:p>25095.06</text:p>
          </table:table-cell>
          <table:table-cell office:value-type="string">
            <text:p>1.90%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00085">
            <text:p>600085</text:p>
          </table:table-cell>
          <table:table-cell office:value-type="string">
            <text:p>同仁堂</text:p>
          </table:table-cell>
          <table:table-cell office:value-type="float" office:value="20.11">
            <text:p>20.11</text:p>
          </table:table-cell>
          <table:table-cell office:value-type="float" office:value="0.15">
            <text:p>0.15</text:p>
          </table:table-cell>
          <table:table-cell office:value-type="string">
            <text:p>0.75%</text:p>
          </table:table-cell>
          <table:table-cell office:value-type="float" office:value="19.96">
            <text:p>19.96</text:p>
          </table:table-cell>
          <table:table-cell office:value-type="float" office:value="19.92">
            <text:p>19.92</text:p>
          </table:table-cell>
          <table:table-cell office:value-type="float" office:value="20.12">
            <text:p>20.12</text:p>
          </table:table-cell>
          <table:table-cell office:value-type="float" office:value="19.77">
            <text:p>19.77</text:p>
          </table:table-cell>
          <table:table-cell office:value-type="float" office:value="1828.15">
            <text:p>1828.15</text:p>
          </table:table-cell>
          <table:table-cell office:value-type="float" office:value="186702">
            <text:p>186702</text:p>
          </table:table-cell>
          <table:table-cell office:value-type="float" office:value="37238.7">
            <text:p>37238.7</text:p>
          </table:table-cell>
          <table:table-cell office:value-type="string">
            <text:p>1.42%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0129">
            <text:p>600129</text:p>
          </table:table-cell>
          <table:table-cell office:value-type="string">
            <text:p>太极集团</text:p>
          </table:table-cell>
          <table:table-cell office:value-type="float" office:value="17.18">
            <text:p>17.18</text:p>
          </table:table-cell>
          <table:table-cell office:value-type="float" office:value="0.62">
            <text:p>0.62</text:p>
          </table:table-cell>
          <table:table-cell office:value-type="string">
            <text:p>3.74%</text:p>
          </table:table-cell>
          <table:table-cell office:value-type="float" office:value="16.56">
            <text:p>16.56</text:p>
          </table:table-cell>
          <table:table-cell office:value-type="float" office:value="16.65">
            <text:p>16.65</text:p>
          </table:table-cell>
          <table:table-cell office:value-type="float" office:value="17.56">
            <text:p>17.56</text:p>
          </table:table-cell>
          <table:table-cell office:value-type="float" office:value="16.58">
            <text:p>16.58</text:p>
          </table:table-cell>
          <table:table-cell office:value-type="float" office:value="3542.79">
            <text:p>3542.79</text:p>
          </table:table-cell>
          <table:table-cell office:value-type="float" office:value="82114">
            <text:p>82114</text:p>
          </table:table-cell>
          <table:table-cell office:value-type="float" office:value="14043.27">
            <text:p>14043.27</text:p>
          </table:table-cell>
          <table:table-cell office:value-type="string">
            <text:p>1.92%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600161">
            <text:p>600161</text:p>
          </table:table-cell>
          <table:table-cell office:value-type="string">
            <text:p>天坛生物</text:p>
          </table:table-cell>
          <table:table-cell office:value-type="float" office:value="26.72">
            <text:p>26.72</text:p>
          </table:table-cell>
          <table:table-cell office:value-type="float" office:value="-0.11">
            <text:p>-0.11</text:p>
          </table:table-cell>
          <table:table-cell office:value-type="string">
            <text:p>-0.41%</text:p>
          </table:table-cell>
          <table:table-cell office:value-type="float" office:value="26.83">
            <text:p>26.83</text:p>
          </table:table-cell>
          <table:table-cell office:value-type="float" office:value="26.85">
            <text:p>26.85</text:p>
          </table:table-cell>
          <table:table-cell office:value-type="float" office:value="26.86">
            <text:p>26.86</text:p>
          </table:table-cell>
          <table:table-cell office:value-type="float" office:value="26.46">
            <text:p>26.46</text:p>
          </table:table-cell>
          <table:table-cell office:value-type="float" office:value="-2723.99">
            <text:p>-2723.99</text:p>
          </table:table-cell>
          <table:table-cell office:value-type="float" office:value="48940">
            <text:p>48940</text:p>
          </table:table-cell>
          <table:table-cell office:value-type="float" office:value="13024.2">
            <text:p>13024.2</text:p>
          </table:table-cell>
          <table:table-cell office:value-type="string">
            <text:p>0.95%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00196">
            <text:p>600196</text:p>
          </table:table-cell>
          <table:table-cell office:value-type="string">
            <text:p>复星医药</text:p>
          </table:table-cell>
          <table:table-cell office:value-type="float" office:value="20.58">
            <text:p>20.58</text:p>
          </table:table-cell>
          <table:table-cell office:value-type="float" office:value="-0.41">
            <text:p>-0.41</text:p>
          </table:table-cell>
          <table:table-cell office:value-type="string">
            <text:p>-1.95%</text:p>
          </table:table-cell>
          <table:table-cell office:value-type="float" office:value="20.99">
            <text:p>20.99</text:p>
          </table:table-cell>
          <table:table-cell office:value-type="float" office:value="21">
            <text:p>21</text:p>
          </table:table-cell>
          <table:table-cell office:value-type="float" office:value="21.05">
            <text:p>21.05</text:p>
          </table:table-cell>
          <table:table-cell office:value-type="float" office:value="20.35">
            <text:p>20.35</text:p>
          </table:table-cell>
          <table:table-cell office:value-type="float" office:value="-18526.35">
            <text:p>-18526.35</text:p>
          </table:table-cell>
          <table:table-cell office:value-type="float" office:value="463262">
            <text:p>463262</text:p>
          </table:table-cell>
          <table:table-cell office:value-type="float" office:value="95434.18">
            <text:p>95434.18</text:p>
          </table:table-cell>
          <table:table-cell office:value-type="string">
            <text:p>2.43%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00216">
            <text:p>600216</text:p>
          </table:table-cell>
          <table:table-cell office:value-type="string">
            <text:p>浙江医药</text:p>
          </table:table-cell>
          <table:table-cell office:value-type="float" office:value="10.72">
            <text:p>10.72</text:p>
          </table:table-cell>
          <table:table-cell office:value-type="float" office:value="-0.03">
            <text:p>-0.03</text:p>
          </table:table-cell>
          <table:table-cell office:value-type="string">
            <text:p>-0.28%</text:p>
          </table:table-cell>
          <table:table-cell office:value-type="float" office:value="10.75">
            <text:p>10.75</text:p>
          </table:table-cell>
          <table:table-cell office:value-type="float" office:value="10.78">
            <text:p>10.78</text:p>
          </table:table-cell>
          <table:table-cell office:value-type="float" office:value="10.8">
            <text:p>10.8</text:p>
          </table:table-cell>
          <table:table-cell office:value-type="float" office:value="10.63">
            <text:p>10.63</text:p>
          </table:table-cell>
          <table:table-cell office:value-type="float" office:value="-3654.48">
            <text:p>-3654.48</text:p>
          </table:table-cell>
          <table:table-cell office:value-type="float" office:value="163793">
            <text:p>163793</text:p>
          </table:table-cell>
          <table:table-cell office:value-type="float" office:value="17525.02">
            <text:p>17525.02</text:p>
          </table:table-cell>
          <table:table-cell office:value-type="string">
            <text:p>1.75%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600222">
            <text:p>600222</text:p>
          </table:table-cell>
          <table:table-cell office:value-type="string">
            <text:p>太龙药业</text:p>
          </table:table-cell>
          <table:table-cell office:value-type="float" office:value="7.69">
            <text:p>7.69</text:p>
          </table:table-cell>
          <table:table-cell office:value-type="float" office:value="-0.03">
            <text:p>-0.03</text:p>
          </table:table-cell>
          <table:table-cell office:value-type="string">
            <text:p>-0.39%</text:p>
          </table:table-cell>
          <table:table-cell office:value-type="float" office:value="7.72">
            <text:p>7.72</text:p>
          </table:table-cell>
          <table:table-cell office:value-type="float" office:value="7.74">
            <text:p>7.74</text:p>
          </table:table-cell>
          <table:table-cell office:value-type="float" office:value="7.77">
            <text:p>7.77</text:p>
          </table:table-cell>
          <table:table-cell office:value-type="float" office:value="7.6">
            <text:p>7.6</text:p>
          </table:table-cell>
          <table:table-cell office:value-type="float" office:value="-1681.34">
            <text:p>-1681.34</text:p>
          </table:table-cell>
          <table:table-cell office:value-type="float" office:value="80589">
            <text:p>80589</text:p>
          </table:table-cell>
          <table:table-cell office:value-type="float" office:value="6166.63">
            <text:p>6166.63</text:p>
          </table:table-cell>
          <table:table-cell office:value-type="string">
            <text:p>1.62%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00252">
            <text:p>600252</text:p>
          </table:table-cell>
          <table:table-cell office:value-type="string">
            <text:p>中恒集团</text:p>
          </table:table-cell>
          <table:table-cell office:value-type="float" office:value="15.28">
            <text:p>15.28</text:p>
          </table:table-cell>
          <table:table-cell office:value-type="float" office:value="0.31">
            <text:p>0.31</text:p>
          </table:table-cell>
          <table:table-cell office:value-type="string">
            <text:p>2.07%</text:p>
          </table:table-cell>
          <table:table-cell office:value-type="float" office:value="14.97">
            <text:p>14.97</text:p>
          </table:table-cell>
          <table:table-cell office:value-type="float" office:value="15.05">
            <text:p>15.05</text:p>
          </table:table-cell>
          <table:table-cell office:value-type="float" office:value="15.55">
            <text:p>15.55</text:p>
          </table:table-cell>
          <table:table-cell office:value-type="float" office:value="15.01">
            <text:p>15.01</text:p>
          </table:table-cell>
          <table:table-cell office:value-type="float" office:value="6092.1">
            <text:p>6092.1</text:p>
          </table:table-cell>
          <table:table-cell office:value-type="float" office:value="386398">
            <text:p>386398</text:p>
          </table:table-cell>
          <table:table-cell office:value-type="float" office:value="59216.97">
            <text:p>59216.97</text:p>
          </table:table-cell>
          <table:table-cell office:value-type="string">
            <text:p>3.54%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00267">
            <text:p>600267</text:p>
          </table:table-cell>
          <table:table-cell office:value-type="string">
            <text:p>海正药业</text:p>
          </table:table-cell>
          <table:table-cell office:value-type="float" office:value="16.64">
            <text:p>16.64</text:p>
          </table:table-cell>
          <table:table-cell office:value-type="float" office:value="0.05">
            <text:p>0.05</text:p>
          </table:table-cell>
          <table:table-cell office:value-type="string">
            <text:p>0.30%</text:p>
          </table:table-cell>
          <table:table-cell office:value-type="float" office:value="16.59">
            <text:p>16.59</text:p>
          </table:table-cell>
          <table:table-cell office:value-type="float" office:value="16.56">
            <text:p>16.56</text:p>
          </table:table-cell>
          <table:table-cell office:value-type="float" office:value="16.7">
            <text:p>16.7</text:p>
          </table:table-cell>
          <table:table-cell office:value-type="float" office:value="16.51">
            <text:p>16.51</text:p>
          </table:table-cell>
          <table:table-cell office:value-type="float" office:value="334.29">
            <text:p>334.29</text:p>
          </table:table-cell>
          <table:table-cell office:value-type="float" office:value="113304">
            <text:p>113304</text:p>
          </table:table-cell>
          <table:table-cell office:value-type="float" office:value="18810.42">
            <text:p>18810.42</text:p>
          </table:table-cell>
          <table:table-cell office:value-type="string">
            <text:p>1.35%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00276">
            <text:p>600276</text:p>
          </table:table-cell>
          <table:table-cell office:value-type="string">
            <text:p>恒瑞医药</text:p>
          </table:table-cell>
          <table:table-cell office:value-type="float" office:value="36.27">
            <text:p>36.27</text:p>
          </table:table-cell>
          <table:table-cell office:value-type="float" office:value="-0.31">
            <text:p>-0.31</text:p>
          </table:table-cell>
          <table:table-cell office:value-type="string">
            <text:p>-0.85%</text:p>
          </table:table-cell>
          <table:table-cell office:value-type="float" office:value="36.58">
            <text:p>36.58</text:p>
          </table:table-cell>
          <table:table-cell office:value-type="float" office:value="36.6">
            <text:p>36.6</text:p>
          </table:table-cell>
          <table:table-cell office:value-type="float" office:value="36.75">
            <text:p>36.75</text:p>
          </table:table-cell>
          <table:table-cell office:value-type="float" office:value="35.5">
            <text:p>35.5</text:p>
          </table:table-cell>
          <table:table-cell office:value-type="float" office:value="-9908.88">
            <text:p>-9908.88</text:p>
          </table:table-cell>
          <table:table-cell office:value-type="float" office:value="181682">
            <text:p>181682</text:p>
          </table:table-cell>
          <table:table-cell office:value-type="float" office:value="65198.38">
            <text:p>65198.38</text:p>
          </table:table-cell>
          <table:table-cell office:value-type="string">
            <text:p>1.21%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00285">
            <text:p>600285</text:p>
          </table:table-cell>
          <table:table-cell office:value-type="string">
            <text:p>羚锐制药</text:p>
          </table:table-cell>
          <table:table-cell office:value-type="float" office:value="8.54">
            <text:p>8.54</text:p>
          </table:table-cell>
          <table:table-cell office:value-type="float" office:value="0.01">
            <text:p>0.01</text:p>
          </table:table-cell>
          <table:table-cell office:value-type="string">
            <text:p>0.12%</text:p>
          </table:table-cell>
          <table:table-cell office:value-type="float" office:value="8.53">
            <text:p>8.53</text:p>
          </table:table-cell>
          <table:table-cell office:value-type="float" office:value="8.55">
            <text:p>8.55</text:p>
          </table:table-cell>
          <table:table-cell office:value-type="float" office:value="8.58">
            <text:p>8.58</text:p>
          </table:table-cell>
          <table:table-cell office:value-type="float" office:value="8.41">
            <text:p>8.41</text:p>
          </table:table-cell>
          <table:table-cell office:value-type="float" office:value="-1121">
            <text:p>-1121</text:p>
          </table:table-cell>
          <table:table-cell office:value-type="float" office:value="127065">
            <text:p>127065</text:p>
          </table:table-cell>
          <table:table-cell office:value-type="float" office:value="10796.55">
            <text:p>10796.55</text:p>
          </table:table-cell>
          <table:table-cell office:value-type="string">
            <text:p>2.76%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00297">
            <text:p>600297</text:p>
          </table:table-cell>
          <table:table-cell office:value-type="string">
            <text:p>美罗药业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0%</text:p>
          </table:table-cell>
          <table:table-cell office:value-type="float" office:value="10.31">
            <text:p>10.3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0%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00329">
            <text:p>600329</text:p>
          </table:table-cell>
          <table:table-cell office:value-type="string">
            <text:p>中新药业</text:p>
          </table:table-cell>
          <table:table-cell office:value-type="float" office:value="15.35">
            <text:p>15.35</text:p>
          </table:table-cell>
          <table:table-cell office:value-type="float" office:value="0.17">
            <text:p>0.17</text:p>
          </table:table-cell>
          <table:table-cell office:value-type="string">
            <text:p>1.12%</text:p>
          </table:table-cell>
          <table:table-cell table:number-columns-repeated="2" office:value-type="float" office:value="15.18">
            <text:p>15.18</text:p>
          </table:table-cell>
          <table:table-cell office:value-type="float" office:value="15.36">
            <text:p>15.36</text:p>
          </table:table-cell>
          <table:table-cell office:value-type="float" office:value="14.99">
            <text:p>14.99</text:p>
          </table:table-cell>
          <table:table-cell office:value-type="float" office:value="462.41">
            <text:p>462.41</text:p>
          </table:table-cell>
          <table:table-cell office:value-type="float" office:value="65380">
            <text:p>65380</text:p>
          </table:table-cell>
          <table:table-cell office:value-type="float" office:value="9928.25">
            <text:p>9928.25</text:p>
          </table:table-cell>
          <table:table-cell office:value-type="string">
            <text:p>1.23%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00332">
            <text:p>600332</text:p>
          </table:table-cell>
          <table:table-cell office:value-type="string">
            <text:p>白云山</text:p>
          </table:table-cell>
          <table:table-cell office:value-type="float" office:value="26.42">
            <text:p>26.42</text:p>
          </table:table-cell>
          <table:table-cell office:value-type="float" office:value="-0.28">
            <text:p>-0.28</text:p>
          </table:table-cell>
          <table:table-cell office:value-type="string">
            <text:p>-1.05%</text:p>
          </table:table-cell>
          <table:table-cell office:value-type="float" office:value="26.7">
            <text:p>26.7</text:p>
          </table:table-cell>
          <table:table-cell office:value-type="float" office:value="26.75">
            <text:p>26.75</text:p>
          </table:table-cell>
          <table:table-cell office:value-type="float" office:value="26.8">
            <text:p>26.8</text:p>
          </table:table-cell>
          <table:table-cell office:value-type="float" office:value="26.29">
            <text:p>26.29</text:p>
          </table:table-cell>
          <table:table-cell office:value-type="float" office:value="-7828">
            <text:p>-7828</text:p>
          </table:table-cell>
          <table:table-cell office:value-type="float" office:value="139959">
            <text:p>139959</text:p>
          </table:table-cell>
          <table:table-cell office:value-type="float" office:value="37075.02">
            <text:p>37075.02</text:p>
          </table:table-cell>
          <table:table-cell office:value-type="string">
            <text:p>1.35%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00351">
            <text:p>600351</text:p>
          </table:table-cell>
          <table:table-cell office:value-type="string">
            <text:p>亚宝药业</text:p>
          </table:table-cell>
          <table:table-cell office:value-type="float" office:value="10.01">
            <text:p>10.01</text:p>
          </table:table-cell>
          <table:table-cell office:value-type="float" office:value="0.11">
            <text:p>0.11</text:p>
          </table:table-cell>
          <table:table-cell office:value-type="string">
            <text:p>1.11%</text:p>
          </table:table-cell>
          <table:table-cell office:value-type="float" office:value="9.9">
            <text:p>9.9</text:p>
          </table:table-cell>
          <table:table-cell office:value-type="float" office:value="9.91">
            <text:p>9.91</text:p>
          </table:table-cell>
          <table:table-cell office:value-type="float" office:value="10.07">
            <text:p>10.07</text:p>
          </table:table-cell>
          <table:table-cell office:value-type="float" office:value="9.86">
            <text:p>9.86</text:p>
          </table:table-cell>
          <table:table-cell office:value-type="float" office:value="1561.77">
            <text:p>1561.77</text:p>
          </table:table-cell>
          <table:table-cell office:value-type="float" office:value="154932">
            <text:p>154932</text:p>
          </table:table-cell>
          <table:table-cell office:value-type="float" office:value="15434.5">
            <text:p>15434.5</text:p>
          </table:table-cell>
          <table:table-cell office:value-type="string">
            <text:p>2.45%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0380">
            <text:p>600380</text:p>
          </table:table-cell>
          <table:table-cell office:value-type="string">
            <text:p>健康元</text:p>
          </table:table-cell>
          <table:table-cell office:value-type="float" office:value="7.29">
            <text:p>7.29</text:p>
          </table:table-cell>
          <table:table-cell office:value-type="float" office:value="0.16">
            <text:p>0.16</text:p>
          </table:table-cell>
          <table:table-cell office:value-type="string">
            <text:p>2.24%</text:p>
          </table:table-cell>
          <table:table-cell table:number-columns-repeated="2" office:value-type="float" office:value="7.13">
            <text:p>7.13</text:p>
          </table:table-cell>
          <table:table-cell office:value-type="float" office:value="7.3">
            <text:p>7.3</text:p>
          </table:table-cell>
          <table:table-cell office:value-type="float" office:value="7">
            <text:p>7</text:p>
          </table:table-cell>
          <table:table-cell office:value-type="float" office:value="-527.52">
            <text:p>-527.52</text:p>
          </table:table-cell>
          <table:table-cell office:value-type="float" office:value="282377">
            <text:p>282377</text:p>
          </table:table-cell>
          <table:table-cell office:value-type="float" office:value="20082.55">
            <text:p>20082.55</text:p>
          </table:table-cell>
          <table:table-cell office:value-type="string">
            <text:p>1.83%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00422">
            <text:p>600422</text:p>
          </table:table-cell>
          <table:table-cell office:value-type="string">
            <text:p>昆明制药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0%</text:p>
          </table:table-cell>
          <table:table-cell office:value-type="float" office:value="27.17">
            <text:p>27.17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0%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00479">
            <text:p>600479</text:p>
          </table:table-cell>
          <table:table-cell office:value-type="string">
            <text:p>千金药业</text:p>
          </table:table-cell>
          <table:table-cell office:value-type="float" office:value="17.11">
            <text:p>17.11</text:p>
          </table:table-cell>
          <table:table-cell office:value-type="float" office:value="-0.05">
            <text:p>-0.05</text:p>
          </table:table-cell>
          <table:table-cell office:value-type="string">
            <text:p>-0.29%</text:p>
          </table:table-cell>
          <table:table-cell office:value-type="float" office:value="17.16">
            <text:p>17.16</text:p>
          </table:table-cell>
          <table:table-cell office:value-type="float" office:value="17.18">
            <text:p>17.18</text:p>
          </table:table-cell>
          <table:table-cell office:value-type="float" office:value="17.47">
            <text:p>17.47</text:p>
          </table:table-cell>
          <table:table-cell office:value-type="float" office:value="16.7">
            <text:p>16.7</text:p>
          </table:table-cell>
          <table:table-cell office:value-type="float" office:value="-1515.13">
            <text:p>-1515.13</text:p>
          </table:table-cell>
          <table:table-cell office:value-type="float" office:value="43595">
            <text:p>43595</text:p>
          </table:table-cell>
          <table:table-cell office:value-type="float" office:value="7443.57">
            <text:p>7443.57</text:p>
          </table:table-cell>
          <table:table-cell office:value-type="string">
            <text:p>1.43%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00511">
            <text:p>600511</text:p>
          </table:table-cell>
          <table:table-cell office:value-type="string">
            <text:p>国药股份</text:p>
          </table:table-cell>
          <table:table-cell office:value-type="float" office:value="27.57">
            <text:p>27.57</text:p>
          </table:table-cell>
          <table:table-cell office:value-type="float" office:value="0.52">
            <text:p>0.52</text:p>
          </table:table-cell>
          <table:table-cell office:value-type="string">
            <text:p>1.92%</text:p>
          </table:table-cell>
          <table:table-cell office:value-type="float" office:value="27.05">
            <text:p>27.05</text:p>
          </table:table-cell>
          <table:table-cell office:value-type="float" office:value="27">
            <text:p>27</text:p>
          </table:table-cell>
          <table:table-cell office:value-type="float" office:value="27.88">
            <text:p>27.88</text:p>
          </table:table-cell>
          <table:table-cell office:value-type="float" office:value="26.99">
            <text:p>26.99</text:p>
          </table:table-cell>
          <table:table-cell office:value-type="float" office:value="-97.46">
            <text:p>-97.46</text:p>
          </table:table-cell>
          <table:table-cell office:value-type="float" office:value="33281">
            <text:p>33281</text:p>
          </table:table-cell>
          <table:table-cell office:value-type="float" office:value="9145.67">
            <text:p>9145.67</text:p>
          </table:table-cell>
          <table:table-cell office:value-type="string">
            <text:p>1.20%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00518">
            <text:p>600518</text:p>
          </table:table-cell>
          <table:table-cell office:value-type="string">
            <text:p>康美药业</text:p>
          </table:table-cell>
          <table:table-cell office:value-type="float" office:value="15.69">
            <text:p>15.69</text:p>
          </table:table-cell>
          <table:table-cell office:value-type="float" office:value="-0.03">
            <text:p>-0.03</text:p>
          </table:table-cell>
          <table:table-cell office:value-type="string">
            <text:p>-0.19%</text:p>
          </table:table-cell>
          <table:table-cell office:value-type="float" office:value="15.72">
            <text:p>15.72</text:p>
          </table:table-cell>
          <table:table-cell office:value-type="float" office:value="15.73">
            <text:p>15.73</text:p>
          </table:table-cell>
          <table:table-cell office:value-type="float" office:value="15.75">
            <text:p>15.75</text:p>
          </table:table-cell>
          <table:table-cell office:value-type="float" office:value="15.54">
            <text:p>15.54</text:p>
          </table:table-cell>
          <table:table-cell office:value-type="float" office:value="3926.47">
            <text:p>3926.47</text:p>
          </table:table-cell>
          <table:table-cell office:value-type="float" office:value="436045">
            <text:p>436045</text:p>
          </table:table-cell>
          <table:table-cell office:value-type="float" office:value="68115.92">
            <text:p>68115.92</text:p>
          </table:table-cell>
          <table:table-cell office:value-type="string">
            <text:p>1.98%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00535">
            <text:p>600535</text:p>
          </table:table-cell>
          <table:table-cell office:value-type="string">
            <text:p>天士力</text:p>
          </table:table-cell>
          <table:table-cell office:value-type="float" office:value="40.01">
            <text:p>40.01</text:p>
          </table:table-cell>
          <table:table-cell office:value-type="float" office:value="-0.02">
            <text:p>-0.02</text:p>
          </table:table-cell>
          <table:table-cell office:value-type="string">
            <text:p>-0.05%</text:p>
          </table:table-cell>
          <table:table-cell office:value-type="float" office:value="40.03">
            <text:p>40.03</text:p>
          </table:table-cell>
          <table:table-cell office:value-type="float" office:value="40.09">
            <text:p>40.09</text:p>
          </table:table-cell>
          <table:table-cell office:value-type="float" office:value="40.1">
            <text:p>40.1</text:p>
          </table:table-cell>
          <table:table-cell office:value-type="float" office:value="39.76">
            <text:p>39.76</text:p>
          </table:table-cell>
          <table:table-cell office:value-type="float" office:value="-7282.79">
            <text:p>-7282.79</text:p>
          </table:table-cell>
          <table:table-cell office:value-type="float" office:value="117125">
            <text:p>117125</text:p>
          </table:table-cell>
          <table:table-cell office:value-type="float" office:value="46700.31">
            <text:p>46700.31</text:p>
          </table:table-cell>
          <table:table-cell office:value-type="string">
            <text:p>1.13%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00557">
            <text:p>600557</text:p>
          </table:table-cell>
          <table:table-cell office:value-type="string">
            <text:p>康缘药业</text:p>
          </table:table-cell>
          <table:table-cell office:value-type="float" office:value="25.57">
            <text:p>25.57</text:p>
          </table:table-cell>
          <table:table-cell office:value-type="float" office:value="-0.03">
            <text:p>-0.03</text:p>
          </table:table-cell>
          <table:table-cell office:value-type="string">
            <text:p>-0.12%</text:p>
          </table:table-cell>
          <table:table-cell office:value-type="float" office:value="25.6">
            <text:p>25.6</text:p>
          </table:table-cell>
          <table:table-cell office:value-type="float" office:value="25.62">
            <text:p>25.62</text:p>
          </table:table-cell>
          <table:table-cell office:value-type="float" office:value="25.83">
            <text:p>25.83</text:p>
          </table:table-cell>
          <table:table-cell office:value-type="float" office:value="25.31">
            <text:p>25.31</text:p>
          </table:table-cell>
          <table:table-cell office:value-type="float" office:value="-3011.81">
            <text:p>-3011.81</text:p>
          </table:table-cell>
          <table:table-cell office:value-type="float" office:value="78753">
            <text:p>78753</text:p>
          </table:table-cell>
          <table:table-cell office:value-type="float" office:value="20132.8">
            <text:p>20132.8</text:p>
          </table:table-cell>
          <table:table-cell office:value-type="string">
            <text:p>2.14%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600572">
            <text:p>600572</text:p>
          </table:table-cell>
          <table:table-cell office:value-type="string">
            <text:p>康恩贝</text:p>
          </table:table-cell>
          <table:table-cell office:value-type="float" office:value="16.2">
            <text:p>16.2</text:p>
          </table:table-cell>
          <table:table-cell office:value-type="float" office:value="-0.1">
            <text:p>-0.1</text:p>
          </table:table-cell>
          <table:table-cell office:value-type="string">
            <text:p>-0.61%</text:p>
          </table:table-cell>
          <table:table-cell table:number-columns-repeated="2" office:value-type="float" office:value="16.3">
            <text:p>16.3</text:p>
          </table:table-cell>
          <table:table-cell office:value-type="float" office:value="16.35">
            <text:p>16.35</text:p>
          </table:table-cell>
          <table:table-cell office:value-type="float" office:value="16.02">
            <text:p>16.02</text:p>
          </table:table-cell>
          <table:table-cell office:value-type="float" office:value="-4132.91">
            <text:p>-4132.91</text:p>
          </table:table-cell>
          <table:table-cell office:value-type="float" office:value="93577">
            <text:p>93577</text:p>
          </table:table-cell>
          <table:table-cell office:value-type="float" office:value="15096.71">
            <text:p>15096.71</text:p>
          </table:table-cell>
          <table:table-cell office:value-type="string">
            <text:p>1.34%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00664">
            <text:p>600664</text:p>
          </table:table-cell>
          <table:table-cell office:value-type="string">
            <text:p>哈药股份</text:p>
          </table:table-cell>
          <table:table-cell office:value-type="float" office:value="8">
            <text:p>8</text:p>
          </table:table-cell>
          <table:table-cell office:value-type="float" office:value="0.1">
            <text:p>0.1</text:p>
          </table:table-cell>
          <table:table-cell office:value-type="string">
            <text:p>1.27%</text:p>
          </table:table-cell>
          <table:table-cell office:value-type="float" office:value="7.9">
            <text:p>7.9</text:p>
          </table:table-cell>
          <table:table-cell office:value-type="float" office:value="7.91">
            <text:p>7.91</text:p>
          </table:table-cell>
          <table:table-cell office:value-type="float" office:value="8.05">
            <text:p>8.05</text:p>
          </table:table-cell>
          <table:table-cell office:value-type="float" office:value="7.9">
            <text:p>7.9</text:p>
          </table:table-cell>
          <table:table-cell office:value-type="float" office:value="1206.9">
            <text:p>1206.9</text:p>
          </table:table-cell>
          <table:table-cell office:value-type="float" office:value="240267">
            <text:p>240267</text:p>
          </table:table-cell>
          <table:table-cell office:value-type="float" office:value="19169.68">
            <text:p>19169.68</text:p>
          </table:table-cell>
          <table:table-cell office:value-type="string">
            <text:p>2.28%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00666">
            <text:p>600666</text:p>
          </table:table-cell>
          <table:table-cell office:value-type="string">
            <text:p>西南药业</text:p>
          </table:table-cell>
          <table:table-cell office:value-type="float" office:value="15.98">
            <text:p>15.98</text:p>
          </table:table-cell>
          <table:table-cell office:value-type="float" office:value="0.24">
            <text:p>0.24</text:p>
          </table:table-cell>
          <table:table-cell office:value-type="string">
            <text:p>1.52%</text:p>
          </table:table-cell>
          <table:table-cell office:value-type="float" office:value="15.74">
            <text:p>15.74</text:p>
          </table:table-cell>
          <table:table-cell office:value-type="float" office:value="16.2">
            <text:p>16.2</text:p>
          </table:table-cell>
          <table:table-cell office:value-type="float" office:value="16.59">
            <text:p>16.59</text:p>
          </table:table-cell>
          <table:table-cell office:value-type="float" office:value="15.85">
            <text:p>15.85</text:p>
          </table:table-cell>
          <table:table-cell office:value-type="float" office:value="-12544.04">
            <text:p>-12544.04</text:p>
          </table:table-cell>
          <table:table-cell office:value-type="float" office:value="341772">
            <text:p>341772</text:p>
          </table:table-cell>
          <table:table-cell office:value-type="float" office:value="55473.52">
            <text:p>55473.52</text:p>
          </table:table-cell>
          <table:table-cell office:value-type="string">
            <text:p>11.78%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00713">
            <text:p>600713</text:p>
          </table:table-cell>
          <table:table-cell office:value-type="string">
            <text:p>南京医药</text:p>
          </table:table-cell>
          <table:table-cell office:value-type="float" office:value="8.15">
            <text:p>8.15</text:p>
          </table:table-cell>
          <table:table-cell office:value-type="float" office:value="0.08">
            <text:p>0.08</text:p>
          </table:table-cell>
          <table:table-cell office:value-type="string">
            <text:p>0.99%</text:p>
          </table:table-cell>
          <table:table-cell office:value-type="float" office:value="8.07">
            <text:p>8.07</text:p>
          </table:table-cell>
          <table:table-cell office:value-type="float" office:value="8.08">
            <text:p>8.08</text:p>
          </table:table-cell>
          <table:table-cell office:value-type="float" office:value="8.24">
            <text:p>8.24</text:p>
          </table:table-cell>
          <table:table-cell office:value-type="float" office:value="7.93">
            <text:p>7.93</text:p>
          </table:table-cell>
          <table:table-cell office:value-type="float" office:value="5001.1">
            <text:p>5001.1</text:p>
          </table:table-cell>
          <table:table-cell office:value-type="float" office:value="301263">
            <text:p>301263</text:p>
          </table:table-cell>
          <table:table-cell office:value-type="float" office:value="24447.5">
            <text:p>24447.5</text:p>
          </table:table-cell>
          <table:table-cell office:value-type="string">
            <text:p>4.34%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00750">
            <text:p>600750</text:p>
          </table:table-cell>
          <table:table-cell office:value-type="string">
            <text:p>江中药业</text:p>
          </table:table-cell>
          <table:table-cell office:value-type="float" office:value="21.83">
            <text:p>21.83</text:p>
          </table:table-cell>
          <table:table-cell office:value-type="float" office:value="0.44">
            <text:p>0.44</text:p>
          </table:table-cell>
          <table:table-cell office:value-type="string">
            <text:p>2.06%</text:p>
          </table:table-cell>
          <table:table-cell office:value-type="float" office:value="21.39">
            <text:p>21.39</text:p>
          </table:table-cell>
          <table:table-cell office:value-type="float" office:value="21.4">
            <text:p>21.4</text:p>
          </table:table-cell>
          <table:table-cell office:value-type="float" office:value="22.13">
            <text:p>22.13</text:p>
          </table:table-cell>
          <table:table-cell office:value-type="float" office:value="21.28">
            <text:p>21.28</text:p>
          </table:table-cell>
          <table:table-cell office:value-type="float" office:value="980.56">
            <text:p>980.56</text:p>
          </table:table-cell>
          <table:table-cell office:value-type="float" office:value="67605">
            <text:p>67605</text:p>
          </table:table-cell>
          <table:table-cell office:value-type="float" office:value="14679.14">
            <text:p>14679.14</text:p>
          </table:table-cell>
          <table:table-cell office:value-type="string">
            <text:p>2.25%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00789">
            <text:p>600789</text:p>
          </table:table-cell>
          <table:table-cell office:value-type="string">
            <text:p>鲁抗医药</text:p>
          </table:table-cell>
          <table:table-cell office:value-type="float" office:value="9.6">
            <text:p>9.6</text:p>
          </table:table-cell>
          <table:table-cell office:value-type="float" office:value="0.4">
            <text:p>0.4</text:p>
          </table:table-cell>
          <table:table-cell office:value-type="string">
            <text:p>4.35%</text:p>
          </table:table-cell>
          <table:table-cell office:value-type="float" office:value="9.2">
            <text:p>9.2</text:p>
          </table:table-cell>
          <table:table-cell office:value-type="float" office:value="9.16">
            <text:p>9.16</text:p>
          </table:table-cell>
          <table:table-cell office:value-type="float" office:value="9.67">
            <text:p>9.67</text:p>
          </table:table-cell>
          <table:table-cell office:value-type="float" office:value="9.12">
            <text:p>9.12</text:p>
          </table:table-cell>
          <table:table-cell office:value-type="float" office:value="6605.51">
            <text:p>6605.51</text:p>
          </table:table-cell>
          <table:table-cell office:value-type="float" office:value="600718">
            <text:p>600718</text:p>
          </table:table-cell>
          <table:table-cell office:value-type="float" office:value="56307.92">
            <text:p>56307.92</text:p>
          </table:table-cell>
          <table:table-cell office:value-type="string">
            <text:p>10.33%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00812">
            <text:p>600812</text:p>
          </table:table-cell>
          <table:table-cell office:value-type="string">
            <text:p>华北制药</text:p>
          </table:table-cell>
          <table:table-cell office:value-type="float" office:value="6.54">
            <text:p>6.54</text:p>
          </table:table-cell>
          <table:table-cell office:value-type="float" office:value="0">
            <text:p>0</text:p>
          </table:table-cell>
          <table:table-cell office:value-type="string">
            <text:p>0.00%</text:p>
          </table:table-cell>
          <table:table-cell office:value-type="float" office:value="6.54">
            <text:p>6.54</text:p>
          </table:table-cell>
          <table:table-cell office:value-type="float" office:value="6.55">
            <text:p>6.55</text:p>
          </table:table-cell>
          <table:table-cell office:value-type="float" office:value="6.59">
            <text:p>6.59</text:p>
          </table:table-cell>
          <table:table-cell office:value-type="float" office:value="6.4">
            <text:p>6.4</text:p>
          </table:table-cell>
          <table:table-cell office:value-type="float" office:value="-3374.96">
            <text:p>-3374.96</text:p>
          </table:table-cell>
          <table:table-cell office:value-type="float" office:value="202096">
            <text:p>202096</text:p>
          </table:table-cell>
          <table:table-cell office:value-type="float" office:value="13119.64">
            <text:p>13119.64</text:p>
          </table:table-cell>
          <table:table-cell office:value-type="string">
            <text:p>1.97%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600829">
            <text:p>600829</text:p>
          </table:table-cell>
          <table:table-cell office:value-type="string">
            <text:p>三精制药</text:p>
          </table:table-cell>
          <table:table-cell office:value-type="float" office:value="10.33">
            <text:p>10.33</text:p>
          </table:table-cell>
          <table:table-cell office:value-type="float" office:value="-0.08">
            <text:p>-0.08</text:p>
          </table:table-cell>
          <table:table-cell office:value-type="string">
            <text:p>-0.77%</text:p>
          </table:table-cell>
          <table:table-cell office:value-type="float" office:value="10.41">
            <text:p>10.41</text:p>
          </table:table-cell>
          <table:table-cell office:value-type="float" office:value="10.43">
            <text:p>10.43</text:p>
          </table:table-cell>
          <table:table-cell office:value-type="float" office:value="10.52">
            <text:p>10.52</text:p>
          </table:table-cell>
          <table:table-cell office:value-type="float" office:value="10.28">
            <text:p>10.28</text:p>
          </table:table-cell>
          <table:table-cell office:value-type="float" office:value="-892.34">
            <text:p>-892.34</text:p>
          </table:table-cell>
          <table:table-cell office:value-type="float" office:value="28310">
            <text:p>28310</text:p>
          </table:table-cell>
          <table:table-cell office:value-type="float" office:value="2925.03">
            <text:p>2925.03</text:p>
          </table:table-cell>
          <table:table-cell office:value-type="string">
            <text:p>0.49%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00993">
            <text:p>600993</text:p>
          </table:table-cell>
          <table:table-cell office:value-type="string">
            <text:p>马应龙</text:p>
          </table:table-cell>
          <table:table-cell office:value-type="float" office:value="23.36">
            <text:p>23.36</text:p>
          </table:table-cell>
          <table:table-cell office:value-type="float" office:value="0.34">
            <text:p>0.34</text:p>
          </table:table-cell>
          <table:table-cell office:value-type="string">
            <text:p>1.48%</text:p>
          </table:table-cell>
          <table:table-cell office:value-type="float" office:value="23.02">
            <text:p>23.02</text:p>
          </table:table-cell>
          <table:table-cell office:value-type="float" office:value="22.91">
            <text:p>22.91</text:p>
          </table:table-cell>
          <table:table-cell office:value-type="float" office:value="23.84">
            <text:p>23.84</text:p>
          </table:table-cell>
          <table:table-cell office:value-type="float" office:value="22.91">
            <text:p>22.91</text:p>
          </table:table-cell>
          <table:table-cell office:value-type="float" office:value="539.3">
            <text:p>539.3</text:p>
          </table:table-cell>
          <table:table-cell office:value-type="float" office:value="92662">
            <text:p>92662</text:p>
          </table:table-cell>
          <table:table-cell office:value-type="float" office:value="21632.4">
            <text:p>21632.4</text:p>
          </table:table-cell>
          <table:table-cell office:value-type="string">
            <text:p>2.80%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01607">
            <text:p>601607</text:p>
          </table:table-cell>
          <table:table-cell office:value-type="string">
            <text:p>上海医药</text:p>
          </table:table-cell>
          <table:table-cell office:value-type="float" office:value="14.91">
            <text:p>14.91</text:p>
          </table:table-cell>
          <table:table-cell office:value-type="float" office:value="-0.13">
            <text:p>-0.13</text:p>
          </table:table-cell>
          <table:table-cell office:value-type="string">
            <text:p>-0.86%</text:p>
          </table:table-cell>
          <table:table-cell office:value-type="float" office:value="15.04">
            <text:p>15.04</text:p>
          </table:table-cell>
          <table:table-cell office:value-type="float" office:value="15.08">
            <text:p>15.08</text:p>
          </table:table-cell>
          <table:table-cell office:value-type="float" office:value="15.14">
            <text:p>15.14</text:p>
          </table:table-cell>
          <table:table-cell office:value-type="float" office:value="14.7">
            <text:p>14.7</text:p>
          </table:table-cell>
          <table:table-cell office:value-type="float" office:value="-10301.78">
            <text:p>-10301.78</text:p>
          </table:table-cell>
          <table:table-cell office:value-type="float" office:value="351738">
            <text:p>351738</text:p>
          </table:table-cell>
          <table:table-cell office:value-type="float" office:value="52360.34">
            <text:p>52360.34</text:p>
          </table:table-cell>
          <table:table-cell office:value-type="string">
            <text:p>1.83%</text:p>
          </table:table-cell>
          <table:table-cell/>
        </table:table-row>
      </table:table>
      <table:table table:name="temp2" table:style-name="ta1" table:print="false">
        <table:table-column table:style-name="co1" table:number-columns-repeated="15" table:default-cell-style-name="Default"/>
        <table:table-row table:style-name="ro2">
          <table:table-cell office:value-type="string">
            <text:p>序号</text:p>
          </table:table-cell>
          <table:table-cell office:value-type="string">
            <text:p>股票代码</text:p>
          </table:table-cell>
          <table:table-cell office:value-type="string">
            <text:p>股票简称</text:p>
          </table:table-cell>
          <table:table-cell office:value-type="string">
            <text:p>最新价</text:p>
          </table:table-cell>
          <table:table-cell office:value-type="string">
            <text:p>涨跌额</text:p>
          </table:table-cell>
          <table:table-cell office:value-type="string">
            <text:p>涨跌幅↓</text:p>
          </table:table-cell>
          <table:table-cell office:value-type="string">
            <text:p>昨收</text:p>
          </table:table-cell>
          <table:table-cell office:value-type="string">
            <text:p>今开</text:p>
          </table:table-cell>
          <table:table-cell office:value-type="string">
            <text:p>最高</text:p>
          </table:table-cell>
          <table:table-cell office:value-type="string">
            <text:p>最低</text:p>
          </table:table-cell>
          <table:table-cell office:value-type="string">
            <text:p>资金净流入/万</text:p>
          </table:table-cell>
          <table:table-cell office:value-type="string">
            <text:p>成交量/手</text:p>
          </table:table-cell>
          <table:table-cell office:value-type="string">
            <text:p>成交额/万</text:p>
          </table:table-cell>
          <table:table-cell office:value-type="string">
            <text:p>换手率</text:p>
          </table:table-cell>
          <table:table-cell office:value-type="string">
            <text:p>加自选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89">
            <text:p>2589</text:p>
          </table:table-cell>
          <table:table-cell office:value-type="string">
            <text:p>瑞康医药</text:p>
          </table:table-cell>
          <table:table-cell office:value-type="float" office:value="31.6">
            <text:p>31.6</text:p>
          </table:table-cell>
          <table:table-cell office:value-type="float" office:value="0.95">
            <text:p>0.95</text:p>
          </table:table-cell>
          <table:table-cell office:value-type="string">
            <text:p>3.10%</text:p>
          </table:table-cell>
          <table:table-cell office:value-type="float" office:value="30.65">
            <text:p>30.65</text:p>
          </table:table-cell>
          <table:table-cell office:value-type="float" office:value="30.7">
            <text:p>30.7</text:p>
          </table:table-cell>
          <table:table-cell office:value-type="float" office:value="31.6">
            <text:p>31.6</text:p>
          </table:table-cell>
          <table:table-cell office:value-type="float" office:value="30.7">
            <text:p>30.7</text:p>
          </table:table-cell>
          <table:table-cell office:value-type="float" office:value="793.73">
            <text:p>793.73</text:p>
          </table:table-cell>
          <table:table-cell office:value-type="float" office:value="27667">
            <text:p>27667</text:p>
          </table:table-cell>
          <table:table-cell office:value-type="float" office:value="8672.35">
            <text:p>8672.35</text:p>
          </table:table-cell>
          <table:table-cell office:value-type="string">
            <text:p>1.91%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90">
            <text:p>2690</text:p>
          </table:table-cell>
          <table:table-cell office:value-type="string">
            <text:p>美亚光电</text:p>
          </table:table-cell>
          <table:table-cell office:value-type="float" office:value="42.7">
            <text:p>42.7</text:p>
          </table:table-cell>
          <table:table-cell office:value-type="float" office:value="0.99">
            <text:p>0.99</text:p>
          </table:table-cell>
          <table:table-cell office:value-type="string">
            <text:p>2.37%</text:p>
          </table:table-cell>
          <table:table-cell table:number-columns-repeated="2" office:value-type="float" office:value="41.71">
            <text:p>41.71</text:p>
          </table:table-cell>
          <table:table-cell office:value-type="float" office:value="42.95">
            <text:p>42.95</text:p>
          </table:table-cell>
          <table:table-cell office:value-type="float" office:value="41.1">
            <text:p>41.1</text:p>
          </table:table-cell>
          <table:table-cell office:value-type="float" office:value="626.13">
            <text:p>626.13</text:p>
          </table:table-cell>
          <table:table-cell office:value-type="float" office:value="16343">
            <text:p>16343</text:p>
          </table:table-cell>
          <table:table-cell office:value-type="float" office:value="6909.03">
            <text:p>6909.03</text:p>
          </table:table-cell>
          <table:table-cell office:value-type="string">
            <text:p>1.47%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0206">
            <text:p>300206</text:p>
          </table:table-cell>
          <table:table-cell office:value-type="string">
            <text:p>理邦仪器</text:p>
          </table:table-cell>
          <table:table-cell office:value-type="float" office:value="21.72">
            <text:p>21.72</text:p>
          </table:table-cell>
          <table:table-cell office:value-type="float" office:value="0.47">
            <text:p>0.47</text:p>
          </table:table-cell>
          <table:table-cell office:value-type="string">
            <text:p>2.21%</text:p>
          </table:table-cell>
          <table:table-cell office:value-type="float" office:value="21.25">
            <text:p>21.25</text:p>
          </table:table-cell>
          <table:table-cell office:value-type="float" office:value="21.3">
            <text:p>21.3</text:p>
          </table:table-cell>
          <table:table-cell office:value-type="float" office:value="21.99">
            <text:p>21.99</text:p>
          </table:table-cell>
          <table:table-cell office:value-type="float" office:value="21.1">
            <text:p>21.1</text:p>
          </table:table-cell>
          <table:table-cell office:value-type="float" office:value="-257.16">
            <text:p>-257.16</text:p>
          </table:table-cell>
          <table:table-cell office:value-type="float" office:value="35692">
            <text:p>35692</text:p>
          </table:table-cell>
          <table:table-cell office:value-type="float" office:value="7730.52">
            <text:p>7730.52</text:p>
          </table:table-cell>
          <table:table-cell office:value-type="string">
            <text:p>3.23%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0247">
            <text:p>300247</text:p>
          </table:table-cell>
          <table:table-cell office:value-type="string">
            <text:p>桑乐金</text:p>
          </table:table-cell>
          <table:table-cell office:value-type="float" office:value="10.19">
            <text:p>10.19</text:p>
          </table:table-cell>
          <table:table-cell office:value-type="float" office:value="0.14">
            <text:p>0.14</text:p>
          </table:table-cell>
          <table:table-cell office:value-type="string">
            <text:p>1.39%</text:p>
          </table:table-cell>
          <table:table-cell table:number-columns-repeated="2" office:value-type="float" office:value="10.05">
            <text:p>10.05</text:p>
          </table:table-cell>
          <table:table-cell office:value-type="float" office:value="10.39">
            <text:p>10.39</text:p>
          </table:table-cell>
          <table:table-cell office:value-type="float" office:value="10.04">
            <text:p>10.04</text:p>
          </table:table-cell>
          <table:table-cell office:value-type="float" office:value="-157.71">
            <text:p>-157.71</text:p>
          </table:table-cell>
          <table:table-cell office:value-type="float" office:value="88688">
            <text:p>88688</text:p>
          </table:table-cell>
          <table:table-cell office:value-type="float" office:value="9046.21">
            <text:p>9046.21</text:p>
          </table:table-cell>
          <table:table-cell office:value-type="string">
            <text:p>5.35%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0018">
            <text:p>300018</text:p>
          </table:table-cell>
          <table:table-cell office:value-type="string">
            <text:p>中元华电</text:p>
          </table:table-cell>
          <table:table-cell office:value-type="float" office:value="12.25">
            <text:p>12.25</text:p>
          </table:table-cell>
          <table:table-cell office:value-type="float" office:value="0.15">
            <text:p>0.15</text:p>
          </table:table-cell>
          <table:table-cell office:value-type="string">
            <text:p>1.24%</text:p>
          </table:table-cell>
          <table:table-cell office:value-type="float" office:value="12.1">
            <text:p>12.1</text:p>
          </table:table-cell>
          <table:table-cell office:value-type="float" office:value="12.11">
            <text:p>12.11</text:p>
          </table:table-cell>
          <table:table-cell office:value-type="float" office:value="12.42">
            <text:p>12.42</text:p>
          </table:table-cell>
          <table:table-cell office:value-type="float" office:value="12.01">
            <text:p>12.01</text:p>
          </table:table-cell>
          <table:table-cell office:value-type="float" office:value="-201.5">
            <text:p>-201.5</text:p>
          </table:table-cell>
          <table:table-cell office:value-type="float" office:value="42882">
            <text:p>42882</text:p>
          </table:table-cell>
          <table:table-cell office:value-type="float" office:value="5232.21">
            <text:p>5232.21</text:p>
          </table:table-cell>
          <table:table-cell office:value-type="string">
            <text:p>2.80%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0298">
            <text:p>300298</text:p>
          </table:table-cell>
          <table:table-cell office:value-type="string">
            <text:p>三诺生物</text:p>
          </table:table-cell>
          <table:table-cell office:value-type="float" office:value="39.02">
            <text:p>39.02</text:p>
          </table:table-cell>
          <table:table-cell office:value-type="float" office:value="0.22">
            <text:p>0.22</text:p>
          </table:table-cell>
          <table:table-cell office:value-type="string">
            <text:p>0.57%</text:p>
          </table:table-cell>
          <table:table-cell office:value-type="float" office:value="38.8">
            <text:p>38.8</text:p>
          </table:table-cell>
          <table:table-cell office:value-type="float" office:value="38.65">
            <text:p>38.65</text:p>
          </table:table-cell>
          <table:table-cell office:value-type="float" office:value="40.07">
            <text:p>40.07</text:p>
          </table:table-cell>
          <table:table-cell office:value-type="float" office:value="38.2">
            <text:p>38.2</text:p>
          </table:table-cell>
          <table:table-cell office:value-type="float" office:value="635.7">
            <text:p>635.7</text:p>
          </table:table-cell>
          <table:table-cell office:value-type="float" office:value="22934">
            <text:p>22934</text:p>
          </table:table-cell>
          <table:table-cell office:value-type="float" office:value="8976.23">
            <text:p>8976.23</text:p>
          </table:table-cell>
          <table:table-cell office:value-type="string">
            <text:p>3.67%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51">
            <text:p>2551</text:p>
          </table:table-cell>
          <table:table-cell office:value-type="string">
            <text:p>尚荣医疗</text:p>
          </table:table-cell>
          <table:table-cell office:value-type="float" office:value="27.63">
            <text:p>27.63</text:p>
          </table:table-cell>
          <table:table-cell office:value-type="float" office:value="0.15">
            <text:p>0.15</text:p>
          </table:table-cell>
          <table:table-cell office:value-type="string">
            <text:p>0.55%</text:p>
          </table:table-cell>
          <table:table-cell office:value-type="float" office:value="27.48">
            <text:p>27.48</text:p>
          </table:table-cell>
          <table:table-cell office:value-type="float" office:value="27.26">
            <text:p>27.26</text:p>
          </table:table-cell>
          <table:table-cell office:value-type="float" office:value="28.03">
            <text:p>28.03</text:p>
          </table:table-cell>
          <table:table-cell office:value-type="float" office:value="27.2">
            <text:p>27.2</text:p>
          </table:table-cell>
          <table:table-cell office:value-type="float" office:value="-1452.54">
            <text:p>-1452.54</text:p>
          </table:table-cell>
          <table:table-cell office:value-type="float" office:value="37079">
            <text:p>37079</text:p>
          </table:table-cell>
          <table:table-cell office:value-type="float" office:value="10251.26">
            <text:p>10251.26</text:p>
          </table:table-cell>
          <table:table-cell office:value-type="string">
            <text:p>1.70%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66">
            <text:p>566</text:p>
          </table:table-cell>
          <table:table-cell office:value-type="string">
            <text:p>海南海药</text:p>
          </table:table-cell>
          <table:table-cell office:value-type="float" office:value="16.48">
            <text:p>16.48</text:p>
          </table:table-cell>
          <table:table-cell office:value-type="float" office:value="0.08">
            <text:p>0.08</text:p>
          </table:table-cell>
          <table:table-cell office:value-type="string">
            <text:p>0.49%</text:p>
          </table:table-cell>
          <table:table-cell office:value-type="float" office:value="16.4">
            <text:p>16.4</text:p>
          </table:table-cell>
          <table:table-cell office:value-type="float" office:value="16.6">
            <text:p>16.6</text:p>
          </table:table-cell>
          <table:table-cell office:value-type="float" office:value="16.76">
            <text:p>16.76</text:p>
          </table:table-cell>
          <table:table-cell office:value-type="float" office:value="16.4">
            <text:p>16.4</text:p>
          </table:table-cell>
          <table:table-cell office:value-type="float" office:value="-1083.49">
            <text:p>-1083.49</text:p>
          </table:table-cell>
          <table:table-cell office:value-type="float" office:value="59235">
            <text:p>59235</text:p>
          </table:table-cell>
          <table:table-cell office:value-type="float" office:value="9808.83">
            <text:p>9808.83</text:p>
          </table:table-cell>
          <table:table-cell office:value-type="string">
            <text:p>1.20%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0246">
            <text:p>300246</text:p>
          </table:table-cell>
          <table:table-cell office:value-type="string">
            <text:p>宝莱特</text:p>
          </table:table-cell>
          <table:table-cell office:value-type="float" office:value="28.65">
            <text:p>28.65</text:p>
          </table:table-cell>
          <table:table-cell office:value-type="float" office:value="0.09">
            <text:p>0.09</text:p>
          </table:table-cell>
          <table:table-cell office:value-type="string">
            <text:p>0.31%</text:p>
          </table:table-cell>
          <table:table-cell office:value-type="float" office:value="28.56">
            <text:p>28.56</text:p>
          </table:table-cell>
          <table:table-cell office:value-type="float" office:value="28.01">
            <text:p>28.01</text:p>
          </table:table-cell>
          <table:table-cell office:value-type="float" office:value="28.88">
            <text:p>28.88</text:p>
          </table:table-cell>
          <table:table-cell office:value-type="float" office:value="28.01">
            <text:p>28.01</text:p>
          </table:table-cell>
          <table:table-cell office:value-type="float" office:value="193.11">
            <text:p>193.11</text:p>
          </table:table-cell>
          <table:table-cell office:value-type="float" office:value="20668">
            <text:p>20668</text:p>
          </table:table-cell>
          <table:table-cell office:value-type="float" office:value="5892.75">
            <text:p>5892.75</text:p>
          </table:table-cell>
          <table:table-cell office:value-type="string">
            <text:p>1.98%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14">
            <text:p>2614</text:p>
          </table:table-cell>
          <table:table-cell office:value-type="string">
            <text:p>蒙发利</text:p>
          </table:table-cell>
          <table:table-cell office:value-type="float" office:value="15.15">
            <text:p>15.15</text:p>
          </table:table-cell>
          <table:table-cell office:value-type="float" office:value="0.04">
            <text:p>0.04</text:p>
          </table:table-cell>
          <table:table-cell office:value-type="string">
            <text:p>0.26%</text:p>
          </table:table-cell>
          <table:table-cell office:value-type="float" office:value="15.11">
            <text:p>15.11</text:p>
          </table:table-cell>
          <table:table-cell office:value-type="float" office:value="15.18">
            <text:p>15.18</text:p>
          </table:table-cell>
          <table:table-cell office:value-type="float" office:value="15.28">
            <text:p>15.28</text:p>
          </table:table-cell>
          <table:table-cell office:value-type="float" office:value="15.08">
            <text:p>15.08</text:p>
          </table:table-cell>
          <table:table-cell office:value-type="float" office:value="-311.79">
            <text:p>-311.79</text:p>
          </table:table-cell>
          <table:table-cell office:value-type="float" office:value="48512">
            <text:p>48512</text:p>
          </table:table-cell>
          <table:table-cell office:value-type="float" office:value="7358.11">
            <text:p>7358.11</text:p>
          </table:table-cell>
          <table:table-cell office:value-type="string">
            <text:p>2.90%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62">
            <text:p>2462</text:p>
          </table:table-cell>
          <table:table-cell office:value-type="string">
            <text:p>嘉事堂</text:p>
          </table:table-cell>
          <table:table-cell office:value-type="float" office:value="24.47">
            <text:p>24.47</text:p>
          </table:table-cell>
          <table:table-cell office:value-type="float" office:value="0.03">
            <text:p>0.03</text:p>
          </table:table-cell>
          <table:table-cell office:value-type="string">
            <text:p>0.12%</text:p>
          </table:table-cell>
          <table:table-cell table:number-columns-repeated="2" office:value-type="float" office:value="24.44">
            <text:p>24.44</text:p>
          </table:table-cell>
          <table:table-cell office:value-type="float" office:value="25.02">
            <text:p>25.02</text:p>
          </table:table-cell>
          <table:table-cell office:value-type="float" office:value="24.28">
            <text:p>24.28</text:p>
          </table:table-cell>
          <table:table-cell office:value-type="float" office:value="-154.05">
            <text:p>-154.05</text:p>
          </table:table-cell>
          <table:table-cell office:value-type="float" office:value="24521">
            <text:p>24521</text:p>
          </table:table-cell>
          <table:table-cell office:value-type="float" office:value="6033.49">
            <text:p>6033.49</text:p>
          </table:table-cell>
          <table:table-cell office:value-type="string">
            <text:p>1.25%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0318">
            <text:p>300318</text:p>
          </table:table-cell>
          <table:table-cell office:value-type="string">
            <text:p>博晖创新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0%</text:p>
          </table:table-cell>
          <table:table-cell office:value-type="float" office:value="21.32">
            <text:p>21.3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0%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0326">
            <text:p>300326</text:p>
          </table:table-cell>
          <table:table-cell office:value-type="string">
            <text:p>凯利泰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0%</text:p>
          </table:table-cell>
          <table:table-cell office:value-type="float" office:value="31.22">
            <text:p>31.2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0%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0244">
            <text:p>300244</text:p>
          </table:table-cell>
          <table:table-cell office:value-type="string">
            <text:p>迪安诊断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0%</text:p>
          </table:table-cell>
          <table:table-cell office:value-type="float" office:value="43.93">
            <text:p>43.93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0%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382">
            <text:p>2382</text:p>
          </table:table-cell>
          <table:table-cell office:value-type="string">
            <text:p>蓝帆医疗</text:p>
          </table:table-cell>
          <table:table-cell office:value-type="float" office:value="24.8">
            <text:p>24.8</text:p>
          </table:table-cell>
          <table:table-cell office:value-type="float" office:value="-0.02">
            <text:p>-0.02</text:p>
          </table:table-cell>
          <table:table-cell office:value-type="string">
            <text:p>-0.08%</text:p>
          </table:table-cell>
          <table:table-cell office:value-type="float" office:value="24.82">
            <text:p>24.82</text:p>
          </table:table-cell>
          <table:table-cell office:value-type="float" office:value="24.9">
            <text:p>24.9</text:p>
          </table:table-cell>
          <table:table-cell office:value-type="float" office:value="25.16">
            <text:p>25.16</text:p>
          </table:table-cell>
          <table:table-cell office:value-type="float" office:value="24.37">
            <text:p>24.37</text:p>
          </table:table-cell>
          <table:table-cell office:value-type="float" office:value="-360.62">
            <text:p>-360.62</text:p>
          </table:table-cell>
          <table:table-cell office:value-type="float" office:value="21810">
            <text:p>21810</text:p>
          </table:table-cell>
          <table:table-cell office:value-type="float" office:value="5399.58">
            <text:p>5399.58</text:p>
          </table:table-cell>
          <table:table-cell office:value-type="string">
            <text:p>0.91%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144">
            <text:p>2144</text:p>
          </table:table-cell>
          <table:table-cell office:value-type="string">
            <text:p>宏达高科</text:p>
          </table:table-cell>
          <table:table-cell office:value-type="float" office:value="20.39">
            <text:p>20.39</text:p>
          </table:table-cell>
          <table:table-cell office:value-type="float" office:value="-0.02">
            <text:p>-0.02</text:p>
          </table:table-cell>
          <table:table-cell office:value-type="string">
            <text:p>-0.10%</text:p>
          </table:table-cell>
          <table:table-cell office:value-type="float" office:value="20.41">
            <text:p>20.41</text:p>
          </table:table-cell>
          <table:table-cell office:value-type="float" office:value="20.48">
            <text:p>20.48</text:p>
          </table:table-cell>
          <table:table-cell office:value-type="float" office:value="20.58">
            <text:p>20.58</text:p>
          </table:table-cell>
          <table:table-cell office:value-type="float" office:value="20.14">
            <text:p>20.14</text:p>
          </table:table-cell>
          <table:table-cell office:value-type="float" office:value="-1039.32">
            <text:p>-1039.32</text:p>
          </table:table-cell>
          <table:table-cell office:value-type="float" office:value="35214">
            <text:p>35214</text:p>
          </table:table-cell>
          <table:table-cell office:value-type="float" office:value="7167.8">
            <text:p>7167.8</text:p>
          </table:table-cell>
          <table:table-cell office:value-type="string">
            <text:p>2.60%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00171">
            <text:p>300171</text:p>
          </table:table-cell>
          <table:table-cell office:value-type="string">
            <text:p>东富龙</text:p>
          </table:table-cell>
          <table:table-cell office:value-type="float" office:value="26.67">
            <text:p>26.67</text:p>
          </table:table-cell>
          <table:table-cell office:value-type="float" office:value="-0.06">
            <text:p>-0.06</text:p>
          </table:table-cell>
          <table:table-cell office:value-type="string">
            <text:p>-0.22%</text:p>
          </table:table-cell>
          <table:table-cell office:value-type="float" office:value="26.73">
            <text:p>26.73</text:p>
          </table:table-cell>
          <table:table-cell office:value-type="float" office:value="26.9">
            <text:p>26.9</text:p>
          </table:table-cell>
          <table:table-cell office:value-type="float" office:value="27.15">
            <text:p>27.15</text:p>
          </table:table-cell>
          <table:table-cell office:value-type="float" office:value="26.5">
            <text:p>26.5</text:p>
          </table:table-cell>
          <table:table-cell office:value-type="float" office:value="-724.62">
            <text:p>-724.62</text:p>
          </table:table-cell>
          <table:table-cell office:value-type="float" office:value="23326">
            <text:p>23326</text:p>
          </table:table-cell>
          <table:table-cell office:value-type="float" office:value="6250.42">
            <text:p>6250.42</text:p>
          </table:table-cell>
          <table:table-cell office:value-type="string">
            <text:p>1.48%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698">
            <text:p>2698</text:p>
          </table:table-cell>
          <table:table-cell office:value-type="string">
            <text:p>博实股份</text:p>
          </table:table-cell>
          <table:table-cell office:value-type="float" office:value="28.75">
            <text:p>28.75</text:p>
          </table:table-cell>
          <table:table-cell office:value-type="float" office:value="-0.11">
            <text:p>-0.11</text:p>
          </table:table-cell>
          <table:table-cell office:value-type="string">
            <text:p>-0.38%</text:p>
          </table:table-cell>
          <table:table-cell office:value-type="float" office:value="28.86">
            <text:p>28.86</text:p>
          </table:table-cell>
          <table:table-cell office:value-type="float" office:value="28.81">
            <text:p>28.81</text:p>
          </table:table-cell>
          <table:table-cell office:value-type="float" office:value="29.25">
            <text:p>29.25</text:p>
          </table:table-cell>
          <table:table-cell office:value-type="float" office:value="28.38">
            <text:p>28.38</text:p>
          </table:table-cell>
          <table:table-cell office:value-type="float" office:value="-1104.1">
            <text:p>-1104.1</text:p>
          </table:table-cell>
          <table:table-cell office:value-type="float" office:value="29350">
            <text:p>29350</text:p>
          </table:table-cell>
          <table:table-cell office:value-type="float" office:value="8433.11">
            <text:p>8433.11</text:p>
          </table:table-cell>
          <table:table-cell office:value-type="string">
            <text:p>2.74%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00030">
            <text:p>300030</text:p>
          </table:table-cell>
          <table:table-cell office:value-type="string">
            <text:p>阳普医疗</text:p>
          </table:table-cell>
          <table:table-cell office:value-type="float" office:value="13.9">
            <text:p>13.9</text:p>
          </table:table-cell>
          <table:table-cell office:value-type="float" office:value="-0.06">
            <text:p>-0.06</text:p>
          </table:table-cell>
          <table:table-cell office:value-type="string">
            <text:p>-0.43%</text:p>
          </table:table-cell>
          <table:table-cell office:value-type="float" office:value="13.96">
            <text:p>13.96</text:p>
          </table:table-cell>
          <table:table-cell office:value-type="float" office:value="14">
            <text:p>14</text:p>
          </table:table-cell>
          <table:table-cell office:value-type="float" office:value="14.02">
            <text:p>14.02</text:p>
          </table:table-cell>
          <table:table-cell office:value-type="float" office:value="13.75">
            <text:p>13.75</text:p>
          </table:table-cell>
          <table:table-cell office:value-type="float" office:value="-2261.45">
            <text:p>-2261.45</text:p>
          </table:table-cell>
          <table:table-cell office:value-type="float" office:value="74929">
            <text:p>74929</text:p>
          </table:table-cell>
          <table:table-cell office:value-type="float" office:value="10372.04">
            <text:p>10372.04</text:p>
          </table:table-cell>
          <table:table-cell office:value-type="string">
            <text:p>3.11%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00055">
            <text:p>600055</text:p>
          </table:table-cell>
          <table:table-cell office:value-type="string">
            <text:p>华润万东</text:p>
          </table:table-cell>
          <table:table-cell office:value-type="float" office:value="24.88">
            <text:p>24.88</text:p>
          </table:table-cell>
          <table:table-cell office:value-type="float" office:value="-0.15">
            <text:p>-0.15</text:p>
          </table:table-cell>
          <table:table-cell office:value-type="string">
            <text:p>-0.60%</text:p>
          </table:table-cell>
          <table:table-cell office:value-type="float" office:value="25.03">
            <text:p>25.03</text:p>
          </table:table-cell>
          <table:table-cell office:value-type="float" office:value="24.8">
            <text:p>24.8</text:p>
          </table:table-cell>
          <table:table-cell office:value-type="float" office:value="25">
            <text:p>25</text:p>
          </table:table-cell>
          <table:table-cell office:value-type="float" office:value="24.05">
            <text:p>24.05</text:p>
          </table:table-cell>
          <table:table-cell office:value-type="float" office:value="782.16">
            <text:p>782.16</text:p>
          </table:table-cell>
          <table:table-cell office:value-type="float" office:value="40672">
            <text:p>40672</text:p>
          </table:table-cell>
          <table:table-cell office:value-type="float" office:value="9940.47">
            <text:p>9940.47</text:p>
          </table:table-cell>
          <table:table-cell office:value-type="string">
            <text:p>1.88%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00216">
            <text:p>300216</text:p>
          </table:table-cell>
          <table:table-cell office:value-type="string">
            <text:p>千山药机</text:p>
          </table:table-cell>
          <table:table-cell office:value-type="float" office:value="35.9">
            <text:p>35.9</text:p>
          </table:table-cell>
          <table:table-cell office:value-type="float" office:value="-0.24">
            <text:p>-0.24</text:p>
          </table:table-cell>
          <table:table-cell office:value-type="string">
            <text:p>-0.66%</text:p>
          </table:table-cell>
          <table:table-cell office:value-type="float" office:value="36.14">
            <text:p>36.14</text:p>
          </table:table-cell>
          <table:table-cell table:number-columns-repeated="2" office:value-type="float" office:value="36.3">
            <text:p>36.3</text:p>
          </table:table-cell>
          <table:table-cell office:value-type="float" office:value="35.38">
            <text:p>35.38</text:p>
          </table:table-cell>
          <table:table-cell office:value-type="float" office:value="-3039.74">
            <text:p>-3039.74</text:p>
          </table:table-cell>
          <table:table-cell office:value-type="float" office:value="34081">
            <text:p>34081</text:p>
          </table:table-cell>
          <table:table-cell office:value-type="float" office:value="12172.45">
            <text:p>12172.45</text:p>
          </table:table-cell>
          <table:table-cell office:value-type="string">
            <text:p>2.80%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00273">
            <text:p>300273</text:p>
          </table:table-cell>
          <table:table-cell office:value-type="string">
            <text:p>和佳股份</text:p>
          </table:table-cell>
          <table:table-cell office:value-type="float" office:value="20.7">
            <text:p>20.7</text:p>
          </table:table-cell>
          <table:table-cell office:value-type="float" office:value="-0.14">
            <text:p>-0.14</text:p>
          </table:table-cell>
          <table:table-cell office:value-type="string">
            <text:p>-0.67%</text:p>
          </table:table-cell>
          <table:table-cell office:value-type="float" office:value="20.84">
            <text:p>20.84</text:p>
          </table:table-cell>
          <table:table-cell office:value-type="float" office:value="20.83">
            <text:p>20.83</text:p>
          </table:table-cell>
          <table:table-cell office:value-type="float" office:value="20.97">
            <text:p>20.97</text:p>
          </table:table-cell>
          <table:table-cell office:value-type="float" office:value="20.62">
            <text:p>20.62</text:p>
          </table:table-cell>
          <table:table-cell office:value-type="float" office:value="-1860.91">
            <text:p>-1860.91</text:p>
          </table:table-cell>
          <table:table-cell office:value-type="float" office:value="105050">
            <text:p>105050</text:p>
          </table:table-cell>
          <table:table-cell office:value-type="float" office:value="21814.04">
            <text:p>21814.04</text:p>
          </table:table-cell>
          <table:table-cell office:value-type="string">
            <text:p>2.84%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00587">
            <text:p>600587</text:p>
          </table:table-cell>
          <table:table-cell office:value-type="string">
            <text:p>新华医疗</text:p>
          </table:table-cell>
          <table:table-cell office:value-type="float" office:value="34.5">
            <text:p>34.5</text:p>
          </table:table-cell>
          <table:table-cell office:value-type="float" office:value="-0.25">
            <text:p>-0.25</text:p>
          </table:table-cell>
          <table:table-cell office:value-type="string">
            <text:p>-0.72%</text:p>
          </table:table-cell>
          <table:table-cell office:value-type="float" office:value="34.75">
            <text:p>34.75</text:p>
          </table:table-cell>
          <table:table-cell office:value-type="float" office:value="34.76">
            <text:p>34.76</text:p>
          </table:table-cell>
          <table:table-cell office:value-type="float" office:value="34.97">
            <text:p>34.97</text:p>
          </table:table-cell>
          <table:table-cell office:value-type="float" office:value="34.32">
            <text:p>34.32</text:p>
          </table:table-cell>
          <table:table-cell office:value-type="float" office:value="-3814.25">
            <text:p>-3814.25</text:p>
          </table:table-cell>
          <table:table-cell office:value-type="float" office:value="60330">
            <text:p>60330</text:p>
          </table:table-cell>
          <table:table-cell office:value-type="float" office:value="20785.37">
            <text:p>20785.37</text:p>
          </table:table-cell>
          <table:table-cell office:value-type="string">
            <text:p>1.73%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00015">
            <text:p>300015</text:p>
          </table:table-cell>
          <table:table-cell office:value-type="string">
            <text:p>爱尔眼科</text:p>
          </table:table-cell>
          <table:table-cell office:value-type="float" office:value="25.65">
            <text:p>25.65</text:p>
          </table:table-cell>
          <table:table-cell office:value-type="float" office:value="-0.22">
            <text:p>-0.22</text:p>
          </table:table-cell>
          <table:table-cell office:value-type="string">
            <text:p>-0.85%</text:p>
          </table:table-cell>
          <table:table-cell office:value-type="float" office:value="25.87">
            <text:p>25.87</text:p>
          </table:table-cell>
          <table:table-cell office:value-type="float" office:value="25.82">
            <text:p>25.82</text:p>
          </table:table-cell>
          <table:table-cell office:value-type="float" office:value="25.87">
            <text:p>25.87</text:p>
          </table:table-cell>
          <table:table-cell office:value-type="float" office:value="25.36">
            <text:p>25.36</text:p>
          </table:table-cell>
          <table:table-cell office:value-type="float" office:value="-4086.32">
            <text:p>-4086.32</text:p>
          </table:table-cell>
          <table:table-cell office:value-type="float" office:value="48640">
            <text:p>48640</text:p>
          </table:table-cell>
          <table:table-cell office:value-type="float" office:value="12431.11">
            <text:p>12431.11</text:p>
          </table:table-cell>
          <table:table-cell office:value-type="string">
            <text:p>0.93%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00332">
            <text:p>600332</text:p>
          </table:table-cell>
          <table:table-cell office:value-type="string">
            <text:p>白云山</text:p>
          </table:table-cell>
          <table:table-cell office:value-type="float" office:value="26.42">
            <text:p>26.42</text:p>
          </table:table-cell>
          <table:table-cell office:value-type="float" office:value="-0.28">
            <text:p>-0.28</text:p>
          </table:table-cell>
          <table:table-cell office:value-type="string">
            <text:p>-1.05%</text:p>
          </table:table-cell>
          <table:table-cell office:value-type="float" office:value="26.7">
            <text:p>26.7</text:p>
          </table:table-cell>
          <table:table-cell office:value-type="float" office:value="26.75">
            <text:p>26.75</text:p>
          </table:table-cell>
          <table:table-cell office:value-type="float" office:value="26.8">
            <text:p>26.8</text:p>
          </table:table-cell>
          <table:table-cell office:value-type="float" office:value="26.29">
            <text:p>26.29</text:p>
          </table:table-cell>
          <table:table-cell office:value-type="float" office:value="-7828">
            <text:p>-7828</text:p>
          </table:table-cell>
          <table:table-cell office:value-type="float" office:value="139959">
            <text:p>139959</text:p>
          </table:table-cell>
          <table:table-cell office:value-type="float" office:value="37075.02">
            <text:p>37075.02</text:p>
          </table:table-cell>
          <table:table-cell office:value-type="string">
            <text:p>1.35%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223">
            <text:p>2223</text:p>
          </table:table-cell>
          <table:table-cell office:value-type="string">
            <text:p>鱼跃医疗</text:p>
          </table:table-cell>
          <table:table-cell office:value-type="float" office:value="26.61">
            <text:p>26.61</text:p>
          </table:table-cell>
          <table:table-cell office:value-type="float" office:value="-0.29">
            <text:p>-0.29</text:p>
          </table:table-cell>
          <table:table-cell office:value-type="string">
            <text:p>-1.08%</text:p>
          </table:table-cell>
          <table:table-cell office:value-type="float" office:value="26.9">
            <text:p>26.9</text:p>
          </table:table-cell>
          <table:table-cell office:value-type="float" office:value="26.91">
            <text:p>26.91</text:p>
          </table:table-cell>
          <table:table-cell office:value-type="float" office:value="26.99">
            <text:p>26.99</text:p>
          </table:table-cell>
          <table:table-cell office:value-type="float" office:value="26.3">
            <text:p>26.3</text:p>
          </table:table-cell>
          <table:table-cell office:value-type="float" office:value="-3958.6">
            <text:p>-3958.6</text:p>
          </table:table-cell>
          <table:table-cell office:value-type="float" office:value="51119">
            <text:p>51119</text:p>
          </table:table-cell>
          <table:table-cell office:value-type="float" office:value="13583.97">
            <text:p>13583.97</text:p>
          </table:table-cell>
          <table:table-cell office:value-type="string">
            <text:p>1.15%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00763">
            <text:p>600763</text:p>
          </table:table-cell>
          <table:table-cell office:value-type="string">
            <text:p>通策医疗</text:p>
          </table:table-cell>
          <table:table-cell office:value-type="float" office:value="53.06">
            <text:p>53.06</text:p>
          </table:table-cell>
          <table:table-cell office:value-type="float" office:value="-1.01">
            <text:p>-1.01</text:p>
          </table:table-cell>
          <table:table-cell office:value-type="string">
            <text:p>-1.87%</text:p>
          </table:table-cell>
          <table:table-cell office:value-type="float" office:value="54.07">
            <text:p>54.07</text:p>
          </table:table-cell>
          <table:table-cell office:value-type="float" office:value="54.04">
            <text:p>54.04</text:p>
          </table:table-cell>
          <table:table-cell office:value-type="float" office:value="54.1">
            <text:p>54.1</text:p>
          </table:table-cell>
          <table:table-cell office:value-type="float" office:value="52.14">
            <text:p>52.14</text:p>
          </table:table-cell>
          <table:table-cell office:value-type="float" office:value="-303.57">
            <text:p>-303.57</text:p>
          </table:table-cell>
          <table:table-cell office:value-type="float" office:value="9528">
            <text:p>9528</text:p>
          </table:table-cell>
          <table:table-cell office:value-type="float" office:value="5039.32">
            <text:p>5039.32</text:p>
          </table:table-cell>
          <table:table-cell office:value-type="string">
            <text:p>0.59%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00003">
            <text:p>300003</text:p>
          </table:table-cell>
          <table:table-cell office:value-type="string">
            <text:p>乐普医疗</text:p>
          </table:table-cell>
          <table:table-cell office:value-type="float" office:value="24.99">
            <text:p>24.99</text:p>
          </table:table-cell>
          <table:table-cell office:value-type="float" office:value="-0.48">
            <text:p>-0.48</text:p>
          </table:table-cell>
          <table:table-cell office:value-type="string">
            <text:p>-1.88%</text:p>
          </table:table-cell>
          <table:table-cell office:value-type="float" office:value="25.47">
            <text:p>25.47</text:p>
          </table:table-cell>
          <table:table-cell table:number-columns-repeated="2" office:value-type="float" office:value="25.34">
            <text:p>25.34</text:p>
          </table:table-cell>
          <table:table-cell office:value-type="float" office:value="24.95">
            <text:p>24.95</text:p>
          </table:table-cell>
          <table:table-cell office:value-type="float" office:value="-788.65">
            <text:p>-788.65</text:p>
          </table:table-cell>
          <table:table-cell office:value-type="float" office:value="54574">
            <text:p>54574</text:p>
          </table:table-cell>
          <table:table-cell office:value-type="float" office:value="13683.84">
            <text:p>13683.84</text:p>
          </table:table-cell>
          <table:table-cell office:value-type="string">
            <text:p>0.80%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432">
            <text:p>2432</text:p>
          </table:table-cell>
          <table:table-cell office:value-type="string">
            <text:p>九安医疗</text:p>
          </table:table-cell>
          <table:table-cell office:value-type="float" office:value="26.33">
            <text:p>26.33</text:p>
          </table:table-cell>
          <table:table-cell office:value-type="float" office:value="-0.69">
            <text:p>-0.69</text:p>
          </table:table-cell>
          <table:table-cell office:value-type="string">
            <text:p>-2.55%</text:p>
          </table:table-cell>
          <table:table-cell table:number-columns-repeated="2" office:value-type="float" office:value="27.02">
            <text:p>27.02</text:p>
          </table:table-cell>
          <table:table-cell office:value-type="float" office:value="27.2">
            <text:p>27.2</text:p>
          </table:table-cell>
          <table:table-cell office:value-type="float" office:value="26.21">
            <text:p>26.21</text:p>
          </table:table-cell>
          <table:table-cell office:value-type="float" office:value="-5875.34">
            <text:p>-5875.34</text:p>
          </table:table-cell>
          <table:table-cell office:value-type="float" office:value="57568">
            <text:p>57568</text:p>
          </table:table-cell>
          <table:table-cell office:value-type="float" office:value="15281.52">
            <text:p>15281.52</text:p>
          </table:table-cell>
          <table:table-cell office:value-type="string">
            <text:p>1.55%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00314">
            <text:p>300314</text:p>
          </table:table-cell>
          <table:table-cell office:value-type="string">
            <text:p>戴维医疗</text:p>
          </table:table-cell>
          <table:table-cell office:value-type="float" office:value="29.85">
            <text:p>29.85</text:p>
          </table:table-cell>
          <table:table-cell office:value-type="float" office:value="-0.85">
            <text:p>-0.85</text:p>
          </table:table-cell>
          <table:table-cell office:value-type="string">
            <text:p>-2.77%</text:p>
          </table:table-cell>
          <table:table-cell office:value-type="float" office:value="30.7">
            <text:p>30.7</text:p>
          </table:table-cell>
          <table:table-cell office:value-type="float" office:value="31">
            <text:p>31</text:p>
          </table:table-cell>
          <table:table-cell office:value-type="float" office:value="31.3">
            <text:p>31.3</text:p>
          </table:table-cell>
          <table:table-cell office:value-type="float" office:value="29.7">
            <text:p>29.7</text:p>
          </table:table-cell>
          <table:table-cell office:value-type="float" office:value="-2108.1">
            <text:p>-2108.1</text:p>
          </table:table-cell>
          <table:table-cell office:value-type="float" office:value="26127">
            <text:p>26127</text:p>
          </table:table-cell>
          <table:table-cell office:value-type="float" office:value="7941.09">
            <text:p>7941.09</text:p>
          </table:table-cell>
          <table:table-cell office:value-type="string">
            <text:p>6.01%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00238">
            <text:p>300238</text:p>
          </table:table-cell>
          <table:table-cell office:value-type="string">
            <text:p>冠昊生物</text:p>
          </table:table-cell>
          <table:table-cell office:value-type="float" office:value="58">
            <text:p>58</text:p>
          </table:table-cell>
          <table:table-cell office:value-type="float" office:value="-2.66">
            <text:p>-2.66</text:p>
          </table:table-cell>
          <table:table-cell office:value-type="string">
            <text:p>-4.39%</text:p>
          </table:table-cell>
          <table:table-cell office:value-type="float" office:value="60.66">
            <text:p>60.66</text:p>
          </table:table-cell>
          <table:table-cell office:value-type="float" office:value="60.11">
            <text:p>60.11</text:p>
          </table:table-cell>
          <table:table-cell office:value-type="float" office:value="62.48">
            <text:p>62.48</text:p>
          </table:table-cell>
          <table:table-cell office:value-type="float" office:value="58">
            <text:p>58</text:p>
          </table:table-cell>
          <table:table-cell office:value-type="float" office:value="689.5">
            <text:p>689.5</text:p>
          </table:table-cell>
          <table:table-cell office:value-type="float" office:value="21888">
            <text:p>21888</text:p>
          </table:table-cell>
          <table:table-cell office:value-type="float" office:value="13311.57">
            <text:p>13311.57</text:p>
          </table:table-cell>
          <table:table-cell office:value-type="string">
            <text:p>2.56%</text:p>
          </table:table-cell>
          <table:table-cell/>
        </table:table-row>
      </table:table>
      <table:table table:name="工作表2_2" table:style-name="ta1" table:print="false"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8" table:default-cell-style-name="Default"/>
        <table:table-row table:style-name="ro1">
          <table:table-cell table:style-name="ce3" table:formula="of:=CONCATENATE([.B1];[.C1];[.D1];[.E1];[.F1];[.G1];[.H1];[.I1];[.J1];[.K1];[.L1];[.M1];[.N1];[.O1];[.P1];[.Q1];[.R1];[.S1];[.T1];[.U1];[.V1];[.W1];[.X1];[.Y1];[.Z1];[.AA1];[.AB1];[.AC1];[.AD1];[.AE1];[.AF1];[.AG1];[.AH1];[.AI1])" office:value-type="string" office:string-value="&quot;600128&quot;,&quot;600082&quot;,&quot;600895&quot;,&quot;000628&quot;,&quot;000998&quot;,&quot;600736&quot;,&quot;600064&quot;,&quot;000786&quot;,&quot;000917&quot;,&quot;000931&quot;,&quot;600210&quot;,&quot;000661&quot;,&quot;600872&quot;,&quot;600624&quot;,&quot;600862&quot;,&quot;600266&quot;,&quot;600658&quot;,&quot;600783&quot;,&quot;600851&quot;,&quot;000836&quot;,&quot;002673&quot;,&quot;000783&quot;,&quot;600884&quot;,&quot;000686&quot;,&quot;000551&quot;,&quot;000938&quot;,&quot;000532&quot;,&quot;600133&quot;,&quot;000776&quot;,&quot;000728&quot;,&quot;600283&quot;,&quot;601377&quot;,&quot;600635&quot;">
            <text:p>"600128","600082","600895","000628","000998","600736","600064","000786","000917","000931","600210","000661","600872","600624","600862","600266","600658","600783","600851","000836","002673","000783","600884","000686","000551","000938","000532","600133","000776","000728","600283","601377","600635"</text:p>
          </table:table-cell>
          <table:table-cell office:value-type="string">
            <text:p>"600128",</text:p>
          </table:table-cell>
          <table:table-cell office:value-type="string">
            <text:p>"600082",</text:p>
          </table:table-cell>
          <table:table-cell office:value-type="string">
            <text:p>"600895",</text:p>
          </table:table-cell>
          <table:table-cell office:value-type="string">
            <text:p>"000628",</text:p>
          </table:table-cell>
          <table:table-cell office:value-type="string">
            <text:p>"000998",</text:p>
          </table:table-cell>
          <table:table-cell office:value-type="string">
            <text:p>"600736",</text:p>
          </table:table-cell>
          <table:table-cell office:value-type="string">
            <text:p>"600064",</text:p>
          </table:table-cell>
          <table:table-cell office:value-type="string">
            <text:p>"000786",</text:p>
          </table:table-cell>
          <table:table-cell office:value-type="string">
            <text:p>"000917",</text:p>
          </table:table-cell>
          <table:table-cell office:value-type="string">
            <text:p>"000931",</text:p>
          </table:table-cell>
          <table:table-cell office:value-type="string">
            <text:p>"600210",</text:p>
          </table:table-cell>
          <table:table-cell office:value-type="string">
            <text:p>"000661",</text:p>
          </table:table-cell>
          <table:table-cell office:value-type="string">
            <text:p>"600872",</text:p>
          </table:table-cell>
          <table:table-cell office:value-type="string">
            <text:p>"600624",</text:p>
          </table:table-cell>
          <table:table-cell office:value-type="string">
            <text:p>"600862",</text:p>
          </table:table-cell>
          <table:table-cell office:value-type="string">
            <text:p>"600266",</text:p>
          </table:table-cell>
          <table:table-cell office:value-type="string">
            <text:p>"600658",</text:p>
          </table:table-cell>
          <table:table-cell office:value-type="string">
            <text:p>"600783",</text:p>
          </table:table-cell>
          <table:table-cell office:value-type="string">
            <text:p>"600851",</text:p>
          </table:table-cell>
          <table:table-cell office:value-type="string">
            <text:p>"000836",</text:p>
          </table:table-cell>
          <table:table-cell office:value-type="string">
            <text:p>"002673",</text:p>
          </table:table-cell>
          <table:table-cell office:value-type="string">
            <text:p>"000783",</text:p>
          </table:table-cell>
          <table:table-cell office:value-type="string">
            <text:p>"600884",</text:p>
          </table:table-cell>
          <table:table-cell office:value-type="string">
            <text:p>"000686",</text:p>
          </table:table-cell>
          <table:table-cell office:value-type="string">
            <text:p>"000551",</text:p>
          </table:table-cell>
          <table:table-cell office:value-type="string">
            <text:p>"000938",</text:p>
          </table:table-cell>
          <table:table-cell office:value-type="string">
            <text:p>"000532",</text:p>
          </table:table-cell>
          <table:table-cell office:value-type="string">
            <text:p>"600133",</text:p>
          </table:table-cell>
          <table:table-cell office:value-type="string">
            <text:p>"000776",</text:p>
          </table:table-cell>
          <table:table-cell office:value-type="string">
            <text:p>"000728",</text:p>
          </table:table-cell>
          <table:table-cell office:value-type="string">
            <text:p>"600283",</text:p>
          </table:table-cell>
          <table:table-cell office:value-type="string">
            <text:p>"601377",</text:p>
          </table:table-cell>
          <table:table-cell office:value-type="string">
            <text:p>"600635"</text:p>
          </table:table-cell>
        </table:table-row>
        <table:table-row table:style-name="ro1">
          <table:table-cell table:number-columns-repeated="34"/>
        </table:table-row>
        <table:table-row table:style-name="ro1">
          <table:table-cell office:value-type="string">
            <text:p>"</text:p>
          </table:table-cell>
          <table:table-cell office:value-type="string">
            <text:p>600128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3];[.B3];[.C3];[.D3])" office:value-type="string" office:string-value="&quot;600128&quot;,">
            <text:p>"600128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082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4];[.B4];[.C4];[.D4])" office:value-type="string" office:string-value="&quot;600082&quot;,">
            <text:p>"600082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895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5];[.B5];[.C5];[.D5])" office:value-type="string" office:string-value="&quot;600895&quot;,">
            <text:p>"600895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628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6];[.B6];[.C6];[.D6])" office:value-type="string" office:string-value="&quot;000628&quot;,">
            <text:p>"000628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998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7];[.B7];[.C7];[.D7])" office:value-type="string" office:string-value="&quot;000998&quot;,">
            <text:p>"000998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736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8];[.B8];[.C8];[.D8])" office:value-type="string" office:string-value="&quot;600736&quot;,">
            <text:p>"600736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064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9];[.B9];[.C9];[.D9])" office:value-type="string" office:string-value="&quot;600064&quot;,">
            <text:p>"600064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786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0];[.B10];[.C10];[.D10])" office:value-type="string" office:string-value="&quot;000786&quot;,">
            <text:p>"000786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917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1];[.B11];[.C11];[.D11])" office:value-type="string" office:string-value="&quot;000917&quot;,">
            <text:p>"000917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931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2];[.B12];[.C12];[.D12])" office:value-type="string" office:string-value="&quot;000931&quot;,">
            <text:p>"000931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210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3];[.B13];[.C13];[.D13])" office:value-type="string" office:string-value="&quot;600210&quot;,">
            <text:p>"600210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661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4];[.B14];[.C14];[.D14])" office:value-type="string" office:string-value="&quot;000661&quot;,">
            <text:p>"000661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872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5];[.B15];[.C15];[.D15])" office:value-type="string" office:string-value="&quot;600872&quot;,">
            <text:p>"600872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624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6];[.B16];[.C16];[.D16])" office:value-type="string" office:string-value="&quot;600624&quot;,">
            <text:p>"600624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862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7];[.B17];[.C17];[.D17])" office:value-type="string" office:string-value="&quot;600862&quot;,">
            <text:p>"600862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266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8];[.B18];[.C18];[.D18])" office:value-type="string" office:string-value="&quot;600266&quot;,">
            <text:p>"600266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658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9];[.B19];[.C19];[.D19])" office:value-type="string" office:string-value="&quot;600658&quot;,">
            <text:p>"600658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783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0];[.B20];[.C20];[.D20])" office:value-type="string" office:string-value="&quot;600783&quot;,">
            <text:p>"600783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851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1];[.B21];[.C21];[.D21])" office:value-type="string" office:string-value="&quot;600851&quot;,">
            <text:p>"600851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836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2];[.B22];[.C22];[.D22])" office:value-type="string" office:string-value="&quot;000836&quot;,">
            <text:p>"000836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2673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3];[.B23];[.C23];[.D23])" office:value-type="string" office:string-value="&quot;002673&quot;,">
            <text:p>"002673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783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4];[.B24];[.C24];[.D24])" office:value-type="string" office:string-value="&quot;000783&quot;,">
            <text:p>"000783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884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5];[.B25];[.C25];[.D25])" office:value-type="string" office:string-value="&quot;600884&quot;,">
            <text:p>"600884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686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6];[.B26];[.C26];[.D26])" office:value-type="string" office:string-value="&quot;000686&quot;,">
            <text:p>"000686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551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7];[.B27];[.C27];[.D27])" office:value-type="string" office:string-value="&quot;000551&quot;,">
            <text:p>"000551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938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8];[.B28];[.C28];[.D28])" office:value-type="string" office:string-value="&quot;000938&quot;,">
            <text:p>"000938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532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9];[.B29];[.C29];[.D29])" office:value-type="string" office:string-value="&quot;000532&quot;,">
            <text:p>"000532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133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30];[.B30];[.C30];[.D30])" office:value-type="string" office:string-value="&quot;600133&quot;,">
            <text:p>"600133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776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31];[.B31];[.C31];[.D31])" office:value-type="string" office:string-value="&quot;000776&quot;,">
            <text:p>"000776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728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32];[.B32];[.C32];[.D32])" office:value-type="string" office:string-value="&quot;000728&quot;,">
            <text:p>"000728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283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33];[.B33];[.C33];[.D33])" office:value-type="string" office:string-value="&quot;600283&quot;,">
            <text:p>"600283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1377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34];[.B34];[.C34];[.D34])" office:value-type="string" office:string-value="&quot;601377&quot;,">
            <text:p>"601377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635</text:p>
          </table:table-cell>
          <table:table-cell office:value-type="string">
            <text:p>"</text:p>
          </table:table-cell>
          <table:table-cell/>
          <table:table-cell table:formula="of:=CONCATENATE([.A35];[.B35];[.C35];[.D35])" office:value-type="string" office:string-value="&quot;600635&quot;">
            <text:p>"600635"</text:p>
          </table:table-cell>
          <table:table-cell table:number-columns-repeated="29"/>
        </table:table-row>
        <table:table-row table:style-name="ro1" table:number-rows-repeated="10">
          <table:table-cell table:number-columns-repeated="34"/>
        </table:table-row>
        <table:table-row table:style-name="ro1">
          <table:table-cell table:formula="of:=CONCATENATE([.B46];[.C46];[.D46];[.E46];[.F46];[.G46];[.H46])">
            <text:p/>
          </table:table-cell>
          <table:table-cell table:number-columns-repeated="7"/>
          <table:table-cell table:number-columns-repeated="26"/>
        </table:table-row>
      </table:table>
      <table:database-ranges>
        <table:database-range table:target-range-address="temp.A1:temp.O5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12/01/2014</text:date>, <text:time>18:40:25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le1-g </meta:initial-creator>
    <meta:creation-date>2014-11-25T09:12:35.92</meta:creation-date>
    <meta:generator>OpenOffice/4.1.1$Win32 OpenOffice.org_project/411m6$Build-9775</meta:generator>
    <dc:date>2014-12-01T18:40:25.97</dc:date>
    <dc:creator>AAA AAA</dc:creator>
    <meta:editing-duration>P2DT3H25M50S</meta:editing-duration>
    <meta:editing-cycles>10</meta:editing-cycles>
    <meta:document-statistic meta:table-count="5" meta:cell-count="2272" meta:object-count="52"/>
  </office:meta>
</office:document-meta>
</file>